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Sans" svg:font-family="Sa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012cm"/>
    </style:style>
    <style:style style:name="co3" style:family="table-column">
      <style:table-column-properties fo:break-before="auto" style:column-width="5.521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0.554cm"/>
    </style:style>
    <style:style style:name="co6" style:family="table-column">
      <style:table-column-properties fo:break-before="auto" style:column-width="1.70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1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4.939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2.247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3.014cm"/>
    </style:style>
    <style:style style:name="co18" style:family="table-column">
      <style:table-column-properties fo:break-before="auto" style:column-width="9.712cm"/>
    </style:style>
    <style:style style:name="co19" style:family="table-column">
      <style:table-column-properties fo:break-before="auto" style:column-width="5.884cm"/>
    </style:style>
    <style:style style:name="co20" style:family="table-column">
      <style:table-column-properties fo:break-before="auto" style:column-width="4.994cm"/>
    </style:style>
    <style:style style:name="co21" style:family="table-column">
      <style:table-column-properties fo:break-before="auto" style:column-width="9.001cm"/>
    </style:style>
    <style:style style:name="co22" style:family="table-column">
      <style:table-column-properties fo:break-before="auto" style:column-width="23.107cm"/>
    </style:style>
    <style:style style:name="co23" style:family="table-column">
      <style:table-column-properties fo:break-before="auto" style:column-width="13.811cm"/>
    </style:style>
    <style:style style:name="co24" style:family="table-column">
      <style:table-column-properties fo:break-before="auto" style:column-width="2.057cm"/>
    </style:style>
    <style:style style:name="co25" style:family="table-column">
      <style:table-column-properties fo:break-before="auto" style:column-width="1.429cm"/>
    </style:style>
    <style:style style:name="co26" style:family="table-column">
      <style:table-column-properties fo:break-before="auto" style:column-width="0.937cm"/>
    </style:style>
    <style:style style:name="co27" style:family="table-column">
      <style:table-column-properties fo:break-before="auto" style:column-width="18.814cm"/>
    </style:style>
    <style:style style:name="co28" style:family="table-column">
      <style:table-column-properties fo:break-before="auto" style:column-width="1.319cm"/>
    </style:style>
    <style:style style:name="co29" style:family="table-column">
      <style:table-column-properties fo:break-before="auto" style:column-width="2.986cm"/>
    </style:style>
    <style:style style:name="co30" style:family="table-column">
      <style:table-column-properties fo:break-before="auto" style:column-width="1.475cm"/>
    </style:style>
    <style:style style:name="co31" style:family="table-column">
      <style:table-column-properties fo:break-before="auto" style:column-width="1.42cm"/>
    </style:style>
    <style:style style:name="co32" style:family="table-column">
      <style:table-column-properties fo:break-before="auto" style:column-width="3.034cm"/>
    </style:style>
    <style:style style:name="co33" style:family="table-column">
      <style:table-column-properties fo:break-before="auto" style:column-width="1.365cm"/>
    </style:style>
    <style:style style:name="co34" style:family="table-column">
      <style:table-column-properties fo:break-before="auto" style:column-width="1.311cm"/>
    </style:style>
    <style:style style:name="co35" style:family="table-column">
      <style:table-column-properties fo:break-before="auto" style:column-width="1.284cm"/>
    </style:style>
    <style:style style:name="co36" style:family="table-column">
      <style:table-column-properties fo:break-before="auto" style:column-width="12.28cm"/>
    </style:style>
    <style:style style:name="co37" style:family="table-column">
      <style:table-column-properties fo:break-before="auto" style:column-width="1.401cm"/>
    </style:style>
    <style:style style:name="co38" style:family="table-column">
      <style:table-column-properties fo:break-before="auto" style:column-width="2.905cm"/>
    </style:style>
    <style:style style:name="co39" style:family="table-column">
      <style:table-column-properties fo:break-before="auto" style:column-width="19.225cm"/>
    </style:style>
    <style:style style:name="co40" style:family="table-column">
      <style:table-column-properties fo:break-before="auto" style:column-width="12.554cm"/>
    </style:style>
    <style:style style:name="co41" style:family="table-column">
      <style:table-column-properties fo:break-before="auto" style:column-width="6.786cm"/>
    </style:style>
    <style:style style:name="co42" style:family="table-column">
      <style:table-column-properties fo:break-before="auto" style:column-width="4.491cm"/>
    </style:style>
    <style:style style:name="co43" style:family="table-column">
      <style:table-column-properties fo:break-before="auto" style:column-width="7.77cm"/>
    </style:style>
    <style:style style:name="co44" style:family="table-column">
      <style:table-column-properties fo:break-before="auto" style:column-width="7.661cm"/>
    </style:style>
    <style:style style:name="co45" style:family="table-column">
      <style:table-column-properties fo:break-before="auto" style:column-width="0.908cm"/>
    </style:style>
    <style:style style:name="co46" style:family="table-column">
      <style:table-column-properties fo:break-before="auto" style:column-width="11.407cm"/>
    </style:style>
    <style:style style:name="co47" style:family="table-column">
      <style:table-column-properties fo:break-before="auto" style:column-width="3.588cm"/>
    </style:style>
    <style:style style:name="co48" style:family="table-column">
      <style:table-column-properties fo:break-before="auto" style:column-width="7.059cm"/>
    </style:style>
    <style:style style:name="co49" style:family="table-column">
      <style:table-column-properties fo:break-before="auto" style:column-width="6.895cm"/>
    </style:style>
    <style:style style:name="co50" style:family="table-column">
      <style:table-column-properties fo:break-before="auto" style:column-width="2.604cm"/>
    </style:style>
    <style:style style:name="co51" style:family="table-column">
      <style:table-column-properties fo:break-before="auto" style:column-width="0.963cm"/>
    </style:style>
    <style:style style:name="co52" style:family="table-column">
      <style:table-column-properties fo:break-before="auto" style:column-width="14.769cm"/>
    </style:style>
    <style:style style:name="co53" style:family="table-column">
      <style:table-column-properties fo:break-before="auto" style:column-width="2.796cm"/>
    </style:style>
    <style:style style:name="co54" style:family="table-column">
      <style:table-column-properties fo:break-before="auto" style:column-width="1.554cm"/>
    </style:style>
    <style:style style:name="co55" style:family="table-column">
      <style:table-column-properties fo:break-before="auto" style:column-width="2.581cm"/>
    </style:style>
    <style:style style:name="co56" style:family="table-column">
      <style:table-column-properties fo:break-before="auto" style:column-width="2.108cm"/>
    </style:style>
    <style:style style:name="co57" style:family="table-column">
      <style:table-column-properties fo:break-before="auto" style:column-width="2.496cm"/>
    </style:style>
    <style:style style:name="co58" style:family="table-column">
      <style:table-column-properties fo:break-before="auto" style:column-width="7.243cm"/>
    </style:style>
    <style:style style:name="co59" style:family="table-column">
      <style:table-column-properties fo:break-before="auto" style:column-width="20.837cm"/>
    </style:style>
    <style:style style:name="co60" style:family="table-column">
      <style:table-column-properties fo:break-before="auto" style:column-width="3.205cm"/>
    </style:style>
    <style:style style:name="co61" style:family="table-column">
      <style:table-column-properties fo:break-before="auto" style:column-width="0.799cm"/>
    </style:style>
    <style:style style:name="co62" style:family="table-column">
      <style:table-column-properties fo:break-before="auto" style:column-width="1.046cm"/>
    </style:style>
    <style:style style:name="ro1" style:family="table-row">
      <style:table-row-properties style:row-height="1.84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solid" svg:stroke-width="0.026cm" svg:stroke-color="#000000" draw:marker-start="Extrémité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Lucida Sans Unicode'" style:font-family-generic-asian="system" style:font-pitch-asian="variable" style:font-size-asian="8pt" style:language-asian="zxx" style:country-asian="none" style:font-style-asian="normal" style:font-weight-asian="bold" style:font-family-complex="'Times New Roman'" style:font-family-generic-complex="roman" style:font-size-complex="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Lucida Sans Unicode'" style:font-family-generic-asian="system" style:font-pitch-asian="variable" style:font-size-asian="8pt" style:language-asian="fr" style:country-asian="FR" style:font-style-asian="normal" style:font-weight-asian="bold" style:font-family-complex="'Times New Roman'" style:font-family-generic-complex="roman" style:font-size-complex="8pt" style:language-complex="fr" style:country-complex="FR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ntrô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N° de contrôle</text:p>
          </table:table-cell>
          <table:table-cell table:style-name="ce1" office:value-type="string">
            <text:p>message d'alerte</text:p>
          </table:table-cell>
          <table:table-cell table:style-name="ce1" office:value-type="string">
            <text:p>écriture du contrôle</text:p>
          </table:table-cell>
          <table:table-cell table:style-name="ce1" office:value-type="string">
            <office:annotation draw:style-name="gr1" draw:text-style-name="P1" svg:width="5.765cm" svg:height="1.765cm" svg:x="9.035cm" svg:y="0cm" draw:caption-point-x="13.197cm" draw:caption-point-y="0.011cm">
              <dc:date>2006-11-17T00:00:00</dc:date>
              <text:p text:style-name="P1"><text:span text:style-name="T1">PMo:* force du contrôle : un contrôle de force 1 déclenche l'affichage du message d'alerte mais n'empêche pas la validation ; un contrôle de force 2 déclenche l'affichage du message d'alerte et empêche la validation</text:span></text:p>
              <text:p text:style-name="P1"><text:span text:style-name="T2"/></text:p>
            </office:annotation>
            <text:p>force du contrôle</text:p>
            <text:p>1=alerte, </text:p>
            <text:p>2=contrôle bloquant </text:p>
          </table:table-cell>
          <table:table-cell table:style-name="ce3" office:value-type="string">
            <text:p>page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C</text:p>
          </table:table-cell>
          <table:table-cell office:value-type="string">
            <text:p>E85X / E13X = prix moyen d'un livre</text:p>
          </table:table-cell>
          <table:table-cell office:value-type="string">
            <text:p>E85X / E13X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2">
          <table:table-cell office:value-type="string">
            <text:p>D</text:p>
          </table:table-cell>
          <table:table-cell office:value-type="string">
            <text:p>E88X / E16X <text:s/>= prix moyen d'un phonogramme</text:p>
          </table:table-cell>
          <table:table-cell office:value-type="string">
            <text:p>E88X / E16X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2">
          <table:table-cell office:value-type="string">
            <text:p>E</text:p>
          </table:table-cell>
          <table:table-cell office:value-type="string">
            <text:p>E91X / E19X = prix moyen d'un vidéogramme</text:p>
          </table:table-cell>
          <table:table-cell office:value-type="string">
            <text:p>E91X / E19X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2">
          <table:table-cell office:value-type="string">
            <text:p>F</text:p>
          </table:table-cell>
          <table:table-cell office:value-type="string">
            <text:p>E94X / E22X = prix moyen d'un cédérom</text:p>
          </table:table-cell>
          <table:table-cell office:value-type="string">
            <text:p>E94X / E22X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2">
          <table:table-cell office:value-type="string">
            <text:p>G</text:p>
          </table:table-cell>
          <table:table-cell office:value-type="string">
            <text:p>E98X - 10% &lt;= A12 &lt;= E98X +10 % : variation <text:s/>+/- 10 % des dépenses documentaires</text:p>
          </table:table-cell>
          <table:table-cell office:value-type="string">
            <text:p>int(E98X) * 0.9 &lt; A12 &lt; int(E98X) * 1.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H</text:p>
          </table:table-cell>
          <table:table-cell table:style-name="ce2" office:value-type="string">
            <text:p>12 : L'adresse du site Internet doit être renseigné</text:p>
          </table:table-cell>
          <table:table-cell table:style-name="ce2" office:value-type="string">
            <text:p>SI(H11, locals()['12'] != ''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9"/>
        </table:table-row>
      </table:table>
      <table:table table:name="Dico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6" table:default-cell-style-name="Default"/>
        <table:table-row table:style-name="ro4">
          <table:table-cell table:style-name="ce5" office:value-type="string">
            <text:p>Variabl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Formulaire (par défaut BM)</text:p>
          </table:table-cell>
          <table:table-cell table:style-name="ce5" office:value-type="string">
            <text:p>page</text:p>
          </table:table-cell>
          <table:table-cell table:style-name="ce5" office:value-type="string">
            <text:p>type</text:p>
          </table:table-cell>
          <table:table-cell table:style-name="ce8" office:value-type="string">
            <text:p>Représentation (par défaut INPUT TEXT)</text:p>
          </table:table-cell>
          <table:table-cell table:style-name="ce8" office:value-type="string">
            <text:p>Taille de champs de saisie (par défaut identique à Représentation)</text:p>
          </table:table-cell>
          <table:table-cell table:style-name="ce5" office:value-type="string">
            <text:p>valeurs autorisées / modalités</text:p>
          </table:table-cell>
          <table:table-cell table:style-name="ce5" office:value-type="string">
            <text:p>Obligatoire (par défaut OUI)</text:p>
          </table:table-cell>
          <table:table-cell table:style-name="ce5" office:value-type="string">
            <text:p>Non Modifiable (par défaut NON)</text:p>
          </table:table-cell>
          <table:table-cell table:style-name="ce5" office:value-type="string">
            <text:p>SOMME</text:p>
          </table:table-cell>
          <table:table-cell table:style-name="ce8" office:value-type="string">
            <text:p>DEPENDANCES</text:p>
          </table:table-cell>
          <table:table-cell table:style-name="ce8" office:value-type="string">
            <text:p>Abrégé (A) / Complet (C) / Les deux (AC) (AC par défaut)</text:p>
          </table:table-cell>
          <table:table-cell table:style-name="ce8" office:value-type="string">
            <text:p>initialisation <text:s/>(par défaut aucune)</text:p>
          </table:table-cell>
          <table:table-cell table:style-name="ce8" office:value-type="string">
            <text:p>Nom variable n-1 dans ADRESSE09</text:p>
          </table:table-cell>
          <table:table-cell table:style-name="ce5" table:number-columns-repeated="1006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6" office:value-type="string">
            <text:p>Copie de code UA pour affichage page 0</text:p>
          </table:table-cell>
          <table:table-cell table:style-name="ce6" office:value-type="string">
            <text:p>BDP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Int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6"/>
          <table:table-cell table:style-name="ce13"/>
          <table:table-cell table:style-name="ce6" office:value-type="string">
            <text:p>OUI</text:p>
          </table:table-cell>
          <table:table-cell table:style-name="ce6" table:number-columns-repeated="3"/>
          <table:table-cell table:style-name="ce6" office:value-type="string">
            <text:p>n-1</text:p>
          </table:table-cell>
          <table:table-cell table:style-name="ce11" office:value-type="string">
            <text:p>code_bib</text:p>
          </table:table-cell>
          <table:table-cell table:style-name="ce6" table:number-columns-repeated="100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m 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1"/>
          <table:table-cell/>
          <table:table-cell table:style-name="ce11"/>
          <table:table-cell table:number-columns-repeated="4"/>
          <table:table-cell table:style-name="ce6" office:value-type="string">
            <text:p>n-1</text:p>
          </table:table-cell>
          <table:table-cell table:style-name="ce11" office:value-type="string">
            <text:p>libelle1</text:p>
          </table:table-cell>
          <table:table-cell table:number-columns-repeated="100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om (suite)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1"/>
          <table:table-cell/>
          <table:table-cell table:style-name="ce11" office:value-type="string">
            <text:p>N</text:p>
          </table:table-cell>
          <table:table-cell table:number-columns-repeated="4"/>
          <table:table-cell table:style-name="ce6" office:value-type="string">
            <text:p>n-1</text:p>
          </table:table-cell>
          <table:table-cell table:style-name="ce11" office:value-type="string">
            <text:p>libelle2</text:p>
          </table:table-cell>
          <table:table-cell table:number-columns-repeated="100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omplément d'adress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1"/>
          <table:table-cell/>
          <table:table-cell table:style-name="ce11" office:value-type="string">
            <text:p>N</text:p>
          </table:table-cell>
          <table:table-cell table:number-columns-repeated="4"/>
          <table:table-cell table:style-name="ce6" office:value-type="string">
            <text:p>n-1</text:p>
          </table:table-cell>
          <table:table-cell table:style-name="ce11" office:value-type="string">
            <text:p>local </text:p>
          </table:table-cell>
          <table:table-cell table:number-columns-repeated="100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N°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style-name="ce11"/>
          <table:table-cell/>
          <table:table-cell table:style-name="ce11" office:value-type="string">
            <text:p>N</text:p>
          </table:table-cell>
          <table:table-cell table:number-columns-repeated="4"/>
          <table:table-cell table:style-name="ce6" office:value-type="string">
            <text:p>n-1</text:p>
          </table:table-cell>
          <table:table-cell table:style-name="ce11" office:value-type="string">
            <text:p>voie_num</text:p>
          </table:table-cell>
          <table:table-cell table:number-columns-repeated="1006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ype voi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/>
          <table:table-cell table:style-name="ce11" office:value-type="string">
            <text:p>N</text:p>
          </table:table-cell>
          <table:table-cell table:number-columns-repeated="4"/>
          <table:table-cell table:style-name="ce6" office:value-type="string">
            <text:p>n-1</text:p>
          </table:table-cell>
          <table:table-cell table:style-name="ce11" office:value-type="string">
            <text:p>voie_type</text:p>
          </table:table-cell>
          <table:table-cell table:number-columns-repeated="100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Nom voi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1"/>
          <table:table-cell/>
          <table:table-cell table:style-name="ce11" office:value-type="string">
            <text:p>N</text:p>
          </table:table-cell>
          <table:table-cell table:number-columns-repeated="4"/>
          <table:table-cell table:style-name="ce6" office:value-type="string">
            <text:p>n-1</text:p>
          </table:table-cell>
          <table:table-cell table:style-name="ce11" office:value-type="string">
            <text:p>voie_nom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ode postal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digit</text:p>
          </table:table-cell>
          <table:table-cell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/>
          <table:table-cell table:style-name="ce11" office:value-type="string">
            <text:p><text:s/></text:p>
          </table:table-cell>
          <table:table-cell table:number-columns-repeated="4"/>
          <table:table-cell table:style-name="ce6" office:value-type="string">
            <text:p>n-1</text:p>
          </table:table-cell>
          <table:table-cell table:style-name="ce11" office:value-type="string">
            <text:p>cpbiblio</text:p>
          </table:table-cell>
          <table:table-cell table:number-columns-repeated="100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ill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/>
          <table:table-cell table:style-name="ce11" office:value-type="string">
            <text:p><text:s/></text:p>
          </table:table-cell>
          <table:table-cell table:number-columns-repeated="4"/>
          <table:table-cell table:style-name="ce6" office:value-type="string">
            <text:p>n-1</text:p>
          </table:table-cell>
          <table:table-cell table:style-name="ce11" office:value-type="string">
            <text:p>ville</text:p>
          </table:table-cell>
          <table:table-cell table:number-columns-repeated="100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edex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11" office:value-type="string">
            <text:p>N</text:p>
          </table:table-cell>
          <table:table-cell table:number-columns-repeated="4"/>
          <table:table-cell table:style-name="ce6" office:value-type="string">
            <text:p>n-1</text:p>
          </table:table-cell>
          <table:table-cell table:style-name="ce11" office:value-type="string">
            <text:p>cedexb</text:p>
          </table:table-cell>
          <table:table-cell table:number-columns-repeated="100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om et prénom du directeur ou du directeur par intérim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7"/>
          <table:table-cell table:style-name="ce6" office:value-type="string">
            <text:p>n-1</text:p>
          </table:table-cell>
          <table:table-cell table:style-name="ce11" office:value-type="string">
            <text:p>directeu</text:p>
          </table:table-cell>
          <table:table-cell table:number-columns-repeated="100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tatut et Grade du Directeur ou du directeur par intérim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7"/>
          <table:table-cell table:style-name="ce6" office:value-type="string">
            <text:p>n-1</text:p>
          </table:table-cell>
          <table:table-cell table:style-name="ce11" office:value-type="string">
            <text:p>st_dir</text:p>
          </table:table-cell>
          <table:table-cell table:number-columns-repeated="1006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Téléphone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digit</text:p>
          </table:table-cell>
          <table:table-cell office:value-type="float" office:value="10">
            <text:p>10</text:p>
          </table:table-cell>
          <table:table-cell/>
          <table:table-cell table:style-name="ce12" office:value-type="string">
            <text:p>0xxxxxxxxx</text:p>
          </table:table-cell>
          <table:table-cell table:number-columns-repeated="5"/>
          <table:table-cell table:style-name="ce6" office:value-type="string">
            <text:p>n-1</text:p>
          </table:table-cell>
          <table:table-cell table:style-name="ce11" office:value-type="string">
            <text:p>tele</text:p>
          </table:table-cell>
          <table:table-cell table:number-columns-repeated="100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Fax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table:style-name="ce7" office:value-type="string">
            <text:p>digit</text:p>
          </table:table-cell>
          <table:table-cell table:style-name="ce9" office:value-type="float" office:value="10">
            <text:p>10</text:p>
          </table:table-cell>
          <table:table-cell/>
          <table:table-cell table:style-name="ce12" office:value-type="string">
            <text:p>0xxxxxxxxx</text:p>
          </table:table-cell>
          <table:table-cell table:number-columns-repeated="5"/>
          <table:table-cell table:style-name="ce6" office:value-type="string">
            <text:p>n-1</text:p>
          </table:table-cell>
          <table:table-cell table:style-name="ce11" office:value-type="string">
            <text:p>fax</text:p>
          </table:table-cell>
          <table:table-cell table:number-columns-repeated="100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ourriel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7"/>
          <table:table-cell table:style-name="ce6"/>
          <table:table-cell table:style-name="ce11"/>
          <table:table-cell table:number-columns-repeated="100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ite Internet</text:p>
          </table:table-cell>
          <table:table-cell office:value-type="string">
            <text:p>BDP</text:p>
          </table:table-cell>
          <table:table-cell office:value-type="float" office:value="0">
            <text:p>0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7"/>
          <table:table-cell table:style-name="ce6" office:value-type="string">
            <text:p>n-1</text:p>
          </table:table-cell>
          <table:table-cell table:style-name="ce11" office:value-type="string">
            <text:p>www</text:p>
          </table:table-cell>
          <table:table-cell table:number-columns-repeated="1006"/>
        </table:table-row>
        <table:table-row table:style-name="ro2">
          <table:table-cell office:value-type="string">
            <text:p>A11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12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13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14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15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16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17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A11+A12+A13+A14+A15+A16+A18</text:p>
          </table:table-cell>
          <table:table-cell table:number-columns-repeated="1010"/>
        </table:table-row>
        <table:table-row table:style-name="ro2">
          <table:table-cell office:value-type="string">
            <text:p>A18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21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22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23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24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A21+A22+A23</text:p>
          </table:table-cell>
          <table:table-cell table:number-columns-repeated="1010"/>
        </table:table-row>
        <table:table-row table:style-name="ro2">
          <table:table-cell office:value-type="string">
            <text:p>A31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A32</text:p>
          </table:table-cell>
          <table:table-cell/>
          <table:table-cell office:value-type="string">
            <text:p>BDP</text:p>
          </table:table-cell>
          <table:table-cell office:value-type="string">
            <text:p>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1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1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1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11X+B11Y</text:p>
          </table:table-cell>
          <table:table-cell table:number-columns-repeated="1010"/>
        </table:table-row>
        <table:table-row table:style-name="ro2">
          <table:table-cell office:value-type="string">
            <text:p>B12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2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2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12X+B12Y</text:p>
          </table:table-cell>
          <table:table-cell table:number-columns-repeated="1010"/>
        </table:table-row>
        <table:table-row table:style-name="ro2">
          <table:table-cell office:value-type="string">
            <text:p>B13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3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3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13X+B13Y</text:p>
          </table:table-cell>
          <table:table-cell table:number-columns-repeated="1010"/>
        </table:table-row>
        <table:table-row table:style-name="ro2">
          <table:table-cell office:value-type="string">
            <text:p>B14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5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B16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6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16Z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16X+B16Y</text:p>
          </table:table-cell>
          <table:table-cell table:number-columns-repeated="1010"/>
        </table:table-row>
        <table:table-row table:style-name="ro2">
          <table:table-cell office:value-type="string">
            <text:p>B21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22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23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31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B32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B31</text:p>
          </table:table-cell>
          <table:table-cell table:number-columns-repeated="1009"/>
        </table:table-row>
        <table:table-row table:style-name="ro2">
          <table:table-cell office:value-type="string">
            <text:p>B33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B34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B33</text:p>
          </table:table-cell>
          <table:table-cell table:number-columns-repeated="1009"/>
        </table:table-row>
        <table:table-row table:style-name="ro2">
          <table:table-cell office:value-type="string">
            <text:p>B35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B33</text:p>
          </table:table-cell>
          <table:table-cell table:number-columns-repeated="1009"/>
        </table:table-row>
        <table:table-row table:style-name="ro2">
          <table:table-cell office:value-type="string">
            <text:p>B36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36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37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37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B38X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36X+B37X</text:p>
          </table:table-cell>
          <table:table-cell table:number-columns-repeated="1010"/>
        </table:table-row>
        <table:table-row table:style-name="ro2">
          <table:table-cell office:value-type="string">
            <text:p>B38Y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36Y+B37Y</text:p>
          </table:table-cell>
          <table:table-cell table:number-columns-repeated="1010"/>
        </table:table-row>
        <table:table-row table:style-name="ro2">
          <table:table-cell office:value-type="string">
            <text:p>B39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B41</text:p>
          </table:table-cell>
          <table:table-cell table:number-columns-repeated="1009"/>
        </table:table-row>
        <table:table-row table:style-name="ro2">
          <table:table-cell office:value-type="string">
            <text:p>B40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B41</text:p>
          </table:table-cell>
          <table:table-cell table:number-columns-repeated="1009"/>
        </table:table-row>
        <table:table-row table:style-name="ro2">
          <table:table-cell office:value-type="string">
            <text:p>B41</text:p>
          </table:table-cell>
          <table:table-cell/>
          <table:table-cell office:value-type="string">
            <text:p>BDP</text:p>
          </table:table-cell>
          <table:table-cell office:value-type="string">
            <text:p>B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C11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1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1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1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1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1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1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2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2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2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2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2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2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2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3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3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3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3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3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3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3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4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4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4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4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4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4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4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7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7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7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7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7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17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17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1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1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21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1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1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21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1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2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2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22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2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2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22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2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3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3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23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3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3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23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23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1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1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31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1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1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31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1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2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2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32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2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2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32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2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3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3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33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3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3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33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3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4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4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34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4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4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1015"/>
        </table:table-row>
        <table:table-row table:style-name="ro2">
          <table:table-cell office:value-type="string">
            <text:p>C34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34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41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41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41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41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41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42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42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42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C43S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S+C12S+C13S+C14S+C17S+C21S+C22S+C23S+C31S+C33S+C41S+C42S</text:p>
          </table:table-cell>
          <table:table-cell table:number-columns-repeated="1010"/>
        </table:table-row>
        <table:table-row table:style-name="ro2">
          <table:table-cell office:value-type="string">
            <text:p>C43T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4"/>
          <table:table-cell office:value-type="string">
            <text:p>C11T+C12T+C13T+C14T+C17T+C21T+C22T+C23T+C31T+C33T</text:p>
          </table:table-cell>
          <table:table-cell table:number-columns-repeated="1010"/>
        </table:table-row>
        <table:table-row table:style-name="ro2">
          <table:table-cell office:value-type="string">
            <text:p>C43U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U+C12U+C13U+C14U+C17U+C21U+C22U+C23U+C31U+C33U+C41U</text:p>
          </table:table-cell>
          <table:table-cell table:number-columns-repeated="1010"/>
        </table:table-row>
        <table:table-row table:style-name="ro2">
          <table:table-cell office:value-type="string">
            <text:p>C43W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W+C12W+C13W+C14W+C17W+C21W+C22W+C23W+C31W+C33W+C41W+C42W</text:p>
          </table:table-cell>
          <table:table-cell table:number-columns-repeated="1010"/>
        </table:table-row>
        <table:table-row table:style-name="ro2">
          <table:table-cell office:value-type="string">
            <text:p>C43X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Dec</text:p>
          </table:table-cell>
          <table:table-cell office:value-type="float" office:value="5.2">
            <text:p>5,2</text:p>
          </table:table-cell>
          <table:table-cell table:number-columns-repeated="4"/>
          <table:table-cell office:value-type="string">
            <text:p>C11X+C12X+C13X+C14X+C17X+C21X+C22X+C23X+C31X+C33X</text:p>
          </table:table-cell>
          <table:table-cell table:number-columns-repeated="1010"/>
        </table:table-row>
        <table:table-row table:style-name="ro2">
          <table:table-cell office:value-type="string">
            <text:p>C43Y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Y+C12Y+C13Y+C14Y+C17Y+C21Y+C22Y+C23Y+C31Y+C33Y+C41Y</text:p>
          </table:table-cell>
          <table:table-cell table:number-columns-repeated="1010"/>
        </table:table-row>
        <table:table-row table:style-name="ro2">
          <table:table-cell office:value-type="string">
            <text:p>C43Z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11Z+C12Z+C13Z+C14Z+C17Z+C21Z+C22Z+C23Z+C31Z+C33Z+C41Z+C42Z</text:p>
          </table:table-cell>
          <table:table-cell table:number-columns-repeated="1010"/>
        </table:table-row>
        <table:table-row table:style-name="ro2">
          <table:table-cell office:value-type="string">
            <text:p>CV</text:p>
          </table:table-cell>
          <table:table-cell/>
          <table:table-cell office:value-type="string">
            <text:p>BDP</text:p>
          </table:table-cell>
          <table:table-cell office:value-type="string">
            <text:p>C</text:p>
          </table:table-cell>
          <table:table-cell office:value-type="string">
            <text:p>EnumCV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D11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1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1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1X+D11Y</text:p>
          </table:table-cell>
          <table:table-cell table:number-columns-repeated="1010"/>
        </table:table-row>
        <table:table-row table:style-name="ro2">
          <table:table-cell office:value-type="string">
            <text:p>D12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2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2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2X+D12Y</text:p>
          </table:table-cell>
          <table:table-cell table:number-columns-repeated="1010"/>
        </table:table-row>
        <table:table-row table:style-name="ro2">
          <table:table-cell office:value-type="string">
            <text:p>D13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1X+D12X</text:p>
          </table:table-cell>
          <table:table-cell table:number-columns-repeated="1010"/>
        </table:table-row>
        <table:table-row table:style-name="ro2">
          <table:table-cell office:value-type="string">
            <text:p>D13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1Y+D12Y</text:p>
          </table:table-cell>
          <table:table-cell table:number-columns-repeated="1010"/>
        </table:table-row>
        <table:table-row table:style-name="ro2">
          <table:table-cell office:value-type="string">
            <text:p>D13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3X+D13Y</text:p>
          </table:table-cell>
          <table:table-cell table:number-columns-repeated="1010"/>
        </table:table-row>
        <table:table-row table:style-name="ro2">
          <table:table-cell office:value-type="string">
            <text:p>D14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4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4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4X+D14Y</text:p>
          </table:table-cell>
          <table:table-cell table:number-columns-repeated="1010"/>
        </table:table-row>
        <table:table-row table:style-name="ro2">
          <table:table-cell office:value-type="string">
            <text:p>D15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5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5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5X+D15Y</text:p>
          </table:table-cell>
          <table:table-cell table:number-columns-repeated="1010"/>
        </table:table-row>
        <table:table-row table:style-name="ro2">
          <table:table-cell office:value-type="string">
            <text:p>D16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4X+D15X</text:p>
          </table:table-cell>
          <table:table-cell table:number-columns-repeated="1010"/>
        </table:table-row>
        <table:table-row table:style-name="ro2">
          <table:table-cell office:value-type="string">
            <text:p>D16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4Y+D15Y</text:p>
          </table:table-cell>
          <table:table-cell table:number-columns-repeated="1010"/>
        </table:table-row>
        <table:table-row table:style-name="ro2">
          <table:table-cell office:value-type="string">
            <text:p>D16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4Z+D15Z</text:p>
          </table:table-cell>
          <table:table-cell table:number-columns-repeated="1010"/>
        </table:table-row>
        <table:table-row table:style-name="ro2">
          <table:table-cell office:value-type="string">
            <text:p>D17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7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7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7X+D17Y</text:p>
          </table:table-cell>
          <table:table-cell table:number-columns-repeated="1010"/>
        </table:table-row>
        <table:table-row table:style-name="ro2">
          <table:table-cell office:value-type="string">
            <text:p>D18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8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18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8X+D18Y</text:p>
          </table:table-cell>
          <table:table-cell table:number-columns-repeated="1010"/>
        </table:table-row>
        <table:table-row table:style-name="ro2">
          <table:table-cell office:value-type="string">
            <text:p>D19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7X+D18X</text:p>
          </table:table-cell>
          <table:table-cell table:number-columns-repeated="1010"/>
        </table:table-row>
        <table:table-row table:style-name="ro2">
          <table:table-cell office:value-type="string">
            <text:p>D19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7Y+D18Y</text:p>
          </table:table-cell>
          <table:table-cell table:number-columns-repeated="1010"/>
        </table:table-row>
        <table:table-row table:style-name="ro2">
          <table:table-cell office:value-type="string">
            <text:p>D19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17Z+D18Z</text:p>
          </table:table-cell>
          <table:table-cell table:number-columns-repeated="1010"/>
        </table:table-row>
        <table:table-row table:style-name="ro2">
          <table:table-cell office:value-type="string">
            <text:p>D20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20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20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0X+D20Y</text:p>
          </table:table-cell>
          <table:table-cell table:number-columns-repeated="1010"/>
        </table:table-row>
        <table:table-row table:style-name="ro2">
          <table:table-cell office:value-type="string">
            <text:p>D21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21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21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1X+D21Y</text:p>
          </table:table-cell>
          <table:table-cell table:number-columns-repeated="1010"/>
        </table:table-row>
        <table:table-row table:style-name="ro2">
          <table:table-cell office:value-type="string">
            <text:p>D22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0X+D21X</text:p>
          </table:table-cell>
          <table:table-cell table:number-columns-repeated="1010"/>
        </table:table-row>
        <table:table-row table:style-name="ro2">
          <table:table-cell office:value-type="string">
            <text:p>D22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0Y+D21Y</text:p>
          </table:table-cell>
          <table:table-cell table:number-columns-repeated="1010"/>
        </table:table-row>
        <table:table-row table:style-name="ro2">
          <table:table-cell office:value-type="string">
            <text:p>D22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2X+D22Y</text:p>
          </table:table-cell>
          <table:table-cell table:number-columns-repeated="1010"/>
        </table:table-row>
        <table:table-row table:style-name="ro2">
          <table:table-cell office:value-type="string">
            <text:p>D23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23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23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3X+D23Y</text:p>
          </table:table-cell>
          <table:table-cell table:number-columns-repeated="1010"/>
        </table:table-row>
        <table:table-row table:style-name="ro2">
          <table:table-cell office:value-type="string">
            <text:p>D24X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24Y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D24Z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D24X+D24Y</text:p>
          </table:table-cell>
          <table:table-cell table:number-columns-repeated="1010"/>
        </table:table-row>
        <table:table-row table:style-name="ro2">
          <table:table-cell office:value-type="string">
            <text:p>D31</text:p>
          </table:table-cell>
          <table:table-cell/>
          <table:table-cell office:value-type="string">
            <text:p>BDP</text:p>
          </table:table-cell>
          <table:table-cell office:value-type="string">
            <text:p>D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1X+E11Y</text:p>
          </table:table-cell>
          <table:table-cell table:number-columns-repeated="1010"/>
        </table:table-row>
        <table:table-row table:style-name="ro2">
          <table:table-cell office:value-type="string">
            <text:p>E1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2X+E12Y</text:p>
          </table:table-cell>
          <table:table-cell table:number-columns-repeated="1010"/>
        </table:table-row>
        <table:table-row table:style-name="ro2">
          <table:table-cell office:value-type="string">
            <text:p>E1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1X+E12X</text:p>
          </table:table-cell>
          <table:table-cell table:number-columns-repeated="1010"/>
        </table:table-row>
        <table:table-row table:style-name="ro2">
          <table:table-cell office:value-type="string">
            <text:p>E1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1Y+E12Y</text:p>
          </table:table-cell>
          <table:table-cell table:number-columns-repeated="1010"/>
        </table:table-row>
        <table:table-row table:style-name="ro2">
          <table:table-cell office:value-type="string">
            <text:p>E1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1Z+E12Z</text:p>
          </table:table-cell>
          <table:table-cell table:number-columns-repeated="1010"/>
        </table:table-row>
        <table:table-row table:style-name="ro2">
          <table:table-cell office:value-type="string">
            <text:p>E1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4X+E14Y</text:p>
          </table:table-cell>
          <table:table-cell table:number-columns-repeated="1010"/>
        </table:table-row>
        <table:table-row table:style-name="ro2">
          <table:table-cell office:value-type="string">
            <text:p>E1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5X+E15Y</text:p>
          </table:table-cell>
          <table:table-cell table:number-columns-repeated="1010"/>
        </table:table-row>
        <table:table-row table:style-name="ro2">
          <table:table-cell office:value-type="string">
            <text:p>E1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4X+E15X</text:p>
          </table:table-cell>
          <table:table-cell table:number-columns-repeated="1010"/>
        </table:table-row>
        <table:table-row table:style-name="ro2">
          <table:table-cell office:value-type="string">
            <text:p>E1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4Y+E15Y</text:p>
          </table:table-cell>
          <table:table-cell table:number-columns-repeated="1010"/>
        </table:table-row>
        <table:table-row table:style-name="ro2">
          <table:table-cell office:value-type="string">
            <text:p>E1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6X+E16Y</text:p>
          </table:table-cell>
          <table:table-cell table:number-columns-repeated="1010"/>
        </table:table-row>
        <table:table-row table:style-name="ro2">
          <table:table-cell office:value-type="string">
            <text:p>E1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7X+E17Y</text:p>
          </table:table-cell>
          <table:table-cell table:number-columns-repeated="1010"/>
        </table:table-row>
        <table:table-row table:style-name="ro2">
          <table:table-cell office:value-type="string">
            <text:p>E1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1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8X+E18Y</text:p>
          </table:table-cell>
          <table:table-cell table:number-columns-repeated="1010"/>
        </table:table-row>
        <table:table-row table:style-name="ro2">
          <table:table-cell office:value-type="string">
            <text:p>E19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7X+E18X</text:p>
          </table:table-cell>
          <table:table-cell table:number-columns-repeated="1010"/>
        </table:table-row>
        <table:table-row table:style-name="ro2">
          <table:table-cell office:value-type="string">
            <text:p>E19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7Y+E18Y</text:p>
          </table:table-cell>
          <table:table-cell table:number-columns-repeated="1010"/>
        </table:table-row>
        <table:table-row table:style-name="ro2">
          <table:table-cell office:value-type="string">
            <text:p>E19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19X+E19Y</text:p>
          </table:table-cell>
          <table:table-cell table:number-columns-repeated="1010"/>
        </table:table-row>
        <table:table-row table:style-name="ro2">
          <table:table-cell office:value-type="string">
            <text:p>E20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20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20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0X+E20Y</text:p>
          </table:table-cell>
          <table:table-cell table:number-columns-repeated="1010"/>
        </table:table-row>
        <table:table-row table:style-name="ro2">
          <table:table-cell office:value-type="string">
            <text:p>E2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2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2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1X+E21Y</text:p>
          </table:table-cell>
          <table:table-cell table:number-columns-repeated="1010"/>
        </table:table-row>
        <table:table-row table:style-name="ro2">
          <table:table-cell office:value-type="string">
            <text:p>E2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0X+E21X</text:p>
          </table:table-cell>
          <table:table-cell table:number-columns-repeated="1010"/>
        </table:table-row>
        <table:table-row table:style-name="ro2">
          <table:table-cell office:value-type="string">
            <text:p>E2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0Y+E21Y</text:p>
          </table:table-cell>
          <table:table-cell table:number-columns-repeated="1010"/>
        </table:table-row>
        <table:table-row table:style-name="ro2">
          <table:table-cell office:value-type="string">
            <text:p>E2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2X+E22Y</text:p>
          </table:table-cell>
          <table:table-cell table:number-columns-repeated="1010"/>
        </table:table-row>
        <table:table-row table:style-name="ro2">
          <table:table-cell office:value-type="string">
            <text:p>E2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2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2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23X+E23Y</text:p>
          </table:table-cell>
          <table:table-cell table:number-columns-repeated="1010"/>
        </table:table-row>
        <table:table-row table:style-name="ro2">
          <table:table-cell office:value-type="string">
            <text:p>E3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1X+E31Y</text:p>
          </table:table-cell>
          <table:table-cell table:number-columns-repeated="1010"/>
        </table:table-row>
        <table:table-row table:style-name="ro2">
          <table:table-cell office:value-type="string">
            <text:p>E3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2X+E32Y</text:p>
          </table:table-cell>
          <table:table-cell table:number-columns-repeated="1010"/>
        </table:table-row>
        <table:table-row table:style-name="ro2">
          <table:table-cell office:value-type="string">
            <text:p>E3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1X+E32X</text:p>
          </table:table-cell>
          <table:table-cell table:number-columns-repeated="1010"/>
        </table:table-row>
        <table:table-row table:style-name="ro2">
          <table:table-cell office:value-type="string">
            <text:p>E3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1Y+E32Y</text:p>
          </table:table-cell>
          <table:table-cell table:number-columns-repeated="1010"/>
        </table:table-row>
        <table:table-row table:style-name="ro2">
          <table:table-cell office:value-type="string">
            <text:p>E3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3X+E33Y</text:p>
          </table:table-cell>
          <table:table-cell table:number-columns-repeated="1010"/>
        </table:table-row>
        <table:table-row table:style-name="ro2">
          <table:table-cell office:value-type="string">
            <text:p>E3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4X+E34Y</text:p>
          </table:table-cell>
          <table:table-cell table:number-columns-repeated="1010"/>
        </table:table-row>
        <table:table-row table:style-name="ro2">
          <table:table-cell office:value-type="string">
            <text:p>E3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5X+E35Y</text:p>
          </table:table-cell>
          <table:table-cell table:number-columns-repeated="1010"/>
        </table:table-row>
        <table:table-row table:style-name="ro2">
          <table:table-cell office:value-type="string">
            <text:p>E3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4X+E35X</text:p>
          </table:table-cell>
          <table:table-cell table:number-columns-repeated="1010"/>
        </table:table-row>
        <table:table-row table:style-name="ro2">
          <table:table-cell office:value-type="string">
            <text:p>E3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4Y+E35Y</text:p>
          </table:table-cell>
          <table:table-cell table:number-columns-repeated="1010"/>
        </table:table-row>
        <table:table-row table:style-name="ro2">
          <table:table-cell office:value-type="string">
            <text:p>E3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4Z+E35Z</text:p>
          </table:table-cell>
          <table:table-cell table:number-columns-repeated="1010"/>
        </table:table-row>
        <table:table-row table:style-name="ro2">
          <table:table-cell office:value-type="string">
            <text:p>E3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7X+E37Y</text:p>
          </table:table-cell>
          <table:table-cell table:number-columns-repeated="1010"/>
        </table:table-row>
        <table:table-row table:style-name="ro2">
          <table:table-cell office:value-type="string">
            <text:p>E3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3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8X+E38Y</text:p>
          </table:table-cell>
          <table:table-cell table:number-columns-repeated="1010"/>
        </table:table-row>
        <table:table-row table:style-name="ro2">
          <table:table-cell office:value-type="string">
            <text:p>E39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7X+E38X</text:p>
          </table:table-cell>
          <table:table-cell table:number-columns-repeated="1010"/>
        </table:table-row>
        <table:table-row table:style-name="ro2">
          <table:table-cell office:value-type="string">
            <text:p>E39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7Y+E38Y</text:p>
          </table:table-cell>
          <table:table-cell table:number-columns-repeated="1010"/>
        </table:table-row>
        <table:table-row table:style-name="ro2">
          <table:table-cell office:value-type="string">
            <text:p>E39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39X+E39Y</text:p>
          </table:table-cell>
          <table:table-cell table:number-columns-repeated="1010"/>
        </table:table-row>
        <table:table-row table:style-name="ro2">
          <table:table-cell office:value-type="string">
            <text:p>E40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40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40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0X+E40Y</text:p>
          </table:table-cell>
          <table:table-cell table:number-columns-repeated="1010"/>
        </table:table-row>
        <table:table-row table:style-name="ro2">
          <table:table-cell office:value-type="string">
            <text:p>E4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4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4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1X+E41Y</text:p>
          </table:table-cell>
          <table:table-cell table:number-columns-repeated="1010"/>
        </table:table-row>
        <table:table-row table:style-name="ro2">
          <table:table-cell office:value-type="string">
            <text:p>E4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0X+E41X</text:p>
          </table:table-cell>
          <table:table-cell table:number-columns-repeated="1010"/>
        </table:table-row>
        <table:table-row table:style-name="ro2">
          <table:table-cell office:value-type="string">
            <text:p>E4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0Y+E41Y</text:p>
          </table:table-cell>
          <table:table-cell table:number-columns-repeated="1010"/>
        </table:table-row>
        <table:table-row table:style-name="ro2">
          <table:table-cell office:value-type="string">
            <text:p>E4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2X+E42Y</text:p>
          </table:table-cell>
          <table:table-cell table:number-columns-repeated="1010"/>
        </table:table-row>
        <table:table-row table:style-name="ro2">
          <table:table-cell office:value-type="string">
            <text:p>E4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4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4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43X+E43Y</text:p>
          </table:table-cell>
          <table:table-cell table:number-columns-repeated="1010"/>
        </table:table-row>
        <table:table-row table:style-name="ro2">
          <table:table-cell office:value-type="string">
            <text:p>E5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1X+E51Y</text:p>
          </table:table-cell>
          <table:table-cell table:number-columns-repeated="1010"/>
        </table:table-row>
        <table:table-row table:style-name="ro2">
          <table:table-cell office:value-type="string">
            <text:p>E5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2X+E52Y</text:p>
          </table:table-cell>
          <table:table-cell table:number-columns-repeated="1010"/>
        </table:table-row>
        <table:table-row table:style-name="ro2">
          <table:table-cell office:value-type="string">
            <text:p>E5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1X+E52X</text:p>
          </table:table-cell>
          <table:table-cell table:number-columns-repeated="1010"/>
        </table:table-row>
        <table:table-row table:style-name="ro2">
          <table:table-cell office:value-type="string">
            <text:p>E5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1Y+E52Y</text:p>
          </table:table-cell>
          <table:table-cell table:number-columns-repeated="1010"/>
        </table:table-row>
        <table:table-row table:style-name="ro2">
          <table:table-cell office:value-type="string">
            <text:p>E5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1Z+E52Z</text:p>
          </table:table-cell>
          <table:table-cell table:number-columns-repeated="1010"/>
        </table:table-row>
        <table:table-row table:style-name="ro2">
          <table:table-cell office:value-type="string">
            <text:p>E5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4X+E54Y</text:p>
          </table:table-cell>
          <table:table-cell table:number-columns-repeated="1010"/>
        </table:table-row>
        <table:table-row table:style-name="ro2">
          <table:table-cell office:value-type="string">
            <text:p>E5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5X+E55Y</text:p>
          </table:table-cell>
          <table:table-cell table:number-columns-repeated="1010"/>
        </table:table-row>
        <table:table-row table:style-name="ro2">
          <table:table-cell office:value-type="string">
            <text:p>E5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4X+E55X</text:p>
          </table:table-cell>
          <table:table-cell table:number-columns-repeated="1010"/>
        </table:table-row>
        <table:table-row table:style-name="ro2">
          <table:table-cell office:value-type="string">
            <text:p>E5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4Y+E55Y</text:p>
          </table:table-cell>
          <table:table-cell table:number-columns-repeated="1010"/>
        </table:table-row>
        <table:table-row table:style-name="ro2">
          <table:table-cell office:value-type="string">
            <text:p>E5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4Z+E55Z</text:p>
          </table:table-cell>
          <table:table-cell table:number-columns-repeated="1010"/>
        </table:table-row>
        <table:table-row table:style-name="ro2">
          <table:table-cell office:value-type="string">
            <text:p>E5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7X+E57Y</text:p>
          </table:table-cell>
          <table:table-cell table:number-columns-repeated="1010"/>
        </table:table-row>
        <table:table-row table:style-name="ro2">
          <table:table-cell office:value-type="string">
            <text:p>E5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5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8X+E58Y</text:p>
          </table:table-cell>
          <table:table-cell table:number-columns-repeated="1010"/>
        </table:table-row>
        <table:table-row table:style-name="ro2">
          <table:table-cell office:value-type="string">
            <text:p>E59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7X+E58X</text:p>
          </table:table-cell>
          <table:table-cell table:number-columns-repeated="1010"/>
        </table:table-row>
        <table:table-row table:style-name="ro2">
          <table:table-cell office:value-type="string">
            <text:p>E59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7Y+E58Y</text:p>
          </table:table-cell>
          <table:table-cell table:number-columns-repeated="1010"/>
        </table:table-row>
        <table:table-row table:style-name="ro2">
          <table:table-cell office:value-type="string">
            <text:p>E59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59X+E59Y</text:p>
          </table:table-cell>
          <table:table-cell table:number-columns-repeated="1010"/>
        </table:table-row>
        <table:table-row table:style-name="ro2">
          <table:table-cell office:value-type="string">
            <text:p>E60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60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60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0X+E60Y</text:p>
          </table:table-cell>
          <table:table-cell table:number-columns-repeated="1010"/>
        </table:table-row>
        <table:table-row table:style-name="ro2">
          <table:table-cell office:value-type="string">
            <text:p>E6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6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6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1X+E61Y</text:p>
          </table:table-cell>
          <table:table-cell table:number-columns-repeated="1010"/>
        </table:table-row>
        <table:table-row table:style-name="ro2">
          <table:table-cell office:value-type="string">
            <text:p>E6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0X+E61X</text:p>
          </table:table-cell>
          <table:table-cell table:number-columns-repeated="1010"/>
        </table:table-row>
        <table:table-row table:style-name="ro2">
          <table:table-cell office:value-type="string">
            <text:p>E6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0Y+E61Y</text:p>
          </table:table-cell>
          <table:table-cell table:number-columns-repeated="1010"/>
        </table:table-row>
        <table:table-row table:style-name="ro2">
          <table:table-cell office:value-type="string">
            <text:p>E6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2X+E62Y</text:p>
          </table:table-cell>
          <table:table-cell table:number-columns-repeated="1010"/>
        </table:table-row>
        <table:table-row table:style-name="ro2">
          <table:table-cell office:value-type="string">
            <text:p>E6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6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6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63X+E63Y</text:p>
          </table:table-cell>
          <table:table-cell table:number-columns-repeated="1010"/>
        </table:table-row>
        <table:table-row table:style-name="ro2">
          <table:table-cell office:value-type="string">
            <text:p>E7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7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7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71X+E71Y</text:p>
          </table:table-cell>
          <table:table-cell table:number-columns-repeated="1010"/>
        </table:table-row>
        <table:table-row table:style-name="ro2">
          <table:table-cell office:value-type="string">
            <text:p>E7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7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7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73X+E73Y</text:p>
          </table:table-cell>
          <table:table-cell table:number-columns-repeated="1010"/>
        </table:table-row>
        <table:table-row table:style-name="ro2">
          <table:table-cell office:value-type="string">
            <text:p>E8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2X+E82Y</text:p>
          </table:table-cell>
          <table:table-cell table:number-columns-repeated="1010"/>
        </table:table-row>
        <table:table-row table:style-name="ro2">
          <table:table-cell office:value-type="string">
            <text:p>E8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3X+E83Y</text:p>
          </table:table-cell>
          <table:table-cell table:number-columns-repeated="1010"/>
        </table:table-row>
        <table:table-row table:style-name="ro2">
          <table:table-cell office:value-type="string">
            <text:p>E8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4X+E84Y</text:p>
          </table:table-cell>
          <table:table-cell table:number-columns-repeated="1010"/>
        </table:table-row>
        <table:table-row table:style-name="ro2">
          <table:table-cell office:value-type="string">
            <text:p>E8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3X+E84X</text:p>
          </table:table-cell>
          <table:table-cell table:number-columns-repeated="1010"/>
        </table:table-row>
        <table:table-row table:style-name="ro2">
          <table:table-cell office:value-type="string">
            <text:p>E8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3Y+E84Y</text:p>
          </table:table-cell>
          <table:table-cell table:number-columns-repeated="1010"/>
        </table:table-row>
        <table:table-row table:style-name="ro2">
          <table:table-cell office:value-type="string">
            <text:p>E8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5X+E85Y</text:p>
          </table:table-cell>
          <table:table-cell table:number-columns-repeated="1010"/>
        </table:table-row>
        <table:table-row table:style-name="ro2">
          <table:table-cell office:value-type="string">
            <text:p>E8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6X+E86Y</text:p>
          </table:table-cell>
          <table:table-cell table:number-columns-repeated="1010"/>
        </table:table-row>
        <table:table-row table:style-name="ro2">
          <table:table-cell office:value-type="string">
            <text:p>E8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7X+E87Y</text:p>
          </table:table-cell>
          <table:table-cell table:number-columns-repeated="1010"/>
        </table:table-row>
        <table:table-row table:style-name="ro2">
          <table:table-cell office:value-type="string">
            <text:p>E8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6X+E87X</text:p>
          </table:table-cell>
          <table:table-cell table:number-columns-repeated="1010"/>
        </table:table-row>
        <table:table-row table:style-name="ro2">
          <table:table-cell office:value-type="string">
            <text:p>E8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6Y+E87Y</text:p>
          </table:table-cell>
          <table:table-cell table:number-columns-repeated="1010"/>
        </table:table-row>
        <table:table-row table:style-name="ro2">
          <table:table-cell office:value-type="string">
            <text:p>E8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6Z+E87Z</text:p>
          </table:table-cell>
          <table:table-cell table:number-columns-repeated="1010"/>
        </table:table-row>
        <table:table-row table:style-name="ro2">
          <table:table-cell office:value-type="string">
            <text:p>E89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9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89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9X+E89Y</text:p>
          </table:table-cell>
          <table:table-cell table:number-columns-repeated="1010"/>
        </table:table-row>
        <table:table-row table:style-name="ro2">
          <table:table-cell office:value-type="string">
            <text:p>E90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0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0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0X+E90Y</text:p>
          </table:table-cell>
          <table:table-cell table:number-columns-repeated="1010"/>
        </table:table-row>
        <table:table-row table:style-name="ro2">
          <table:table-cell office:value-type="string">
            <text:p>E91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9X+E90X</text:p>
          </table:table-cell>
          <table:table-cell table:number-columns-repeated="1010"/>
        </table:table-row>
        <table:table-row table:style-name="ro2">
          <table:table-cell office:value-type="string">
            <text:p>E91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9Y+E90Y</text:p>
          </table:table-cell>
          <table:table-cell table:number-columns-repeated="1010"/>
        </table:table-row>
        <table:table-row table:style-name="ro2">
          <table:table-cell office:value-type="string">
            <text:p>E91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9Z+E90Z</text:p>
          </table:table-cell>
          <table:table-cell table:number-columns-repeated="1010"/>
        </table:table-row>
        <table:table-row table:style-name="ro2">
          <table:table-cell office:value-type="string">
            <text:p>E92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2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2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2X+E92Y</text:p>
          </table:table-cell>
          <table:table-cell table:number-columns-repeated="1010"/>
        </table:table-row>
        <table:table-row table:style-name="ro2">
          <table:table-cell office:value-type="string">
            <text:p>E93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3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3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3X+E93Y</text:p>
          </table:table-cell>
          <table:table-cell table:number-columns-repeated="1010"/>
        </table:table-row>
        <table:table-row table:style-name="ro2">
          <table:table-cell office:value-type="string">
            <text:p>E94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2X+E93X</text:p>
          </table:table-cell>
          <table:table-cell table:number-columns-repeated="1010"/>
        </table:table-row>
        <table:table-row table:style-name="ro2">
          <table:table-cell office:value-type="string">
            <text:p>E94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2Y+E93Y</text:p>
          </table:table-cell>
          <table:table-cell table:number-columns-repeated="1010"/>
        </table:table-row>
        <table:table-row table:style-name="ro2">
          <table:table-cell office:value-type="string">
            <text:p>E94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2Z+E93Z</text:p>
          </table:table-cell>
          <table:table-cell table:number-columns-repeated="1010"/>
        </table:table-row>
        <table:table-row table:style-name="ro2">
          <table:table-cell office:value-type="string">
            <text:p>E95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5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5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5X+E95Y</text:p>
          </table:table-cell>
          <table:table-cell table:number-columns-repeated="1010"/>
        </table:table-row>
        <table:table-row table:style-name="ro2">
          <table:table-cell office:value-type="string">
            <text:p>E96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6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6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6X+E96Y</text:p>
          </table:table-cell>
          <table:table-cell table:number-columns-repeated="1010"/>
        </table:table-row>
        <table:table-row table:style-name="ro2">
          <table:table-cell office:value-type="string">
            <text:p>E97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7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E97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7X+E97Y</text:p>
          </table:table-cell>
          <table:table-cell table:number-columns-repeated="1010"/>
        </table:table-row>
        <table:table-row table:style-name="ro2">
          <table:table-cell office:value-type="string">
            <text:p>E98X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5X+E88X+E91X+E94X+E95X+E96X+E97X</text:p>
          </table:table-cell>
          <table:table-cell table:number-columns-repeated="1010"/>
        </table:table-row>
        <table:table-row table:style-name="ro2">
          <table:table-cell office:value-type="string">
            <text:p>E98Y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85Y+E88Y+E91Y+E94Y+E95Y+E96Y+E97Y</text:p>
          </table:table-cell>
          <table:table-cell table:number-columns-repeated="1010"/>
        </table:table-row>
        <table:table-row table:style-name="ro2">
          <table:table-cell office:value-type="string">
            <text:p>E98Z</text:p>
          </table:table-cell>
          <table:table-cell/>
          <table:table-cell office:value-type="string">
            <text:p>BDP</text:p>
          </table:table-cell>
          <table:table-cell office:value-type="string">
            <text:p>E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E98X+E98Y</text:p>
          </table:table-cell>
          <table:table-cell table:number-columns-repeated="1010"/>
        </table:table-row>
        <table:table-row table:style-name="ro2">
          <table:table-cell office:value-type="string">
            <text:p>F11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2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2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2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3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3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3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4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4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4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5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5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6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1W+F12W+F13W+F14W+F15W</text:p>
          </table:table-cell>
          <table:table-cell table:number-columns-repeated="1010"/>
        </table:table-row>
        <table:table-row table:style-name="ro2">
          <table:table-cell office:value-type="string">
            <text:p>F16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1X+F12X+F13X+F14X+F15X</text:p>
          </table:table-cell>
          <table:table-cell table:number-columns-repeated="1010"/>
        </table:table-row>
        <table:table-row table:style-name="ro2">
          <table:table-cell office:value-type="string">
            <text:p>F1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1Y+F12Y+F13Y+F14Y+F15Y</text:p>
          </table:table-cell>
          <table:table-cell table:number-columns-repeated="1010"/>
        </table:table-row>
        <table:table-row table:style-name="ro2">
          <table:table-cell office:value-type="string">
            <text:p>F17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7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7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8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6W+F17W</text:p>
          </table:table-cell>
          <table:table-cell table:number-columns-repeated="1010"/>
        </table:table-row>
        <table:table-row table:style-name="ro2">
          <table:table-cell office:value-type="string">
            <text:p>F18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6X+F17X</text:p>
          </table:table-cell>
          <table:table-cell table:number-columns-repeated="1010"/>
        </table:table-row>
        <table:table-row table:style-name="ro2">
          <table:table-cell office:value-type="string">
            <text:p>F18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16Y+F17Y</text:p>
          </table:table-cell>
          <table:table-cell table:number-columns-repeated="1010"/>
        </table:table-row>
        <table:table-row table:style-name="ro2">
          <table:table-cell office:value-type="string">
            <text:p>F19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19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20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20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2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2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1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2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2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3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31Y+F32Y</text:p>
          </table:table-cell>
          <table:table-cell table:number-columns-repeated="1010"/>
        </table:table-row>
        <table:table-row table:style-name="ro2">
          <table:table-cell office:value-type="string">
            <text:p>F33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31Z+F32Z</text:p>
          </table:table-cell>
          <table:table-cell table:number-columns-repeated="1010"/>
        </table:table-row>
        <table:table-row table:style-name="ro2">
          <table:table-cell office:value-type="string">
            <text:p>F34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4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5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6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7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7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38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33Y+F34Y+F35Y+F36Y+F37Y</text:p>
          </table:table-cell>
          <table:table-cell table:number-columns-repeated="1010"/>
        </table:table-row>
        <table:table-row table:style-name="ro2">
          <table:table-cell office:value-type="string">
            <text:p>F38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33Z+F34Z+F35Z+F36Z+F37Z</text:p>
          </table:table-cell>
          <table:table-cell table:number-columns-repeated="1010"/>
        </table:table-row>
        <table:table-row table:style-name="ro2">
          <table:table-cell office:value-type="string">
            <text:p>F41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2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2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2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3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3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3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4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4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4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5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5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46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41W+F42W+F43W+F44W+F45W</text:p>
          </table:table-cell>
          <table:table-cell table:number-columns-repeated="1010"/>
        </table:table-row>
        <table:table-row table:style-name="ro2">
          <table:table-cell office:value-type="string">
            <text:p>F46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41X+F42X+F43X+F44X+F45X</text:p>
          </table:table-cell>
          <table:table-cell table:number-columns-repeated="1010"/>
        </table:table-row>
        <table:table-row table:style-name="ro2">
          <table:table-cell office:value-type="string">
            <text:p>F4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41Y+F42Y+F43Y+F44Y+F45Y</text:p>
          </table:table-cell>
          <table:table-cell table:number-columns-repeated="1010"/>
        </table:table-row>
        <table:table-row table:style-name="ro2">
          <table:table-cell office:value-type="string">
            <text:p>F51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5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5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51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1W+F51X+F51Y</text:p>
          </table:table-cell>
          <table:table-cell table:number-columns-repeated="1010"/>
        </table:table-row>
        <table:table-row table:style-name="ro2">
          <table:table-cell office:value-type="string">
            <text:p>F57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57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57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57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7W+F57X+F57Y</text:p>
          </table:table-cell>
          <table:table-cell table:number-columns-repeated="1010"/>
        </table:table-row>
        <table:table-row table:style-name="ro2">
          <table:table-cell office:value-type="string">
            <text:p>F58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58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58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58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8W+F58X+F58Y</text:p>
          </table:table-cell>
          <table:table-cell table:number-columns-repeated="1010"/>
        </table:table-row>
        <table:table-row table:style-name="ro2">
          <table:table-cell office:value-type="string">
            <text:p>F55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7W+F57W</text:p>
          </table:table-cell>
          <table:table-cell table:number-columns-repeated="1010"/>
        </table:table-row>
        <table:table-row table:style-name="ro2">
          <table:table-cell office:value-type="string">
            <text:p>F55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7X+F57X</text:p>
          </table:table-cell>
          <table:table-cell table:number-columns-repeated="1010"/>
        </table:table-row>
        <table:table-row table:style-name="ro2">
          <table:table-cell office:value-type="string">
            <text:p>F5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7Y+F57Y</text:p>
          </table:table-cell>
          <table:table-cell table:number-columns-repeated="1010"/>
        </table:table-row>
        <table:table-row table:style-name="ro2">
          <table:table-cell office:value-type="string">
            <text:p>F55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5W+F55X+F55Y</text:p>
          </table:table-cell>
          <table:table-cell table:number-columns-repeated="1010"/>
        </table:table-row>
        <table:table-row table:style-name="ro2">
          <table:table-cell office:value-type="string">
            <text:p>F56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1W+F55W</text:p>
          </table:table-cell>
          <table:table-cell table:number-columns-repeated="1010"/>
        </table:table-row>
        <table:table-row table:style-name="ro2">
          <table:table-cell office:value-type="string">
            <text:p>F56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1X+F55X</text:p>
          </table:table-cell>
          <table:table-cell table:number-columns-repeated="1010"/>
        </table:table-row>
        <table:table-row table:style-name="ro2">
          <table:table-cell office:value-type="string">
            <text:p>F5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1Y+F55Y</text:p>
          </table:table-cell>
          <table:table-cell table:number-columns-repeated="1010"/>
        </table:table-row>
        <table:table-row table:style-name="ro2">
          <table:table-cell office:value-type="string">
            <text:p>F56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56W+F56X+F56Y</text:p>
          </table:table-cell>
          <table:table-cell table:number-columns-repeated="1010"/>
        </table:table-row>
        <table:table-row table:style-name="ro2">
          <table:table-cell office:value-type="string">
            <text:p>F61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1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1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1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W+F61X+F61Y</text:p>
          </table:table-cell>
          <table:table-cell table:number-columns-repeated="1010"/>
        </table:table-row>
        <table:table-row table:style-name="ro2">
          <table:table-cell office:value-type="string">
            <text:p>F62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2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2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2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2W+F62X+F62Y</text:p>
          </table:table-cell>
          <table:table-cell table:number-columns-repeated="1010"/>
        </table:table-row>
        <table:table-row table:style-name="ro2">
          <table:table-cell office:value-type="string">
            <text:p>F63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W+F62W</text:p>
          </table:table-cell>
          <table:table-cell table:number-columns-repeated="1010"/>
        </table:table-row>
        <table:table-row table:style-name="ro2">
          <table:table-cell office:value-type="string">
            <text:p>F63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X+F62X</text:p>
          </table:table-cell>
          <table:table-cell table:number-columns-repeated="1010"/>
        </table:table-row>
        <table:table-row table:style-name="ro2">
          <table:table-cell office:value-type="string">
            <text:p>F63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Y+F62Y</text:p>
          </table:table-cell>
          <table:table-cell table:number-columns-repeated="1010"/>
        </table:table-row>
        <table:table-row table:style-name="ro2">
          <table:table-cell office:value-type="string">
            <text:p>F63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1Z+F62Z</text:p>
          </table:table-cell>
          <table:table-cell table:number-columns-repeated="1010"/>
        </table:table-row>
        <table:table-row table:style-name="ro2">
          <table:table-cell office:value-type="string">
            <text:p>F64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4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4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4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4W+F64X+F64Y</text:p>
          </table:table-cell>
          <table:table-cell table:number-columns-repeated="1010"/>
        </table:table-row>
        <table:table-row table:style-name="ro2">
          <table:table-cell office:value-type="string">
            <text:p>F65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5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5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5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5W+F65X+F65Y</text:p>
          </table:table-cell>
          <table:table-cell table:number-columns-repeated="1010"/>
        </table:table-row>
        <table:table-row table:style-name="ro2">
          <table:table-cell office:value-type="string">
            <text:p>F66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6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6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6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6W+F66X+F66Y</text:p>
          </table:table-cell>
          <table:table-cell table:number-columns-repeated="1010"/>
        </table:table-row>
        <table:table-row table:style-name="ro2">
          <table:table-cell office:value-type="string">
            <text:p>F67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7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7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7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7W+F67X+F67Y</text:p>
          </table:table-cell>
          <table:table-cell table:number-columns-repeated="1010"/>
        </table:table-row>
        <table:table-row table:style-name="ro2">
          <table:table-cell office:value-type="string">
            <text:p>F68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8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8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F68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8W+F68X+F68Y</text:p>
          </table:table-cell>
          <table:table-cell table:number-columns-repeated="1010"/>
        </table:table-row>
        <table:table-row table:style-name="ro2">
          <table:table-cell office:value-type="string">
            <text:p>F69W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3W+F64W+F65W+F66W+F67W+F68W</text:p>
          </table:table-cell>
          <table:table-cell table:number-columns-repeated="1010"/>
        </table:table-row>
        <table:table-row table:style-name="ro2">
          <table:table-cell office:value-type="string">
            <text:p>F69X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3X+F64X+F65X+F66X+F67X+F68X</text:p>
          </table:table-cell>
          <table:table-cell table:number-columns-repeated="1010"/>
        </table:table-row>
        <table:table-row table:style-name="ro2">
          <table:table-cell office:value-type="string">
            <text:p>F69Y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3Y+F64Y+F65Y+F66Y+F67Y+F68Y</text:p>
          </table:table-cell>
          <table:table-cell table:number-columns-repeated="1010"/>
        </table:table-row>
        <table:table-row table:style-name="ro2">
          <table:table-cell office:value-type="string">
            <text:p>F69Z</text:p>
          </table:table-cell>
          <table:table-cell/>
          <table:table-cell office:value-type="string">
            <text:p>BDP</text:p>
          </table:table-cell>
          <table:table-cell office:value-type="string">
            <text:p>F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F69W+F69X+F69Y</text:p>
          </table:table-cell>
          <table:table-cell table:number-columns-repeated="1010"/>
        </table:table-row>
        <table:table-row table:style-name="ro2">
          <table:table-cell office:value-type="string">
            <text:p>G11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1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1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1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1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2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2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2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2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2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3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3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3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3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3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4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4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4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4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4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5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5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5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5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5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6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6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6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6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6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7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7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7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7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7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8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8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8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8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8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9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9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9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9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19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0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0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0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0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0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1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1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1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1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1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22V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V+G12V+G13V+G14V+G15V+G16V+G17V+G18V+G19V+G20V+G21V</text:p>
          </table:table-cell>
          <table:table-cell table:number-columns-repeated="1010"/>
        </table:table-row>
        <table:table-row table:style-name="ro2">
          <table:table-cell office:value-type="string">
            <text:p>G22W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W+G12W+G13W+G14W+G15W+G16W+G17W+G18W+G19W+G20W+G21W</text:p>
          </table:table-cell>
          <table:table-cell table:number-columns-repeated="1010"/>
        </table:table-row>
        <table:table-row table:style-name="ro2">
          <table:table-cell office:value-type="string">
            <text:p>G22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X+G12X+G13X+G14X+G15X+G16X+G17X+G18X+G19X+G20X+G21X</text:p>
          </table:table-cell>
          <table:table-cell table:number-columns-repeated="1010"/>
        </table:table-row>
        <table:table-row table:style-name="ro2">
          <table:table-cell office:value-type="string">
            <text:p>G22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Y+G12Y+G13Y+G14Y+G15Y+G16Y+G17Y+G18Y+G19Y+G20Y+G21Y</text:p>
          </table:table-cell>
          <table:table-cell table:number-columns-repeated="1010"/>
        </table:table-row>
        <table:table-row table:style-name="ro2">
          <table:table-cell office:value-type="string">
            <text:p>G22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11Z+G12Z+G13Z+G14Z+G15Z+G16Z+G17Z+G18Z+G19Z+G20Z+G21Z</text:p>
          </table:table-cell>
          <table:table-cell table:number-columns-repeated="1010"/>
        </table:table-row>
        <table:table-row table:style-name="ro2">
          <table:table-cell office:value-type="string">
            <text:p>G31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1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1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2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2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2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3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3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3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4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4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4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5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5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5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6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6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6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7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7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7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8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8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8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9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9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39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40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40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40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41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41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41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42X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31X+G32X+G33X+G34X+G35X+G36X+G37X+G38X+G39X+G40X+G41X</text:p>
          </table:table-cell>
          <table:table-cell table:number-columns-repeated="1010"/>
        </table:table-row>
        <table:table-row table:style-name="ro2">
          <table:table-cell office:value-type="string">
            <text:p>G42Y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31Y+G32Y+G33Y+G34Y+G35Y+G36Y+G37Y+G38Y+G39Y+G40Y+G41Y</text:p>
          </table:table-cell>
          <table:table-cell table:number-columns-repeated="1010"/>
        </table:table-row>
        <table:table-row table:style-name="ro2">
          <table:table-cell office:value-type="string">
            <text:p>G42Z</text:p>
          </table:table-cell>
          <table:table-cell/>
          <table:table-cell office:value-type="string">
            <text:p>BDP</text:p>
          </table:table-cell>
          <table:table-cell office:value-type="string">
            <text:p>G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G31Z+G32Z+G33Z+G34Z+G35Z+G36Z+G37Z+G38Z+G39Z+G40Z+G41Z</text:p>
          </table:table-cell>
          <table:table-cell table:number-columns-repeated="1010"/>
        </table:table-row>
        <table:table-row table:style-name="ro2">
          <table:table-cell office:value-type="string">
            <text:p>H1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1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2">
          <table:table-cell office:value-type="string">
            <text:p>H1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2">
          <table:table-cell office:value-type="string">
            <text:p>H1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2">
          <table:table-cell office:value-type="string">
            <text:p>H15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2">
          <table:table-cell office:value-type="string">
            <text:p>H16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2">
          <table:table-cell office:value-type="string">
            <text:p>H17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2">
          <table:table-cell office:value-type="string">
            <text:p>H18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11</text:p>
          </table:table-cell>
          <table:table-cell table:number-columns-repeated="1009"/>
        </table:table-row>
        <table:table-row table:style-name="ro2">
          <table:table-cell office:value-type="string">
            <text:p>H19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11 H16</text:p>
          </table:table-cell>
          <table:table-cell table:number-columns-repeated="1009"/>
        </table:table-row>
        <table:table-row table:style-name="ro2">
          <table:table-cell office:value-type="string">
            <text:p>H2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2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21</text:p>
          </table:table-cell>
          <table:table-cell table:number-columns-repeated="1009"/>
        </table:table-row>
        <table:table-row table:style-name="ro2">
          <table:table-cell office:value-type="string">
            <text:p>H2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2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23</text:p>
          </table:table-cell>
          <table:table-cell table:number-columns-repeated="1009"/>
        </table:table-row>
        <table:table-row table:style-name="ro2">
          <table:table-cell office:value-type="string">
            <text:p>H25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26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25</text:p>
          </table:table-cell>
          <table:table-cell table:number-columns-repeated="1009"/>
        </table:table-row>
        <table:table-row table:style-name="ro2">
          <table:table-cell office:value-type="string">
            <text:p>H27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28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27</text:p>
          </table:table-cell>
          <table:table-cell table:number-columns-repeated="1009"/>
        </table:table-row>
        <table:table-row table:style-name="ro2">
          <table:table-cell office:value-type="string">
            <text:p>H29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5"/>
          <table:table-cell office:value-type="string">
            <text:p>H27</text:p>
          </table:table-cell>
          <table:table-cell table:number-columns-repeated="1009"/>
        </table:table-row>
        <table:table-row table:style-name="ro2">
          <table:table-cell office:value-type="string">
            <text:p>H30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27</text:p>
          </table:table-cell>
          <table:table-cell table:number-columns-repeated="1009"/>
        </table:table-row>
        <table:table-row table:style-name="ro2">
          <table:table-cell office:value-type="string">
            <text:p>H31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31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1V</text:p>
          </table:table-cell>
          <table:table-cell table:number-columns-repeated="1009"/>
        </table:table-row>
        <table:table-row table:style-name="ro2">
          <table:table-cell office:value-type="string">
            <text:p>H31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1V</text:p>
          </table:table-cell>
          <table:table-cell table:number-columns-repeated="1009"/>
        </table:table-row>
        <table:table-row table:style-name="ro2">
          <table:table-cell office:value-type="string">
            <text:p>H31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1V</text:p>
          </table:table-cell>
          <table:table-cell table:number-columns-repeated="1009"/>
        </table:table-row>
        <table:table-row table:style-name="ro2">
          <table:table-cell office:value-type="string">
            <text:p>H31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1V</text:p>
          </table:table-cell>
          <table:table-cell table:number-columns-repeated="1009"/>
        </table:table-row>
        <table:table-row table:style-name="ro2">
          <table:table-cell office:value-type="string">
            <text:p>H32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32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2V</text:p>
          </table:table-cell>
          <table:table-cell table:number-columns-repeated="1009"/>
        </table:table-row>
        <table:table-row table:style-name="ro2">
          <table:table-cell office:value-type="string">
            <text:p>H32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2V</text:p>
          </table:table-cell>
          <table:table-cell table:number-columns-repeated="1009"/>
        </table:table-row>
        <table:table-row table:style-name="ro2">
          <table:table-cell office:value-type="string">
            <text:p>H32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2V</text:p>
          </table:table-cell>
          <table:table-cell table:number-columns-repeated="1009"/>
        </table:table-row>
        <table:table-row table:style-name="ro2">
          <table:table-cell office:value-type="string">
            <text:p>H32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2V</text:p>
          </table:table-cell>
          <table:table-cell table:number-columns-repeated="1009"/>
        </table:table-row>
        <table:table-row table:style-name="ro2">
          <table:table-cell office:value-type="string">
            <text:p>H33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33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3V</text:p>
          </table:table-cell>
          <table:table-cell table:number-columns-repeated="1009"/>
        </table:table-row>
        <table:table-row table:style-name="ro2">
          <table:table-cell office:value-type="string">
            <text:p>H33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3V</text:p>
          </table:table-cell>
          <table:table-cell table:number-columns-repeated="1009"/>
        </table:table-row>
        <table:table-row table:style-name="ro2">
          <table:table-cell office:value-type="string">
            <text:p>H33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3V</text:p>
          </table:table-cell>
          <table:table-cell table:number-columns-repeated="1009"/>
        </table:table-row>
        <table:table-row table:style-name="ro2">
          <table:table-cell office:value-type="string">
            <text:p>H33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3V</text:p>
          </table:table-cell>
          <table:table-cell table:number-columns-repeated="1009"/>
        </table:table-row>
        <table:table-row table:style-name="ro2">
          <table:table-cell office:value-type="string">
            <text:p>H34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34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4V</text:p>
          </table:table-cell>
          <table:table-cell table:number-columns-repeated="1009"/>
        </table:table-row>
        <table:table-row table:style-name="ro2">
          <table:table-cell office:value-type="string">
            <text:p>H34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4V</text:p>
          </table:table-cell>
          <table:table-cell table:number-columns-repeated="1009"/>
        </table:table-row>
        <table:table-row table:style-name="ro2">
          <table:table-cell office:value-type="string">
            <text:p>H34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4V</text:p>
          </table:table-cell>
          <table:table-cell table:number-columns-repeated="1009"/>
        </table:table-row>
        <table:table-row table:style-name="ro2">
          <table:table-cell office:value-type="string">
            <text:p>H34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4V</text:p>
          </table:table-cell>
          <table:table-cell table:number-columns-repeated="1009"/>
        </table:table-row>
        <table:table-row table:style-name="ro2">
          <table:table-cell office:value-type="string">
            <text:p>H35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35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5V</text:p>
          </table:table-cell>
          <table:table-cell table:number-columns-repeated="1009"/>
        </table:table-row>
        <table:table-row table:style-name="ro2">
          <table:table-cell office:value-type="string">
            <text:p>H35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5V</text:p>
          </table:table-cell>
          <table:table-cell table:number-columns-repeated="1009"/>
        </table:table-row>
        <table:table-row table:style-name="ro2">
          <table:table-cell office:value-type="string">
            <text:p>H35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5V</text:p>
          </table:table-cell>
          <table:table-cell table:number-columns-repeated="1009"/>
        </table:table-row>
        <table:table-row table:style-name="ro2">
          <table:table-cell office:value-type="string">
            <text:p>H35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5V</text:p>
          </table:table-cell>
          <table:table-cell table:number-columns-repeated="1009"/>
        </table:table-row>
        <table:table-row table:style-name="ro2">
          <table:table-cell office:value-type="string">
            <text:p>H36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36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6V</text:p>
          </table:table-cell>
          <table:table-cell table:number-columns-repeated="1009"/>
        </table:table-row>
        <table:table-row table:style-name="ro2">
          <table:table-cell office:value-type="string">
            <text:p>H36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6V</text:p>
          </table:table-cell>
          <table:table-cell table:number-columns-repeated="1009"/>
        </table:table-row>
        <table:table-row table:style-name="ro2">
          <table:table-cell office:value-type="string">
            <text:p>H36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6V</text:p>
          </table:table-cell>
          <table:table-cell table:number-columns-repeated="1009"/>
        </table:table-row>
        <table:table-row table:style-name="ro2">
          <table:table-cell office:value-type="string">
            <text:p>H36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6V</text:p>
          </table:table-cell>
          <table:table-cell table:number-columns-repeated="1009"/>
        </table:table-row>
        <table:table-row table:style-name="ro2">
          <table:table-cell office:value-type="string">
            <text:p>H37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37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7V</text:p>
          </table:table-cell>
          <table:table-cell table:number-columns-repeated="1009"/>
        </table:table-row>
        <table:table-row table:style-name="ro2">
          <table:table-cell office:value-type="string">
            <text:p>H37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7V</text:p>
          </table:table-cell>
          <table:table-cell table:number-columns-repeated="1009"/>
        </table:table-row>
        <table:table-row table:style-name="ro2">
          <table:table-cell office:value-type="string">
            <text:p>H37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7V</text:p>
          </table:table-cell>
          <table:table-cell table:number-columns-repeated="1009"/>
        </table:table-row>
        <table:table-row table:style-name="ro2">
          <table:table-cell office:value-type="string">
            <text:p>H37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7V</text:p>
          </table:table-cell>
          <table:table-cell table:number-columns-repeated="1009"/>
        </table:table-row>
        <table:table-row table:style-name="ro2">
          <table:table-cell office:value-type="string">
            <text:p>H38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38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8V</text:p>
          </table:table-cell>
          <table:table-cell table:number-columns-repeated="1009"/>
        </table:table-row>
        <table:table-row table:style-name="ro2">
          <table:table-cell office:value-type="string">
            <text:p>H38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8V</text:p>
          </table:table-cell>
          <table:table-cell table:number-columns-repeated="1009"/>
        </table:table-row>
        <table:table-row table:style-name="ro2">
          <table:table-cell office:value-type="string">
            <text:p>H38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8V</text:p>
          </table:table-cell>
          <table:table-cell table:number-columns-repeated="1009"/>
        </table:table-row>
        <table:table-row table:style-name="ro2">
          <table:table-cell office:value-type="string">
            <text:p>H38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8V</text:p>
          </table:table-cell>
          <table:table-cell table:number-columns-repeated="1009"/>
        </table:table-row>
        <table:table-row table:style-name="ro2">
          <table:table-cell office:value-type="string">
            <text:p>H39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39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9V</text:p>
          </table:table-cell>
          <table:table-cell table:number-columns-repeated="1009"/>
        </table:table-row>
        <table:table-row table:style-name="ro2">
          <table:table-cell office:value-type="string">
            <text:p>H39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9V</text:p>
          </table:table-cell>
          <table:table-cell table:number-columns-repeated="1009"/>
        </table:table-row>
        <table:table-row table:style-name="ro2">
          <table:table-cell office:value-type="string">
            <text:p>H39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9V</text:p>
          </table:table-cell>
          <table:table-cell table:number-columns-repeated="1009"/>
        </table:table-row>
        <table:table-row table:style-name="ro2">
          <table:table-cell office:value-type="string">
            <text:p>H39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39V</text:p>
          </table:table-cell>
          <table:table-cell table:number-columns-repeated="1009"/>
        </table:table-row>
        <table:table-row table:style-name="ro2">
          <table:table-cell office:value-type="string">
            <text:p>H41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41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1X</text:p>
          </table:table-cell>
          <table:table-cell table:number-columns-repeated="1009"/>
        </table:table-row>
        <table:table-row table:style-name="ro2">
          <table:table-cell office:value-type="string">
            <text:p>H41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1X</text:p>
          </table:table-cell>
          <table:table-cell table:number-columns-repeated="1009"/>
        </table:table-row>
        <table:table-row table:style-name="ro2">
          <table:table-cell office:value-type="string">
            <text:p>H42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42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2X</text:p>
          </table:table-cell>
          <table:table-cell table:number-columns-repeated="1009"/>
        </table:table-row>
        <table:table-row table:style-name="ro2">
          <table:table-cell office:value-type="string">
            <text:p>H42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2X</text:p>
          </table:table-cell>
          <table:table-cell table:number-columns-repeated="1009"/>
        </table:table-row>
        <table:table-row table:style-name="ro2">
          <table:table-cell office:value-type="string">
            <text:p>H43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43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3X</text:p>
          </table:table-cell>
          <table:table-cell table:number-columns-repeated="1009"/>
        </table:table-row>
        <table:table-row table:style-name="ro2">
          <table:table-cell office:value-type="string">
            <text:p>H43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3X</text:p>
          </table:table-cell>
          <table:table-cell table:number-columns-repeated="1009"/>
        </table:table-row>
        <table:table-row table:style-name="ro2">
          <table:table-cell office:value-type="string">
            <text:p>H44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44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4X</text:p>
          </table:table-cell>
          <table:table-cell table:number-columns-repeated="1009"/>
        </table:table-row>
        <table:table-row table:style-name="ro2">
          <table:table-cell office:value-type="string">
            <text:p>H44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4X</text:p>
          </table:table-cell>
          <table:table-cell table:number-columns-repeated="1009"/>
        </table:table-row>
        <table:table-row table:style-name="ro2">
          <table:table-cell office:value-type="string">
            <text:p>H45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45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5X</text:p>
          </table:table-cell>
          <table:table-cell table:number-columns-repeated="1009"/>
        </table:table-row>
        <table:table-row table:style-name="ro2">
          <table:table-cell office:value-type="string">
            <text:p>H45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5X</text:p>
          </table:table-cell>
          <table:table-cell table:number-columns-repeated="1009"/>
        </table:table-row>
        <table:table-row table:style-name="ro2">
          <table:table-cell office:value-type="string">
            <text:p>H46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46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6X</text:p>
          </table:table-cell>
          <table:table-cell table:number-columns-repeated="1009"/>
        </table:table-row>
        <table:table-row table:style-name="ro2">
          <table:table-cell office:value-type="string">
            <text:p>H46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6X</text:p>
          </table:table-cell>
          <table:table-cell table:number-columns-repeated="1009"/>
        </table:table-row>
        <table:table-row table:style-name="ro2">
          <table:table-cell office:value-type="string">
            <text:p>H47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47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7X</text:p>
          </table:table-cell>
          <table:table-cell table:number-columns-repeated="1009"/>
        </table:table-row>
        <table:table-row table:style-name="ro2">
          <table:table-cell office:value-type="string">
            <text:p>H47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7X</text:p>
          </table:table-cell>
          <table:table-cell table:number-columns-repeated="1009"/>
        </table:table-row>
        <table:table-row table:style-name="ro2">
          <table:table-cell office:value-type="string">
            <text:p>H48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48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8X</text:p>
          </table:table-cell>
          <table:table-cell table:number-columns-repeated="1009"/>
        </table:table-row>
        <table:table-row table:style-name="ro2">
          <table:table-cell office:value-type="string">
            <text:p>H48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8X</text:p>
          </table:table-cell>
          <table:table-cell table:number-columns-repeated="1009"/>
        </table:table-row>
        <table:table-row table:style-name="ro2">
          <table:table-cell office:value-type="string">
            <text:p>H49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49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9X</text:p>
          </table:table-cell>
          <table:table-cell table:number-columns-repeated="1009"/>
        </table:table-row>
        <table:table-row table:style-name="ro2">
          <table:table-cell office:value-type="string">
            <text:p>H49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49X</text:p>
          </table:table-cell>
          <table:table-cell table:number-columns-repeated="1009"/>
        </table:table-row>
        <table:table-row table:style-name="ro2">
          <table:table-cell office:value-type="string">
            <text:p>H5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5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51</text:p>
          </table:table-cell>
          <table:table-cell table:number-columns-repeated="1009"/>
        </table:table-row>
        <table:table-row table:style-name="ro2">
          <table:table-cell office:value-type="string">
            <text:p>H5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51</text:p>
          </table:table-cell>
          <table:table-cell table:number-columns-repeated="1009"/>
        </table:table-row>
        <table:table-row table:style-name="ro2">
          <table:table-cell office:value-type="string">
            <text:p>H5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55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56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55</text:p>
          </table:table-cell>
          <table:table-cell table:number-columns-repeated="1009"/>
        </table:table-row>
        <table:table-row table:style-name="ro2">
          <table:table-cell office:value-type="string">
            <text:p>H57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55</text:p>
          </table:table-cell>
          <table:table-cell table:number-columns-repeated="1009"/>
        </table:table-row>
        <table:table-row table:style-name="ro2">
          <table:table-cell office:value-type="string">
            <text:p>H58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59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60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6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6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6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6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H65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H65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H66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H66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H67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H67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H68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H68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H69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H65Y+H66Y+H67Y+H68Y</text:p>
          </table:table-cell>
          <table:table-cell table:number-columns-repeated="1010"/>
        </table:table-row>
        <table:table-row table:style-name="ro2">
          <table:table-cell office:value-type="string">
            <text:p>H69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H65Z+H66Z+H67Z+H68Z</text:p>
          </table:table-cell>
          <table:table-cell table:number-columns-repeated="1010"/>
        </table:table-row>
        <table:table-row table:style-name="ro2">
          <table:table-cell office:value-type="string">
            <text:p>H70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71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0</text:p>
          </table:table-cell>
          <table:table-cell table:number-columns-repeated="1009"/>
        </table:table-row>
        <table:table-row table:style-name="ro2">
          <table:table-cell office:value-type="string">
            <text:p>H72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73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2</text:p>
          </table:table-cell>
          <table:table-cell table:number-columns-repeated="1009"/>
        </table:table-row>
        <table:table-row table:style-name="ro2">
          <table:table-cell office:value-type="string">
            <text:p>H74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H63</text:p>
          </table:table-cell>
          <table:table-cell table:number-columns-repeated="1009"/>
        </table:table-row>
        <table:table-row table:style-name="ro2">
          <table:table-cell office:value-type="string">
            <text:p>H75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76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5</text:p>
          </table:table-cell>
          <table:table-cell table:number-columns-repeated="1009"/>
        </table:table-row>
        <table:table-row table:style-name="ro2">
          <table:table-cell office:value-type="string">
            <text:p>H77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77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7V</text:p>
          </table:table-cell>
          <table:table-cell table:number-columns-repeated="1009"/>
        </table:table-row>
        <table:table-row table:style-name="ro2">
          <table:table-cell office:value-type="string">
            <text:p>H77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7V</text:p>
          </table:table-cell>
          <table:table-cell table:number-columns-repeated="1009"/>
        </table:table-row>
        <table:table-row table:style-name="ro2">
          <table:table-cell office:value-type="string">
            <text:p>H77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7V</text:p>
          </table:table-cell>
          <table:table-cell table:number-columns-repeated="1009"/>
        </table:table-row>
        <table:table-row table:style-name="ro2">
          <table:table-cell office:value-type="string">
            <text:p>H77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7V</text:p>
          </table:table-cell>
          <table:table-cell table:number-columns-repeated="1009"/>
        </table:table-row>
        <table:table-row table:style-name="ro2">
          <table:table-cell office:value-type="string">
            <text:p>H78V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78W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8V</text:p>
          </table:table-cell>
          <table:table-cell table:number-columns-repeated="1009"/>
        </table:table-row>
        <table:table-row table:style-name="ro2">
          <table:table-cell office:value-type="string">
            <text:p>H78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8V</text:p>
          </table:table-cell>
          <table:table-cell table:number-columns-repeated="1009"/>
        </table:table-row>
        <table:table-row table:style-name="ro2">
          <table:table-cell office:value-type="string">
            <text:p>H78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8V</text:p>
          </table:table-cell>
          <table:table-cell table:number-columns-repeated="1009"/>
        </table:table-row>
        <table:table-row table:style-name="ro2">
          <table:table-cell office:value-type="string">
            <text:p>H78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8V</text:p>
          </table:table-cell>
          <table:table-cell table:number-columns-repeated="1009"/>
        </table:table-row>
        <table:table-row table:style-name="ro2">
          <table:table-cell office:value-type="string">
            <text:p>H79X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H79Y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9X</text:p>
          </table:table-cell>
          <table:table-cell table:number-columns-repeated="1009"/>
        </table:table-row>
        <table:table-row table:style-name="ro2">
          <table:table-cell office:value-type="string">
            <text:p>H79Z</text:p>
          </table:table-cell>
          <table:table-cell/>
          <table:table-cell office:value-type="string">
            <text:p>BDP</text:p>
          </table:table-cell>
          <table:table-cell office:value-type="string">
            <text:p>H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H79X</text:p>
          </table:table-cell>
          <table:table-cell table:number-columns-repeated="1009"/>
        </table:table-row>
        <table:table-row table:style-name="ro2">
          <table:table-cell office:value-type="string">
            <text:p>I11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I12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13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14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15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16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17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18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19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20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21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Boolean</text:p>
          </table:table-cell>
          <table:table-cell office:value-type="string">
            <text:p>Radio</text:p>
          </table:table-cell>
          <table:table-cell table:number-columns-repeated="1015"/>
        </table:table-row>
        <table:table-row table:style-name="ro2">
          <table:table-cell office:value-type="string">
            <text:p>I22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2">
          <table:table-cell office:value-type="string">
            <text:p>I23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2">
          <table:table-cell office:value-type="string">
            <text:p>I24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2">
          <table:table-cell office:value-type="string">
            <text:p>I25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2">
          <table:table-cell office:value-type="string">
            <text:p>I26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2">
          <table:table-cell office:value-type="string">
            <text:p>I27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2">
          <table:table-cell office:value-type="string">
            <text:p>I28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21</text:p>
          </table:table-cell>
          <table:table-cell table:number-columns-repeated="1009"/>
        </table:table-row>
        <table:table-row table:style-name="ro2">
          <table:table-cell office:value-type="string">
            <text:p>I29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11</text:p>
          </table:table-cell>
          <table:table-cell table:number-columns-repeated="1009"/>
        </table:table-row>
        <table:table-row table:style-name="ro2">
          <table:table-cell office:value-type="string">
            <text:p>I31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I32Z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I33Z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I34Z</text:p>
          </table:table-cell>
          <table:table-cell/>
          <table:table-cell office:value-type="string">
            <text:p>BDP</text:p>
          </table:table-cell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I32Z+I33Z</text:p>
          </table:table-cell>
          <table:table-cell table:number-columns-repeated="1010"/>
        </table:table-row>
        <table:table-row table:style-name="ro2">
          <table:table-cell office:value-type="string">
            <text:p>L20</text:p>
          </table:table-cell>
          <table:table-cell office:value-type="string">
            <text:p>Commentaires</text:p>
          </table:table-cell>
          <table:table-cell office:value-type="string">
            <text:p>BDP</text:p>
          </table:table-cell>
          <table:table-cell office:value-type="string">
            <text:p>L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table:number-columns-repeated="1015"/>
        </table:table-row>
      </table:table>
      <table:table table:name="0 Identité" table:style-name="ta1" table:print="false">
        <office:forms form:automatic-focus="false" form:apply-design-mode="false"/>
        <table:table-column table:style-name="co21" table:default-cell-style-name="Default"/>
        <table:table-column table:style-name="co1" table:number-columns-repeated="6" table:default-cell-style-name="Default"/>
        <table:table-row table:style-name="ro2">
          <table:table-cell table:style-name="ce5" office:value-type="string">
            <text:p>*IDENTITÉ</text:p>
          </table:table-cell>
          <table:table-cell table:number-columns-repeated="6"/>
        </table:table-row>
        <table:table-row table:style-name="ro2">
          <table:table-cell office:value-type="string">
            <text:p>Code</text:p>
          </table:table-cell>
          <table:table-cell office:value-type="string">
            <text:p>#0</text:p>
          </table:table-cell>
          <table:table-cell table:number-columns-repeated="5"/>
        </table:table-row>
        <table:table-row table:style-name="ro2">
          <table:table-cell office:value-type="string">
            <text:p>Nom </text:p>
          </table:table-cell>
          <table:table-cell office:value-type="string">
            <text:p>#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omplément de nom</text:p>
          </table:table-cell>
          <table:table-cell office:value-type="string">
            <text:p>#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Complément d'adresse</text:p>
          </table:table-cell>
          <table:table-cell office:value-type="string">
            <text:p>#3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2">
          <table:table-cell office:value-type="string">
            <text:p>N°/Type voie/Nom voie</text:p>
          </table:table-cell>
          <table:table-cell office:value-type="string">
            <text:p>#31</text:p>
          </table:table-cell>
          <table:table-cell office:value-type="float" office:value="31">
            <text:p>31</text:p>
          </table:table-cell>
          <table:table-cell office:value-type="string">
            <text:p>#32</text:p>
          </table:table-cell>
          <table:table-cell office:value-type="float" office:value="32">
            <text:p>32</text:p>
          </table:table-cell>
          <table:table-cell office:value-type="string">
            <text:p>#3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Code postal / Ville </text:p>
          </table:table-cell>
          <table:table-cell office:value-type="string">
            <text:p>#4</text:p>
          </table:table-cell>
          <table:table-cell office:value-type="float" office:value="4">
            <text:p>4</text:p>
          </table:table-cell>
          <table:table-cell office:value-type="string">
            <text:p>#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Cedex </text:p>
          </table:table-cell>
          <table:table-cell office:value-type="string">
            <text:p>#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Nom et prénom du directeur ou du directeur par intérim</text:p>
          </table:table-cell>
          <table:table-cell office:value-type="string">
            <text:p>#7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Statut et Grade du Directeur ou du directeur par intérim</text:p>
          </table:table-cell>
          <table:table-cell office:value-type="string">
            <text:p>#8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Téléphone</text:p>
          </table:table-cell>
          <table:table-cell office:value-type="string">
            <text:p>#9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string">
            <text:p>Fax</text:p>
          </table:table-cell>
          <table:table-cell office:value-type="string">
            <text:p>#1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string">
            <text:p>Courriel</text:p>
          </table:table-cell>
          <table:table-cell office:value-type="string">
            <text:p>#1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Site Internet</text:p>
          </table:table-cell>
          <table:table-cell office:value-type="string">
            <text:p>#12</text:p>
          </table:table-cell>
          <table:table-cell office:value-type="float" office:value="12">
            <text:p>12</text:p>
          </table:table-cell>
          <table:table-cell table:number-columns-repeated="4"/>
        </table:table-row>
      </table:table>
      <table:table table:name="A Finances" table:style-name="ta1" table:print="false">
        <office:forms form:automatic-focus="false" form:apply-design-mode="false"/>
        <table:table-column table:style-name="co22" table:default-cell-style-name="Default"/>
        <table:table-column table:style-name="co1" table:number-columns-repeated="2" table:default-cell-style-name="Default"/>
        <table:table-row table:style-name="ro2">
          <table:table-cell table:style-name="ce5" office:value-type="string">
            <text:p>*A- ÉLÉMENTS FINANCIERS ( en euros, sans décimales) 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>
            <text:p>**A.1 DÉPENSES PROPRES A LA BDP</text:p>
          </table:table-cell>
          <table:table-cell table:number-columns-repeated="2"/>
        </table:table-row>
        <table:table-row table:style-name="ro2">
          <table:table-cell office:value-type="string">
            <text:p>Pour le personnel : salaires et charges,</text:p>
          </table:table-cell>
          <table:table-cell office:value-type="string">
            <text:p>#A11</text:p>
          </table:table-cell>
          <table:table-cell office:value-type="string">
            <text:p>A11</text:p>
          </table:table-cell>
        </table:table-row>
        <table:table-row table:style-name="ro2">
          <table:table-cell office:value-type="string">
            <text:p>Pour les acquisitions de tous documents et abonnements</text:p>
          </table:table-cell>
          <table:table-cell office:value-type="string">
            <text:p>#A12</text:p>
          </table:table-cell>
          <table:table-cell office:value-type="string">
            <text:p>A12</text:p>
          </table:table-cell>
        </table:table-row>
        <table:table-row table:style-name="ro2">
          <table:table-cell office:value-type="string">
            <text:p>Pour la reliure et l'équipement des documents</text:p>
          </table:table-cell>
          <table:table-cell office:value-type="string">
            <text:p>#A13</text:p>
          </table:table-cell>
          <table:table-cell office:value-type="string">
            <text:p>A13</text:p>
          </table:table-cell>
        </table:table-row>
        <table:table-row table:style-name="ro2">
          <table:table-cell office:value-type="string">
            <text:p>Pour la maintenance informatique</text:p>
          </table:table-cell>
          <table:table-cell office:value-type="string">
            <text:p>#A14</text:p>
          </table:table-cell>
          <table:table-cell office:value-type="string">
            <text:p>A14</text:p>
          </table:table-cell>
        </table:table-row>
        <table:table-row table:style-name="ro2">
          <table:table-cell office:value-type="string">
            <text:p>Pour l'animation (communication, impression, défraiement, intervenants…) </text:p>
          </table:table-cell>
          <table:table-cell office:value-type="string">
            <text:p>#A15</text:p>
          </table:table-cell>
          <table:table-cell office:value-type="string">
            <text:p>A15</text:p>
          </table:table-cell>
        </table:table-row>
        <table:table-row table:style-name="ro2">
          <table:table-cell office:value-type="string">
            <text:p>Pour la formation des agents de la BDP</text:p>
          </table:table-cell>
          <table:table-cell office:value-type="string">
            <text:p>#A16</text:p>
          </table:table-cell>
          <table:table-cell office:value-type="string">
            <text:p>A16</text:p>
          </table:table-cell>
        </table:table-row>
        <table:table-row table:style-name="ro2">
          <table:table-cell office:value-type="string">
            <text:p>Pour la formation dispensée au réseau</text:p>
          </table:table-cell>
          <table:table-cell office:value-type="string">
            <text:p>#A18</text:p>
          </table:table-cell>
          <table:table-cell office:value-type="string">
            <text:p>A18</text:p>
          </table:table-cell>
        </table:table-row>
        <table:table-row table:style-name="ro2">
          <table:table-cell table:style-name="ce5" office:value-type="string">
            <text:p>TOTAL (A11 à A18)</text:p>
          </table:table-cell>
          <table:table-cell office:value-type="string">
            <text:p>#A17</text:p>
          </table:table-cell>
          <table:table-cell office:value-type="string">
            <text:p>A1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**A.2 DÉPENSES D'INVESTISSEMENT POUR LA BDP (hors documents) : construction, équipement, informatisation</text:p>
          </table:table-cell>
          <table:covered-table-cell table:number-columns-repeated="2"/>
        </table:table-row>
        <table:table-row table:style-name="ro2">
          <table:table-cell office:value-type="string">
            <text:p>Pour les bâtiments de la BDP, centrale et annexes (construction, agrandissement, rénovation)</text:p>
          </table:table-cell>
          <table:table-cell office:value-type="string">
            <text:p>#A21</text:p>
          </table:table-cell>
          <table:table-cell office:value-type="string">
            <text:p>A21</text:p>
          </table:table-cell>
        </table:table-row>
        <table:table-row table:style-name="ro2">
          <table:table-cell office:value-type="string">
            <text:p>Pour le mobilier et le matériel (y compris achat de véhicules)</text:p>
          </table:table-cell>
          <table:table-cell office:value-type="string">
            <text:p>#A22</text:p>
          </table:table-cell>
          <table:table-cell office:value-type="string">
            <text:p>A22</text:p>
          </table:table-cell>
        </table:table-row>
        <table:table-row table:style-name="ro2">
          <table:table-cell office:value-type="string">
            <text:p>Pour l'informatique (logiciel et matériel)</text:p>
          </table:table-cell>
          <table:table-cell office:value-type="string">
            <text:p>#A23</text:p>
          </table:table-cell>
          <table:table-cell office:value-type="string">
            <text:p>A23</text:p>
          </table:table-cell>
        </table:table-row>
        <table:table-row table:style-name="ro2">
          <table:table-cell table:style-name="ce5" office:value-type="string">
            <text:p>TOTAL (A21à A23)</text:p>
          </table:table-cell>
          <table:table-cell office:value-type="string">
            <text:p>#A24</text:p>
          </table:table-cell>
          <table:table-cell office:value-type="string">
            <text:p>A2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table:number-columns-spanned="3" table:number-rows-spanned="1">
            <text:p>**A.3 RECETTES PROPRES A LA BIBLIOTHÈQUE</text:p>
          </table:table-cell>
          <table:covered-table-cell table:number-columns-repeated="2"/>
        </table:table-row>
        <table:table-row table:style-name="ro2">
          <table:table-cell office:value-type="string">
            <text:p>Montant total des droits d'inscription (prêts directs, cotisations des communes) perçus dans l'année sur budget départemental (hors association)</text:p>
          </table:table-cell>
          <table:table-cell office:value-type="string">
            <text:p>#A31</text:p>
          </table:table-cell>
          <table:table-cell office:value-type="string">
            <text:p>A31</text:p>
          </table:table-cell>
        </table:table-row>
        <table:table-row table:style-name="ro2">
          <table:table-cell office:value-type="string">
            <text:p>Montant total des autres recettes (inscription aux formations, droits de location)</text:p>
          </table:table-cell>
          <table:table-cell office:value-type="string">
            <text:p>#A32</text:p>
          </table:table-cell>
          <table:table-cell office:value-type="string">
            <text:p>A32</text:p>
          </table:table-cell>
        </table:table-row>
      </table:table>
      <table:table table:name="B Locaux" table:style-name="ta1" table:print="false">
        <office:forms form:automatic-focus="false" form:apply-design-mode="false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table:style-name="ce5" office:value-type="string">
            <text:p>*B LOCAUX - VÉHICULES - ÉQUIPEMENT INFORMATIQUE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B.1 LOCAUX : BDP et réseau (surface utile en m²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ntrale X</text:p>
          </table:table-cell>
          <table:table-cell office:value-type="string">
            <text:p>Annexes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Surface de la BDP (services publics et intérieurs confondus)</text:p>
          </table:table-cell>
          <table:table-cell table:formula="oooc:=&quot;#&quot;&amp;[.$E5]&amp;&quot;X&quot;" office:value-type="string" office:string-value="#B11X">
            <text:p>#B11X</text:p>
          </table:table-cell>
          <table:table-cell table:formula="oooc:=&quot;#&quot;&amp;[.$E5]&amp;&quot;Y&quot;" office:value-type="string" office:string-value="#B11Y">
            <text:p>#B11Y</text:p>
          </table:table-cell>
          <table:table-cell table:formula="oooc:=&quot;#&quot;&amp;[.$E5]&amp;&quot;Z&quot;" office:value-type="string" office:string-value="#B11Z">
            <text:p>#B11Z</text:p>
          </table:table-cell>
          <table:table-cell office:value-type="string">
            <text:p>B11</text:p>
          </table:table-cell>
        </table:table-row>
        <table:table-row table:style-name="ro2">
          <table:table-cell office:value-type="string">
            <text:p>Nombre de bâtiments de la BDP</text:p>
          </table:table-cell>
          <table:table-cell table:formula="oooc:=&quot;#&quot;&amp;[.$E6]&amp;&quot;X&quot;" office:value-type="string" office:string-value="#B16X">
            <text:p>#B16X</text:p>
          </table:table-cell>
          <table:table-cell table:formula="oooc:=&quot;#&quot;&amp;[.$E6]&amp;&quot;Y&quot;" office:value-type="string" office:string-value="#B16Y">
            <text:p>#B16Y</text:p>
          </table:table-cell>
          <table:table-cell table:formula="oooc:=&quot;#&quot;&amp;[.$E6]&amp;&quot;Z&quot;" office:value-type="string" office:string-value="#B16Z">
            <text:p>#B16Z</text:p>
          </table:table-cell>
          <table:table-cell office:value-type="string">
            <text:p>B16</text:p>
          </table:table-cell>
        </table:table-row>
        <table:table-row table:style-name="ro2">
          <table:table-cell office:value-type="string">
            <text:p>Nombre de bâtiments de la BDP ouverts à tous publics</text:p>
          </table:table-cell>
          <table:table-cell table:formula="oooc:=&quot;#&quot;&amp;[.$E7]&amp;&quot;X&quot;" office:value-type="string" office:string-value="#B12X">
            <text:p>#B12X</text:p>
          </table:table-cell>
          <table:table-cell table:formula="oooc:=&quot;#&quot;&amp;[.$E7]&amp;&quot;Y&quot;" office:value-type="string" office:string-value="#B12Y">
            <text:p>#B12Y</text:p>
          </table:table-cell>
          <table:table-cell table:formula="oooc:=&quot;#&quot;&amp;[.$E7]&amp;&quot;Z&quot;" office:value-type="string" office:string-value="#B12Z">
            <text:p>#B12Z</text:p>
          </table:table-cell>
          <table:table-cell office:value-type="string">
            <text:p>B12</text:p>
          </table:table-cell>
        </table:table-row>
        <table:table-row table:style-name="ro2">
          <table:table-cell office:value-type="string">
            <text:p>Nombre de m² ouverts à tous publics</text:p>
          </table:table-cell>
          <table:table-cell table:formula="oooc:=&quot;#&quot;&amp;[.$E8]&amp;&quot;X&quot;" office:value-type="string" office:string-value="#B13X">
            <text:p>#B13X</text:p>
          </table:table-cell>
          <table:table-cell table:formula="oooc:=&quot;#&quot;&amp;[.$E8]&amp;&quot;Y&quot;" office:value-type="string" office:string-value="#B13Y">
            <text:p>#B13Y</text:p>
          </table:table-cell>
          <table:table-cell table:formula="oooc:=&quot;#&quot;&amp;[.$E8]&amp;&quot;Z&quot;" office:value-type="string" office:string-value="#B13Z">
            <text:p>#B13Z</text:p>
          </table:table-cell>
          <table:table-cell office:value-type="string">
            <text:p>B13</text:p>
          </table:table-cell>
        </table:table-row>
        <table:table-row table:style-name="ro2">
          <table:table-cell office:value-type="string">
            <text:p>Les bâtiments ouverts à tous publics font-ils office de bibliothèques municipales ? (1)</text:p>
          </table:table-cell>
          <table:table-cell table:number-columns-repeated="2"/>
          <table:table-cell office:value-type="string">
            <text:p>#B15</text:p>
          </table:table-cell>
          <table:table-cell office:value-type="string">
            <text:p>B15</text:p>
          </table:table-cell>
        </table:table-row>
        <table:table-row table:style-name="ro2">
          <table:table-cell table:number-columns-repeated="3"/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Surface totale des bibliothèques du réseau tous publics</text:p>
          </table:table-cell>
          <table:table-cell table:number-columns-repeated="2"/>
          <table:table-cell table:formula="oooc:=&quot;#&quot;&amp;[.$E11]&amp;&quot;Z&quot;" office:value-type="string" office:string-value="#B14Z">
            <text:p>#B14Z</text:p>
          </table:table-cell>
          <table:table-cell office:value-type="string">
            <text:p>B1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B.2 VÉHICULES DE LA BDP</text:p>
          </table:table-cell>
          <table:table-cell table:number-columns-repeated="4"/>
        </table:table-row>
        <table:table-row table:style-name="ro2">
          <table:table-cell office:value-type="string">
            <text:p>Nombre total de bus : bibliobus ou médiabus (musibus, artobus, etc.)</text:p>
          </table:table-cell>
          <table:table-cell table:number-columns-repeated="2"/>
          <table:table-cell office:value-type="string">
            <text:p>#B21</text:p>
          </table:table-cell>
          <table:table-cell office:value-type="string">
            <text:p>B21</text:p>
          </table:table-cell>
        </table:table-row>
        <table:table-row table:style-name="ro2">
          <table:table-cell office:value-type="string">
            <text:p>Dont nombre de bus faisant du prêt direct</text:p>
          </table:table-cell>
          <table:table-cell table:number-columns-repeated="2"/>
          <table:table-cell office:value-type="string">
            <text:p>#B22</text:p>
          </table:table-cell>
          <table:table-cell office:value-type="string">
            <text:p>B22</text:p>
          </table:table-cell>
        </table:table-row>
        <table:table-row table:style-name="ro2">
          <table:table-cell office:value-type="string">
            <text:p>Autres véhicules (fourgonnettes, voitures légères)</text:p>
          </table:table-cell>
          <table:table-cell table:number-columns-repeated="2"/>
          <table:table-cell office:value-type="string">
            <text:p>#B23</text:p>
          </table:table-cell>
          <table:table-cell office:value-type="string">
            <text:p>B2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B.3 ÉQUIPEMENT INFORMATIQUE (BDP et annexes)</text:p>
          </table:table-cell>
          <table:table-cell table:number-columns-repeated="4"/>
        </table:table-row>
        <table:table-row table:style-name="ro2">
          <table:table-cell office:value-type="string">
            <text:p>La BDP est-t-elle équipée d'un logiciel de gestion ?</text:p>
          </table:table-cell>
          <table:table-cell table:number-columns-repeated="2"/>
          <table:table-cell office:value-type="string">
            <text:p>#B31</text:p>
          </table:table-cell>
          <table:table-cell office:value-type="string">
            <text:p>B31</text:p>
          </table:table-cell>
        </table:table-row>
        <table:table-row table:style-name="ro2">
          <table:table-cell office:value-type="string">
            <text:p>Si oui, préciser lequel:</text:p>
          </table:table-cell>
          <table:table-cell table:number-columns-repeated="2"/>
          <table:table-cell office:value-type="string">
            <text:p>#B32</text:p>
          </table:table-cell>
          <table:table-cell office:value-type="string">
            <text:p>B32</text:p>
          </table:table-cell>
        </table:table-row>
        <table:table-row table:style-name="ro2">
          <table:table-cell office:value-type="string">
            <text:p>La BDP constitue-t-elle son catalogue à partir de notices importée</text:p>
          </table:table-cell>
          <table:table-cell table:number-columns-repeated="2"/>
          <table:table-cell office:value-type="string">
            <text:p>#B33</text:p>
          </table:table-cell>
          <table:table-cell office:value-type="string">
            <text:p>B33</text:p>
          </table:table-cell>
        </table:table-row>
        <table:table-row table:style-name="ro2">
          <table:table-cell office:value-type="string">
            <text:p>Si oui, quelle est la proportion des notices importées dans votre catalogue ? (en %)</text:p>
          </table:table-cell>
          <table:table-cell table:number-columns-repeated="2"/>
          <table:table-cell office:value-type="string">
            <text:p>#B34</text:p>
          </table:table-cell>
          <table:table-cell office:value-type="string">
            <text:p>B34</text:p>
          </table:table-cell>
        </table:table-row>
        <table:table-row table:style-name="ro2">
          <table:table-cell office:value-type="string">
            <text:p>préciser les sources :</text:p>
          </table:table-cell>
          <table:table-cell table:number-columns-repeated="2"/>
          <table:table-cell office:value-type="string">
            <text:p>#B35</text:p>
          </table:table-cell>
          <table:table-cell office:value-type="string">
            <text:p>B35</text:p>
          </table:table-cell>
        </table:table-row>
        <table:table-row table:style-name="ro2">
          <table:table-cell office:value-type="string">
            <text:p>Nombre de postes informatiq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fessionnels X</text:p>
          </table:table-cell>
          <table:table-cell office:value-type="string">
            <text:p>Publics Y</text:p>
          </table:table-cell>
          <table:table-cell table:number-columns-repeated="2"/>
        </table:table-row>
        <table:table-row table:style-name="ro2">
          <table:table-cell office:value-type="string">
            <text:p>Sans accès internet</text:p>
          </table:table-cell>
          <table:table-cell table:formula="oooc:=&quot;#&quot;&amp;[.$E26]&amp;&quot;X&quot;" office:value-type="string" office:string-value="#B36X">
            <text:p>#B36X</text:p>
          </table:table-cell>
          <table:table-cell table:formula="oooc:=&quot;#&quot;&amp;[.$E26]&amp;&quot;Y&quot;" office:value-type="string" office:string-value="#B36Y">
            <text:p>#B36Y</text:p>
          </table:table-cell>
          <table:table-cell/>
          <table:table-cell office:value-type="string">
            <text:p>B36</text:p>
          </table:table-cell>
        </table:table-row>
        <table:table-row table:style-name="ro2">
          <table:table-cell office:value-type="string">
            <text:p>Avec accès internet</text:p>
          </table:table-cell>
          <table:table-cell table:formula="oooc:=&quot;#&quot;&amp;[.$E27]&amp;&quot;X&quot;" office:value-type="string" office:string-value="#B37X">
            <text:p>#B37X</text:p>
          </table:table-cell>
          <table:table-cell table:formula="oooc:=&quot;#&quot;&amp;[.$E27]&amp;&quot;Y&quot;" office:value-type="string" office:string-value="#B37Y">
            <text:p>#B37Y</text:p>
          </table:table-cell>
          <table:table-cell/>
          <table:table-cell office:value-type="string">
            <text:p>B37</text:p>
          </table:table-cell>
        </table:table-row>
        <table:table-row table:style-name="ro2">
          <table:table-cell table:style-name="ce5" office:value-type="string">
            <text:p>Total</text:p>
          </table:table-cell>
          <table:table-cell table:formula="oooc:=&quot;#&quot;&amp;[.$E28]&amp;&quot;X&quot;" office:value-type="string" office:string-value="#B38X">
            <text:p>#B38X</text:p>
          </table:table-cell>
          <table:table-cell table:formula="oooc:=&quot;#&quot;&amp;[.$E28]&amp;&quot;Y&quot;" office:value-type="string" office:string-value="#B38Y">
            <text:p>#B38Y</text:p>
          </table:table-cell>
          <table:table-cell/>
          <table:table-cell office:value-type="string">
            <text:p>B38</text:p>
          </table:table-cell>
        </table:table-row>
        <table:table-row table:style-name="ro2">
          <table:table-cell office:value-type="string">
            <text:p>Les bâtiments de la BDP sont-ils ouverts à tous publics ?</text:p>
          </table:table-cell>
          <table:table-cell table:number-columns-repeated="2"/>
          <table:table-cell office:value-type="string">
            <text:p>#B41</text:p>
          </table:table-cell>
          <table:table-cell office:value-type="string">
            <text:p>B41</text:p>
          </table:table-cell>
        </table:table-row>
        <table:table-row table:style-name="ro2">
          <table:table-cell office:value-type="string">
            <text:p>Si oui, l'accès public à internet est-il ?</text:p>
          </table:table-cell>
          <table:table-cell table:number-columns-repeated="4"/>
        </table:table-row>
        <table:table-row table:style-name="ro2">
          <table:table-cell office:value-type="string">
            <text:p>- Entièrement gratuit</text:p>
          </table:table-cell>
          <table:table-cell table:number-columns-repeated="2"/>
          <table:table-cell office:value-type="string">
            <text:p>#B39</text:p>
          </table:table-cell>
          <table:table-cell office:value-type="string">
            <text:p>B39</text:p>
          </table:table-cell>
        </table:table-row>
        <table:table-row table:style-name="ro2">
          <table:table-cell office:value-type="string">
            <text:p>- Payant, même partiellement</text:p>
          </table:table-cell>
          <table:table-cell table:number-columns-repeated="2"/>
          <table:table-cell office:value-type="string">
            <text:p>#B40</text:p>
          </table:table-cell>
          <table:table-cell office:value-type="string">
            <text:p>B40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table:style-name="ce14" office:value-type="string">
            <text:p>(1) Si oui, veuillez indiquer dans la partie "Commentaires" le mode d'administration de l'annexe : bâtiment départemental ou municipal; la situation administratif des agents; l'organisation générale du lieu. </text:p>
          </table:table-cell>
          <table:table-cell table:number-columns-repeated="4"/>
        </table:table-row>
        <table:table-row table:style-name="ro2">
          <table:table-cell table:style-name="ce14"/>
          <table:table-cell table:number-columns-repeated="4"/>
        </table:table-row>
      </table:table>
      <table:table table:name="C Personnel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Default"/>
        <table:table-row table:style-name="ro2">
          <table:table-cell table:style-name="ce5" office:value-type="string">
            <text:p>*C - PERSONNEL EN POSTE AU 31 DECEMBRE 2009 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>
            <text:p>**C.1 FONCTION PUBLIQUE : FILIERE CULTURELL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DP</text:p>
          </table:table-cell>
          <table:table-cell table:number-columns-repeated="3"/>
          <table:table-cell office:value-type="string">
            <text:p>RESEAU PUBLI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Nb de personnes</text:p>
          </table:table-cell>
          <table:table-cell office:value-type="string">
            <text:p>Nb d'emplois d'ETPT (1) (ex: 2.5)</text:p>
          </table:table-cell>
          <table:table-cell office:value-type="string">
            <text:p>Nb de personnes ayant suivi une formation dans l'année</text:p>
          </table:table-cell>
          <table:table-cell office:value-type="string">
            <text:p>Responsable de la bibliothèque ? (2)</text:p>
          </table:table-cell>
          <table:table-cell office:value-type="string">
            <text:p>Nb de personnes</text:p>
          </table:table-cell>
          <table:table-cell office:value-type="string">
            <text:p>Nb d'emplois d'ETPT (1) (ex: 2.5)</text:p>
          </table:table-cell>
          <table:table-cell office:value-type="string">
            <text:p>Nb de personnes ayant suivi une formation dans l'année</text:p>
          </table:table-cell>
          <table:table-cell office:value-type="string">
            <text:p>Nb de responsables par statu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</table:table-row>
        <table:table-row table:style-name="ro2">
          <table:table-cell office:value-type="string">
            <text:p>Conservateurs</text:p>
          </table:table-cell>
          <table:table-cell/>
          <table:table-cell table:formula="oooc:=&quot;#&quot;&amp;[.$K7]&amp;[.C$6]" office:value-type="string" office:string-value="#C11S">
            <text:p>#C11S</text:p>
          </table:table-cell>
          <table:table-cell table:formula="oooc:=&quot;#&quot;&amp;[.$K7]&amp;[.D$6]" office:value-type="string" office:string-value="#C11T">
            <text:p>#C11T</text:p>
          </table:table-cell>
          <table:table-cell table:formula="oooc:=&quot;#&quot;&amp;[.$K7]&amp;[.E$6]" office:value-type="string" office:string-value="#C11U">
            <text:p>#C11U</text:p>
          </table:table-cell>
          <table:table-cell office:value-type="string">
            <text:p>#CV</text:p>
          </table:table-cell>
          <table:table-cell table:formula="oooc:=&quot;#&quot;&amp;[.$K7]&amp;[.G$6]" office:value-type="string" office:string-value="#C11W">
            <text:p>#C11W</text:p>
          </table:table-cell>
          <table:table-cell table:formula="oooc:=&quot;#&quot;&amp;[.$K7]&amp;[.H$6]" office:value-type="string" office:string-value="#C11X">
            <text:p>#C11X</text:p>
          </table:table-cell>
          <table:table-cell table:formula="oooc:=&quot;#&quot;&amp;[.$K7]&amp;[.I$6]" office:value-type="string" office:string-value="#C11Y">
            <text:p>#C11Y</text:p>
          </table:table-cell>
          <table:table-cell table:formula="oooc:=&quot;#&quot;&amp;[.$K7]&amp;[.J$6]" office:value-type="string" office:string-value="#C11Z">
            <text:p>#C11Z</text:p>
          </table:table-cell>
          <table:table-cell office:value-type="string">
            <text:p>C11</text:p>
          </table:table-cell>
        </table:table-row>
        <table:table-row table:style-name="ro2">
          <table:table-cell office:value-type="string">
            <text:p>Bibliothécaires et attachés de conservation</text:p>
          </table:table-cell>
          <table:table-cell/>
          <table:table-cell table:formula="oooc:=&quot;#&quot;&amp;[.$K8]&amp;[.C$6]" office:value-type="string" office:string-value="#C12S">
            <text:p>#C12S</text:p>
          </table:table-cell>
          <table:table-cell table:formula="oooc:=&quot;#&quot;&amp;[.$K8]&amp;[.D$6]" office:value-type="string" office:string-value="#C12T">
            <text:p>#C12T</text:p>
          </table:table-cell>
          <table:table-cell table:formula="oooc:=&quot;#&quot;&amp;[.$K8]&amp;[.E$6]" office:value-type="string" office:string-value="#C12U">
            <text:p>#C12U</text:p>
          </table:table-cell>
          <table:table-cell office:value-type="string">
            <text:p>#CV</text:p>
          </table:table-cell>
          <table:table-cell table:formula="oooc:=&quot;#&quot;&amp;[.$K8]&amp;[.G$6]" office:value-type="string" office:string-value="#C12W">
            <text:p>#C12W</text:p>
          </table:table-cell>
          <table:table-cell table:formula="oooc:=&quot;#&quot;&amp;[.$K8]&amp;[.H$6]" office:value-type="string" office:string-value="#C12X">
            <text:p>#C12X</text:p>
          </table:table-cell>
          <table:table-cell table:formula="oooc:=&quot;#&quot;&amp;[.$K8]&amp;[.I$6]" office:value-type="string" office:string-value="#C12Y">
            <text:p>#C12Y</text:p>
          </table:table-cell>
          <table:table-cell table:formula="oooc:=&quot;#&quot;&amp;[.$K8]&amp;[.J$6]" office:value-type="string" office:string-value="#C12Z">
            <text:p>#C12Z</text:p>
          </table:table-cell>
          <table:table-cell office:value-type="string">
            <text:p>C12</text:p>
          </table:table-cell>
        </table:table-row>
        <table:table-row table:style-name="ro2">
          <table:table-cell office:value-type="string">
            <text:p>Assistants qualifiés de conservation</text:p>
          </table:table-cell>
          <table:table-cell/>
          <table:table-cell table:formula="oooc:=&quot;#&quot;&amp;[.$K9]&amp;[.C$6]" office:value-type="string" office:string-value="#C13S">
            <text:p>#C13S</text:p>
          </table:table-cell>
          <table:table-cell table:formula="oooc:=&quot;#&quot;&amp;[.$K9]&amp;[.D$6]" office:value-type="string" office:string-value="#C13T">
            <text:p>#C13T</text:p>
          </table:table-cell>
          <table:table-cell table:formula="oooc:=&quot;#&quot;&amp;[.$K9]&amp;[.E$6]" office:value-type="string" office:string-value="#C13U">
            <text:p>#C13U</text:p>
          </table:table-cell>
          <table:table-cell office:value-type="string">
            <text:p>#CV</text:p>
          </table:table-cell>
          <table:table-cell table:formula="oooc:=&quot;#&quot;&amp;[.$K9]&amp;[.G$6]" office:value-type="string" office:string-value="#C13W">
            <text:p>#C13W</text:p>
          </table:table-cell>
          <table:table-cell table:formula="oooc:=&quot;#&quot;&amp;[.$K9]&amp;[.H$6]" office:value-type="string" office:string-value="#C13X">
            <text:p>#C13X</text:p>
          </table:table-cell>
          <table:table-cell table:formula="oooc:=&quot;#&quot;&amp;[.$K9]&amp;[.I$6]" office:value-type="string" office:string-value="#C13Y">
            <text:p>#C13Y</text:p>
          </table:table-cell>
          <table:table-cell table:formula="oooc:=&quot;#&quot;&amp;[.$K9]&amp;[.J$6]" office:value-type="string" office:string-value="#C13Z">
            <text:p>#C13Z</text:p>
          </table:table-cell>
          <table:table-cell office:value-type="string">
            <text:p>C13</text:p>
          </table:table-cell>
        </table:table-row>
        <table:table-row table:style-name="ro2">
          <table:table-cell office:value-type="string">
            <text:p>Assistants de conservation</text:p>
          </table:table-cell>
          <table:table-cell/>
          <table:table-cell table:formula="oooc:=&quot;#&quot;&amp;[.$K10]&amp;[.C$6]" office:value-type="string" office:string-value="#C14S">
            <text:p>#C14S</text:p>
          </table:table-cell>
          <table:table-cell table:formula="oooc:=&quot;#&quot;&amp;[.$K10]&amp;[.D$6]" office:value-type="string" office:string-value="#C14T">
            <text:p>#C14T</text:p>
          </table:table-cell>
          <table:table-cell table:formula="oooc:=&quot;#&quot;&amp;[.$K10]&amp;[.E$6]" office:value-type="string" office:string-value="#C14U">
            <text:p>#C14U</text:p>
          </table:table-cell>
          <table:table-cell office:value-type="string">
            <text:p>#CV</text:p>
          </table:table-cell>
          <table:table-cell table:formula="oooc:=&quot;#&quot;&amp;[.$K10]&amp;[.G$6]" office:value-type="string" office:string-value="#C14W">
            <text:p>#C14W</text:p>
          </table:table-cell>
          <table:table-cell table:formula="oooc:=&quot;#&quot;&amp;[.$K10]&amp;[.H$6]" office:value-type="string" office:string-value="#C14X">
            <text:p>#C14X</text:p>
          </table:table-cell>
          <table:table-cell table:formula="oooc:=&quot;#&quot;&amp;[.$K10]&amp;[.I$6]" office:value-type="string" office:string-value="#C14Y">
            <text:p>#C14Y</text:p>
          </table:table-cell>
          <table:table-cell table:formula="oooc:=&quot;#&quot;&amp;[.$K10]&amp;[.J$6]" office:value-type="string" office:string-value="#C14Z">
            <text:p>#C14Z</text:p>
          </table:table-cell>
          <table:table-cell office:value-type="string">
            <text:p>C14</text:p>
          </table:table-cell>
        </table:table-row>
        <table:table-row table:style-name="ro2">
          <table:table-cell office:value-type="string">
            <text:p>Adjoints territoriaux du patrimoine</text:p>
          </table:table-cell>
          <table:table-cell/>
          <table:table-cell table:formula="oooc:=&quot;#&quot;&amp;[.$K11]&amp;[.C$6]" office:value-type="string" office:string-value="#C17S">
            <text:p>#C17S</text:p>
          </table:table-cell>
          <table:table-cell table:formula="oooc:=&quot;#&quot;&amp;[.$K11]&amp;[.D$6]" office:value-type="string" office:string-value="#C17T">
            <text:p>#C17T</text:p>
          </table:table-cell>
          <table:table-cell table:formula="oooc:=&quot;#&quot;&amp;[.$K11]&amp;[.E$6]" office:value-type="string" office:string-value="#C17U">
            <text:p>#C17U</text:p>
          </table:table-cell>
          <table:table-cell office:value-type="string">
            <text:p>#CV</text:p>
          </table:table-cell>
          <table:table-cell table:formula="oooc:=&quot;#&quot;&amp;[.$K11]&amp;[.G$6]" office:value-type="string" office:string-value="#C17W">
            <text:p>#C17W</text:p>
          </table:table-cell>
          <table:table-cell table:formula="oooc:=&quot;#&quot;&amp;[.$K11]&amp;[.H$6]" office:value-type="string" office:string-value="#C17X">
            <text:p>#C17X</text:p>
          </table:table-cell>
          <table:table-cell table:formula="oooc:=&quot;#&quot;&amp;[.$K11]&amp;[.I$6]" office:value-type="string" office:string-value="#C17Y">
            <text:p>#C17Y</text:p>
          </table:table-cell>
          <table:table-cell table:formula="oooc:=&quot;#&quot;&amp;[.$K11]&amp;[.J$6]" office:value-type="string" office:string-value="#C17Z">
            <text:p>#C17Z</text:p>
          </table:table-cell>
          <table:table-cell office:value-type="string">
            <text:p>C1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>
            <text:p>**C.2 FONCTION PUBLIQUE : AUTRE FILIERE</text:p>
          </table:table-cell>
          <table:table-cell table:number-columns-repeated="10"/>
        </table:table-row>
        <table:table-row table:style-name="ro2">
          <table:table-cell office:value-type="string">
            <text:p>Personnels d'autres filières (administrative, technique, sociale...)</text:p>
          </table:table-cell>
          <table:table-cell office:value-type="string">
            <text:p>Cat. A</text:p>
          </table:table-cell>
          <table:table-cell table:formula="oooc:=&quot;#&quot;&amp;[.$K14]&amp;[.C$6]" office:value-type="string" office:string-value="#C21S">
            <text:p>#C21S</text:p>
          </table:table-cell>
          <table:table-cell table:formula="oooc:=&quot;#&quot;&amp;[.$K14]&amp;[.D$6]" office:value-type="string" office:string-value="#C21T">
            <text:p>#C21T</text:p>
          </table:table-cell>
          <table:table-cell table:formula="oooc:=&quot;#&quot;&amp;[.$K14]&amp;[.E$6]" office:value-type="string" office:string-value="#C21U">
            <text:p>#C21U</text:p>
          </table:table-cell>
          <table:table-cell office:value-type="string">
            <text:p>#CV</text:p>
          </table:table-cell>
          <table:table-cell table:formula="oooc:=&quot;#&quot;&amp;[.$K14]&amp;[.G$6]" office:value-type="string" office:string-value="#C21W">
            <text:p>#C21W</text:p>
          </table:table-cell>
          <table:table-cell table:formula="oooc:=&quot;#&quot;&amp;[.$K14]&amp;[.H$6]" office:value-type="string" office:string-value="#C21X">
            <text:p>#C21X</text:p>
          </table:table-cell>
          <table:table-cell table:formula="oooc:=&quot;#&quot;&amp;[.$K14]&amp;[.I$6]" office:value-type="string" office:string-value="#C21Y">
            <text:p>#C21Y</text:p>
          </table:table-cell>
          <table:table-cell table:formula="oooc:=&quot;#&quot;&amp;[.$K14]&amp;[.J$6]" office:value-type="string" office:string-value="#C21Z">
            <text:p>#C21Z</text:p>
          </table:table-cell>
          <table:table-cell office:value-type="string">
            <text:p>C21</text:p>
          </table:table-cell>
        </table:table-row>
        <table:table-row table:style-name="ro2">
          <table:table-cell/>
          <table:table-cell office:value-type="string">
            <text:p>Cat. B</text:p>
          </table:table-cell>
          <table:table-cell table:formula="oooc:=&quot;#&quot;&amp;[.$K15]&amp;[.C$6]" office:value-type="string" office:string-value="#C22S">
            <text:p>#C22S</text:p>
          </table:table-cell>
          <table:table-cell table:formula="oooc:=&quot;#&quot;&amp;[.$K15]&amp;[.D$6]" office:value-type="string" office:string-value="#C22T">
            <text:p>#C22T</text:p>
          </table:table-cell>
          <table:table-cell table:formula="oooc:=&quot;#&quot;&amp;[.$K15]&amp;[.E$6]" office:value-type="string" office:string-value="#C22U">
            <text:p>#C22U</text:p>
          </table:table-cell>
          <table:table-cell office:value-type="string">
            <text:p>#CV</text:p>
          </table:table-cell>
          <table:table-cell table:formula="oooc:=&quot;#&quot;&amp;[.$K15]&amp;[.G$6]" office:value-type="string" office:string-value="#C22W">
            <text:p>#C22W</text:p>
          </table:table-cell>
          <table:table-cell table:formula="oooc:=&quot;#&quot;&amp;[.$K15]&amp;[.H$6]" office:value-type="string" office:string-value="#C22X">
            <text:p>#C22X</text:p>
          </table:table-cell>
          <table:table-cell table:formula="oooc:=&quot;#&quot;&amp;[.$K15]&amp;[.I$6]" office:value-type="string" office:string-value="#C22Y">
            <text:p>#C22Y</text:p>
          </table:table-cell>
          <table:table-cell table:formula="oooc:=&quot;#&quot;&amp;[.$K15]&amp;[.J$6]" office:value-type="string" office:string-value="#C22Z">
            <text:p>#C22Z</text:p>
          </table:table-cell>
          <table:table-cell office:value-type="string">
            <text:p>C22</text:p>
          </table:table-cell>
        </table:table-row>
        <table:table-row table:style-name="ro2">
          <table:table-cell/>
          <table:table-cell office:value-type="string">
            <text:p>Cat. C</text:p>
          </table:table-cell>
          <table:table-cell table:formula="oooc:=&quot;#&quot;&amp;[.$K16]&amp;[.C$6]" office:value-type="string" office:string-value="#C23S">
            <text:p>#C23S</text:p>
          </table:table-cell>
          <table:table-cell table:formula="oooc:=&quot;#&quot;&amp;[.$K16]&amp;[.D$6]" office:value-type="string" office:string-value="#C23T">
            <text:p>#C23T</text:p>
          </table:table-cell>
          <table:table-cell table:formula="oooc:=&quot;#&quot;&amp;[.$K16]&amp;[.E$6]" office:value-type="string" office:string-value="#C23U">
            <text:p>#C23U</text:p>
          </table:table-cell>
          <table:table-cell office:value-type="string">
            <text:p>#CV</text:p>
          </table:table-cell>
          <table:table-cell table:formula="oooc:=&quot;#&quot;&amp;[.$K16]&amp;[.G$6]" office:value-type="string" office:string-value="#C23W">
            <text:p>#C23W</text:p>
          </table:table-cell>
          <table:table-cell table:formula="oooc:=&quot;#&quot;&amp;[.$K16]&amp;[.H$6]" office:value-type="string" office:string-value="#C23X">
            <text:p>#C23X</text:p>
          </table:table-cell>
          <table:table-cell table:formula="oooc:=&quot;#&quot;&amp;[.$K16]&amp;[.I$6]" office:value-type="string" office:string-value="#C23Y">
            <text:p>#C23Y</text:p>
          </table:table-cell>
          <table:table-cell table:formula="oooc:=&quot;#&quot;&amp;[.$K16]&amp;[.J$6]" office:value-type="string" office:string-value="#C23Z">
            <text:p>#C23Z</text:p>
          </table:table-cell>
          <table:table-cell office:value-type="string">
            <text:p>C23</text:p>
          </table:table-cell>
        </table:table-row>
        <table:table-row table:style-name="ro2">
          <table:table-cell table:style-name="ce5" office:value-type="string">
            <text:p>**C.3 AUTRES PERSONNELS REMUNERES</text:p>
          </table:table-cell>
          <table:table-cell table:number-columns-repeated="10"/>
        </table:table-row>
        <table:table-row table:style-name="ro2">
          <table:table-cell office:value-type="string">
            <text:p>Agents non titulaires/emplois non aidés par l'Etat (contractuels, vacataires...)</text:p>
          </table:table-cell>
          <table:table-cell/>
          <table:table-cell table:formula="oooc:=&quot;#&quot;&amp;[.$K18]&amp;[.C$6]" office:value-type="string" office:string-value="#C31S">
            <text:p>#C31S</text:p>
          </table:table-cell>
          <table:table-cell table:formula="oooc:=&quot;#&quot;&amp;[.$K18]&amp;[.D$6]" office:value-type="string" office:string-value="#C31T">
            <text:p>#C31T</text:p>
          </table:table-cell>
          <table:table-cell table:formula="oooc:=&quot;#&quot;&amp;[.$K18]&amp;[.E$6]" office:value-type="string" office:string-value="#C31U">
            <text:p>#C31U</text:p>
          </table:table-cell>
          <table:table-cell office:value-type="string">
            <text:p>#CV</text:p>
          </table:table-cell>
          <table:table-cell table:formula="oooc:=&quot;#&quot;&amp;[.$K18]&amp;[.G$6]" office:value-type="string" office:string-value="#C31W">
            <text:p>#C31W</text:p>
          </table:table-cell>
          <table:table-cell table:formula="oooc:=&quot;#&quot;&amp;[.$K18]&amp;[.H$6]" office:value-type="string" office:string-value="#C31X">
            <text:p>#C31X</text:p>
          </table:table-cell>
          <table:table-cell table:formula="oooc:=&quot;#&quot;&amp;[.$K18]&amp;[.I$6]" office:value-type="string" office:string-value="#C31Y">
            <text:p>#C31Y</text:p>
          </table:table-cell>
          <table:table-cell table:formula="oooc:=&quot;#&quot;&amp;[.$K18]&amp;[.J$6]" office:value-type="string" office:string-value="#C31Z">
            <text:p>#C31Z</text:p>
          </table:table-cell>
          <table:table-cell office:value-type="string">
            <text:p>C31</text:p>
          </table:table-cell>
        </table:table-row>
        <table:table-row table:style-name="ro2">
          <table:table-cell office:value-type="string">
            <text:p>dont personnels qualifiés (3)</text:p>
          </table:table-cell>
          <table:table-cell/>
          <table:table-cell table:formula="oooc:=&quot;#&quot;&amp;[.$K19]&amp;[.C$6]" office:value-type="string" office:string-value="#C32S">
            <text:p>#C32S</text:p>
          </table:table-cell>
          <table:table-cell table:formula="oooc:=&quot;#&quot;&amp;[.$K19]&amp;[.D$6]" office:value-type="string" office:string-value="#C32T">
            <text:p>#C32T</text:p>
          </table:table-cell>
          <table:table-cell table:formula="oooc:=&quot;#&quot;&amp;[.$K19]&amp;[.E$6]" office:value-type="string" office:string-value="#C32U">
            <text:p>#C32U</text:p>
          </table:table-cell>
          <table:table-cell office:value-type="string">
            <text:p>#CV</text:p>
          </table:table-cell>
          <table:table-cell table:formula="oooc:=&quot;#&quot;&amp;[.$K19]&amp;[.G$6]" office:value-type="string" office:string-value="#C32W">
            <text:p>#C32W</text:p>
          </table:table-cell>
          <table:table-cell table:formula="oooc:=&quot;#&quot;&amp;[.$K19]&amp;[.H$6]" office:value-type="string" office:string-value="#C32X">
            <text:p>#C32X</text:p>
          </table:table-cell>
          <table:table-cell table:formula="oooc:=&quot;#&quot;&amp;[.$K19]&amp;[.I$6]" office:value-type="string" office:string-value="#C32Y">
            <text:p>#C32Y</text:p>
          </table:table-cell>
          <table:table-cell table:formula="oooc:=&quot;#&quot;&amp;[.$K19]&amp;[.J$6]" office:value-type="string" office:string-value="#C32Z">
            <text:p>#C32Z</text:p>
          </table:table-cell>
          <table:table-cell office:value-type="string">
            <text:p>C32</text:p>
          </table:table-cell>
        </table:table-row>
        <table:table-row table:style-name="ro2">
          <table:table-cell office:value-type="string">
            <text:p>Agents non titulaires/ emplois aidés par l'Etat</text:p>
          </table:table-cell>
          <table:table-cell/>
          <table:table-cell table:formula="oooc:=&quot;#&quot;&amp;[.$K20]&amp;[.C$6]" office:value-type="string" office:string-value="#C33S">
            <text:p>#C33S</text:p>
          </table:table-cell>
          <table:table-cell table:formula="oooc:=&quot;#&quot;&amp;[.$K20]&amp;[.D$6]" office:value-type="string" office:string-value="#C33T">
            <text:p>#C33T</text:p>
          </table:table-cell>
          <table:table-cell table:formula="oooc:=&quot;#&quot;&amp;[.$K20]&amp;[.E$6]" office:value-type="string" office:string-value="#C33U">
            <text:p>#C33U</text:p>
          </table:table-cell>
          <table:table-cell office:value-type="string">
            <text:p>#CV</text:p>
          </table:table-cell>
          <table:table-cell table:formula="oooc:=&quot;#&quot;&amp;[.$K20]&amp;[.G$6]" office:value-type="string" office:string-value="#C33W">
            <text:p>#C33W</text:p>
          </table:table-cell>
          <table:table-cell table:formula="oooc:=&quot;#&quot;&amp;[.$K20]&amp;[.H$6]" office:value-type="string" office:string-value="#C33X">
            <text:p>#C33X</text:p>
          </table:table-cell>
          <table:table-cell table:formula="oooc:=&quot;#&quot;&amp;[.$K20]&amp;[.I$6]" office:value-type="string" office:string-value="#C33Y">
            <text:p>#C33Y</text:p>
          </table:table-cell>
          <table:table-cell table:formula="oooc:=&quot;#&quot;&amp;[.$K20]&amp;[.J$6]" office:value-type="string" office:string-value="#C33Z">
            <text:p>#C33Z</text:p>
          </table:table-cell>
          <table:table-cell office:value-type="string">
            <text:p>C33</text:p>
          </table:table-cell>
        </table:table-row>
        <table:table-row table:style-name="ro2">
          <table:table-cell office:value-type="string">
            <text:p>dont personnels qualifiés</text:p>
          </table:table-cell>
          <table:table-cell/>
          <table:table-cell table:formula="oooc:=&quot;#&quot;&amp;[.$K21]&amp;[.C$6]" office:value-type="string" office:string-value="#C34S">
            <text:p>#C34S</text:p>
          </table:table-cell>
          <table:table-cell table:formula="oooc:=&quot;#&quot;&amp;[.$K21]&amp;[.D$6]" office:value-type="string" office:string-value="#C34T">
            <text:p>#C34T</text:p>
          </table:table-cell>
          <table:table-cell table:formula="oooc:=&quot;#&quot;&amp;[.$K21]&amp;[.E$6]" office:value-type="string" office:string-value="#C34U">
            <text:p>#C34U</text:p>
          </table:table-cell>
          <table:table-cell office:value-type="string">
            <text:p>#CV</text:p>
          </table:table-cell>
          <table:table-cell table:formula="oooc:=&quot;#&quot;&amp;[.$K21]&amp;[.G$6]" office:value-type="string" office:string-value="#C34W">
            <text:p>#C34W</text:p>
          </table:table-cell>
          <table:table-cell table:formula="oooc:=&quot;#&quot;&amp;[.$K21]&amp;[.H$6]" office:value-type="string" office:string-value="#C34X">
            <text:p>#C34X</text:p>
          </table:table-cell>
          <table:table-cell table:formula="oooc:=&quot;#&quot;&amp;[.$K21]&amp;[.I$6]" office:value-type="string" office:string-value="#C34Y">
            <text:p>#C34Y</text:p>
          </table:table-cell>
          <table:table-cell table:formula="oooc:=&quot;#&quot;&amp;[.$K21]&amp;[.J$6]" office:value-type="string" office:string-value="#C34Z">
            <text:p>#C34Z</text:p>
          </table:table-cell>
          <table:table-cell office:value-type="string">
            <text:p>C34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>
            <text:p>**C.4 BENEVOLES</text:p>
          </table:table-cell>
          <table:table-cell table:number-columns-repeated="10"/>
        </table:table-row>
        <table:table-row table:style-name="ro2">
          <table:table-cell office:value-type="string">
            <text:p>Bénévoles qualifiés (3)</text:p>
          </table:table-cell>
          <table:table-cell/>
          <table:table-cell table:formula="oooc:=&quot;#&quot;&amp;[.$K24]&amp;[.C$6]" office:value-type="string" office:string-value="#C41S">
            <text:p>#C41S</text:p>
          </table:table-cell>
          <table:table-cell/>
          <table:table-cell table:formula="oooc:=&quot;#&quot;&amp;[.$K24]&amp;[.E$6]" office:value-type="string" office:string-value="#C41U">
            <text:p>#C41U</text:p>
          </table:table-cell>
          <table:table-cell office:value-type="string">
            <text:p>#CV</text:p>
          </table:table-cell>
          <table:table-cell table:formula="oooc:=&quot;#&quot;&amp;[.$K24]&amp;[.G$6]" office:value-type="string" office:string-value="#C41W">
            <text:p>#C41W</text:p>
          </table:table-cell>
          <table:table-cell/>
          <table:table-cell table:formula="oooc:=&quot;#&quot;&amp;[.$K24]&amp;[.I$6]" office:value-type="string" office:string-value="#C41Y">
            <text:p>#C41Y</text:p>
          </table:table-cell>
          <table:table-cell table:formula="oooc:=&quot;#&quot;&amp;[.$K24]&amp;[.J$6]" office:value-type="string" office:string-value="#C41Z">
            <text:p>#C41Z</text:p>
          </table:table-cell>
          <table:table-cell office:value-type="string">
            <text:p>C41</text:p>
          </table:table-cell>
        </table:table-row>
        <table:table-row table:style-name="ro2">
          <table:table-cell office:value-type="string">
            <text:p>Bénévoles non formés</text:p>
          </table:table-cell>
          <table:table-cell/>
          <table:table-cell table:formula="oooc:=&quot;#&quot;&amp;[.$K25]&amp;[.C$6]" office:value-type="string" office:string-value="#C42S">
            <text:p>#C42S</text:p>
          </table:table-cell>
          <table:table-cell table:number-columns-repeated="2"/>
          <table:table-cell office:value-type="string">
            <text:p>#CV</text:p>
          </table:table-cell>
          <table:table-cell table:formula="oooc:=&quot;#&quot;&amp;[.$K25]&amp;[.G$6]" office:value-type="string" office:string-value="#C42W">
            <text:p>#C42W</text:p>
          </table:table-cell>
          <table:table-cell table:number-columns-repeated="2"/>
          <table:table-cell table:formula="oooc:=&quot;#&quot;&amp;[.$K25]&amp;[.J$6]" office:value-type="string" office:string-value="#C42Z">
            <text:p>#C42Z</text:p>
          </table:table-cell>
          <table:table-cell office:value-type="string">
            <text:p>C42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>
            <text:p>**TOTAL PERSONNEL EN POSTE</text:p>
          </table:table-cell>
          <table:table-cell table:number-columns-repeated="10"/>
        </table:table-row>
        <table:table-row table:style-name="ro2">
          <table:table-cell table:style-name="ce5" office:value-type="string">
            <text:p>TOTAL (C11 à C42)</text:p>
          </table:table-cell>
          <table:table-cell/>
          <table:table-cell table:formula="oooc:=&quot;#&quot;&amp;[.$K28]&amp;[.C$6]" office:value-type="string" office:string-value="#C43S">
            <text:p>#C43S</text:p>
          </table:table-cell>
          <table:table-cell table:formula="oooc:=&quot;#&quot;&amp;[.$K28]&amp;[.D$6]" office:value-type="string" office:string-value="#C43T">
            <text:p>#C43T</text:p>
          </table:table-cell>
          <table:table-cell table:formula="oooc:=&quot;#&quot;&amp;[.$K28]&amp;[.E$6]" office:value-type="string" office:string-value="#C43U">
            <text:p>#C43U</text:p>
          </table:table-cell>
          <table:table-cell/>
          <table:table-cell table:formula="oooc:=&quot;#&quot;&amp;[.$K28]&amp;[.G$6]" office:value-type="string" office:string-value="#C43W">
            <text:p>#C43W</text:p>
          </table:table-cell>
          <table:table-cell table:formula="oooc:=&quot;#&quot;&amp;[.$K28]&amp;[.H$6]" office:value-type="string" office:string-value="#C43X">
            <text:p>#C43X</text:p>
          </table:table-cell>
          <table:table-cell table:formula="oooc:=&quot;#&quot;&amp;[.$K28]&amp;[.I$6]" office:value-type="string" office:string-value="#C43Y">
            <text:p>#C43Y</text:p>
          </table:table-cell>
          <table:table-cell table:formula="oooc:=&quot;#&quot;&amp;[.$K28]&amp;[.J$6]" office:value-type="string" office:string-value="#C43Z">
            <text:p>#C43Z</text:p>
          </table:table-cell>
          <table:table-cell office:value-type="string">
            <text:p>C43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(1) ETP : Equivalent temps plein (Exemple : 2.5) </text:p>
          </table:table-cell>
          <table:table-cell table:number-columns-repeated="10"/>
        </table:table-row>
        <table:table-row table:style-name="ro2">
          <table:table-cell office:value-type="string">
            <text:p>(2) cocher la case correspondante</text:p>
          </table:table-cell>
          <table:table-cell table:number-columns-repeated="10"/>
        </table:table-row>
        <table:table-row table:style-name="ro2">
          <table:table-cell office:value-type="string">
            <text:p>(3) PERSONNELS OU BENEVOLES QUALIFIES : personnes ayant suivi des formations (exemple : ABF, BDP, etc)</text:p>
          </table:table-cell>
          <table:table-cell table:number-columns-repeated="10"/>
        </table:table-row>
      </table:table>
      <table:table table:name="D Colle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row table:style-name="ro2">
          <table:table-cell office:value-type="string">
            <text:p>*D - COLLECTIONS AU 31 DÉCEMBRE 2009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**D. 1/ D. 2 LIVRES ET AUTRES DOCUMENTS (hors périodiques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 table:number-columns-repeated="3"/>
        </table:table-row>
        <table:table-row table:style-name="ro2">
          <table:table-cell office:value-type="string">
            <text:p>Livres adultes</text:p>
          </table:table-cell>
          <table:table-cell table:formula="oooc:=&quot;#&quot;&amp;[.$E5]&amp;&quot;X&quot;" office:value-type="string" office:string-value="#D11X">
            <text:p>#D11X</text:p>
          </table:table-cell>
          <table:table-cell table:formula="oooc:=&quot;#&quot;&amp;[.$E5]&amp;&quot;Y&quot;" office:value-type="string" office:string-value="#D11Y">
            <text:p>#D11Y</text:p>
          </table:table-cell>
          <table:table-cell table:formula="oooc:=&quot;#&quot;&amp;[.$E5]&amp;&quot;Z&quot;" office:value-type="string" office:string-value="#D11Z">
            <text:p>#D11Z</text:p>
          </table:table-cell>
          <table:table-cell office:value-type="string">
            <text:p>D11</text:p>
          </table:table-cell>
          <table:table-cell table:number-columns-repeated="2"/>
        </table:table-row>
        <table:table-row table:style-name="ro2">
          <table:table-cell office:value-type="string">
            <text:p>Livres enfants</text:p>
          </table:table-cell>
          <table:table-cell table:formula="oooc:=&quot;#&quot;&amp;[.$E6]&amp;&quot;X&quot;" office:value-type="string" office:string-value="#D12X">
            <text:p>#D12X</text:p>
          </table:table-cell>
          <table:table-cell table:formula="oooc:=&quot;#&quot;&amp;[.$E6]&amp;&quot;Y&quot;" office:value-type="string" office:string-value="#D12Y">
            <text:p>#D12Y</text:p>
          </table:table-cell>
          <table:table-cell table:formula="oooc:=&quot;#&quot;&amp;[.$E6]&amp;&quot;Z&quot;" office:value-type="string" office:string-value="#D12Z">
            <text:p>#D12Z</text:p>
          </table:table-cell>
          <table:table-cell office:value-type="string">
            <text:p>D12</text:p>
          </table:table-cell>
          <table:table-cell table:number-columns-repeated="2"/>
        </table:table-row>
        <table:table-row table:style-name="ro2">
          <table:table-cell office:value-type="string">
            <text:p>TOTAL des livres (D11+D12)</text:p>
          </table:table-cell>
          <table:table-cell table:formula="oooc:=&quot;#&quot;&amp;[.$E7]&amp;&quot;X&quot;" office:value-type="string" office:string-value="#D13X">
            <text:p>#D13X</text:p>
          </table:table-cell>
          <table:table-cell table:formula="oooc:=&quot;#&quot;&amp;[.$E7]&amp;&quot;Y&quot;" office:value-type="string" office:string-value="#D13Y">
            <text:p>#D13Y</text:p>
          </table:table-cell>
          <table:table-cell table:formula="oooc:=&quot;#&quot;&amp;[.$E7]&amp;&quot;Z&quot;" office:value-type="string" office:string-value="#D13Z">
            <text:p>#D13Z</text:p>
          </table:table-cell>
          <table:table-cell office:value-type="string">
            <text:p>D13</text:p>
          </table:table-cell>
          <table:table-cell table:number-columns-repeated="2"/>
        </table:table-row>
        <table:table-row table:style-name="ro2">
          <table:table-cell office:value-type="string">
            <text:p>Documents sonores adultes (tous supports)</text:p>
          </table:table-cell>
          <table:table-cell table:formula="oooc:=&quot;#&quot;&amp;[.$E8]&amp;&quot;X&quot;" office:value-type="string" office:string-value="#D14X">
            <text:p>#D14X</text:p>
          </table:table-cell>
          <table:table-cell table:formula="oooc:=&quot;#&quot;&amp;[.$E8]&amp;&quot;Y&quot;" office:value-type="string" office:string-value="#D14Y">
            <text:p>#D14Y</text:p>
          </table:table-cell>
          <table:table-cell table:formula="oooc:=&quot;#&quot;&amp;[.$E8]&amp;&quot;Z&quot;" office:value-type="string" office:string-value="#D14Z">
            <text:p>#D14Z</text:p>
          </table:table-cell>
          <table:table-cell office:value-type="string">
            <text:p>D14</text:p>
          </table:table-cell>
          <table:table-cell table:number-columns-repeated="2"/>
        </table:table-row>
        <table:table-row table:style-name="ro2">
          <table:table-cell office:value-type="string">
            <text:p>Documents sonores enfants (tous supports)</text:p>
          </table:table-cell>
          <table:table-cell table:formula="oooc:=&quot;#&quot;&amp;[.$E9]&amp;&quot;X&quot;" office:value-type="string" office:string-value="#D15X">
            <text:p>#D15X</text:p>
          </table:table-cell>
          <table:table-cell table:formula="oooc:=&quot;#&quot;&amp;[.$E9]&amp;&quot;Y&quot;" office:value-type="string" office:string-value="#D15Y">
            <text:p>#D15Y</text:p>
          </table:table-cell>
          <table:table-cell table:formula="oooc:=&quot;#&quot;&amp;[.$E9]&amp;&quot;Z&quot;" office:value-type="string" office:string-value="#D15Z">
            <text:p>#D15Z</text:p>
          </table:table-cell>
          <table:table-cell office:value-type="string">
            <text:p>D15</text:p>
          </table:table-cell>
          <table:table-cell table:number-columns-repeated="2"/>
        </table:table-row>
        <table:table-row table:style-name="ro2">
          <table:table-cell office:value-type="string">
            <text:p>TOTAL des documents sonores (D14 + D15)</text:p>
          </table:table-cell>
          <table:table-cell table:formula="oooc:=&quot;#&quot;&amp;[.$E10]&amp;&quot;X&quot;" office:value-type="string" office:string-value="#D16X">
            <text:p>#D16X</text:p>
          </table:table-cell>
          <table:table-cell table:formula="oooc:=&quot;#&quot;&amp;[.$E10]&amp;&quot;Y&quot;" office:value-type="string" office:string-value="#D16Y">
            <text:p>#D16Y</text:p>
          </table:table-cell>
          <table:table-cell table:formula="oooc:=&quot;#&quot;&amp;[.$E10]&amp;&quot;Z&quot;" office:value-type="string" office:string-value="#D16Z">
            <text:p>#D16Z</text:p>
          </table:table-cell>
          <table:table-cell office:value-type="string">
            <text:p>D16</text:p>
          </table:table-cell>
          <table:table-cell table:number-columns-repeated="2"/>
        </table:table-row>
        <table:table-row table:style-name="ro2">
          <table:table-cell office:value-type="string">
            <text:p>Vidéos adultes (tous supports)</text:p>
          </table:table-cell>
          <table:table-cell table:formula="oooc:=&quot;#&quot;&amp;[.$E11]&amp;&quot;X&quot;" office:value-type="string" office:string-value="#D17X">
            <text:p>#D17X</text:p>
          </table:table-cell>
          <table:table-cell table:formula="oooc:=&quot;#&quot;&amp;[.$E11]&amp;&quot;Y&quot;" office:value-type="string" office:string-value="#D17Y">
            <text:p>#D17Y</text:p>
          </table:table-cell>
          <table:table-cell table:formula="oooc:=&quot;#&quot;&amp;[.$E11]&amp;&quot;Z&quot;" office:value-type="string" office:string-value="#D17Z">
            <text:p>#D17Z</text:p>
          </table:table-cell>
          <table:table-cell office:value-type="string">
            <text:p>D17</text:p>
          </table:table-cell>
          <table:table-cell table:number-columns-repeated="2"/>
        </table:table-row>
        <table:table-row table:style-name="ro2">
          <table:table-cell office:value-type="string">
            <text:p>Vidéos enfants (tous supports)</text:p>
          </table:table-cell>
          <table:table-cell table:formula="oooc:=&quot;#&quot;&amp;[.$E12]&amp;&quot;X&quot;" office:value-type="string" office:string-value="#D18X">
            <text:p>#D18X</text:p>
          </table:table-cell>
          <table:table-cell table:formula="oooc:=&quot;#&quot;&amp;[.$E12]&amp;&quot;Y&quot;" office:value-type="string" office:string-value="#D18Y">
            <text:p>#D18Y</text:p>
          </table:table-cell>
          <table:table-cell table:formula="oooc:=&quot;#&quot;&amp;[.$E12]&amp;&quot;Z&quot;" office:value-type="string" office:string-value="#D18Z">
            <text:p>#D18Z</text:p>
          </table:table-cell>
          <table:table-cell office:value-type="string">
            <text:p>D18</text:p>
          </table:table-cell>
          <table:table-cell table:number-columns-repeated="2"/>
        </table:table-row>
        <table:table-row table:style-name="ro2">
          <table:table-cell office:value-type="string">
            <text:p>TOTAL des vidéos (D17 + D18)</text:p>
          </table:table-cell>
          <table:table-cell table:formula="oooc:=&quot;#&quot;&amp;[.$E13]&amp;&quot;X&quot;" office:value-type="string" office:string-value="#D19X">
            <text:p>#D19X</text:p>
          </table:table-cell>
          <table:table-cell table:formula="oooc:=&quot;#&quot;&amp;[.$E13]&amp;&quot;Y&quot;" office:value-type="string" office:string-value="#D19Y">
            <text:p>#D19Y</text:p>
          </table:table-cell>
          <table:table-cell table:formula="oooc:=&quot;#&quot;&amp;[.$E13]&amp;&quot;Z&quot;" office:value-type="string" office:string-value="#D19Z">
            <text:p>#D19Z</text:p>
          </table:table-cell>
          <table:table-cell office:value-type="string">
            <text:p>D19</text:p>
          </table:table-cell>
          <table:table-cell table:number-columns-repeated="2"/>
        </table:table-row>
        <table:table-row table:style-name="ro2">
          <table:table-cell office:value-type="string">
            <text:p>Cédéroms adultes</text:p>
          </table:table-cell>
          <table:table-cell table:formula="oooc:=&quot;#&quot;&amp;[.$E14]&amp;&quot;X&quot;" office:value-type="string" office:string-value="#D20X">
            <text:p>#D20X</text:p>
          </table:table-cell>
          <table:table-cell table:formula="oooc:=&quot;#&quot;&amp;[.$E14]&amp;&quot;Y&quot;" office:value-type="string" office:string-value="#D20Y">
            <text:p>#D20Y</text:p>
          </table:table-cell>
          <table:table-cell table:formula="oooc:=&quot;#&quot;&amp;[.$E14]&amp;&quot;Z&quot;" office:value-type="string" office:string-value="#D20Z">
            <text:p>#D20Z</text:p>
          </table:table-cell>
          <table:table-cell office:value-type="string">
            <text:p>D20</text:p>
          </table:table-cell>
          <table:table-cell table:number-columns-repeated="2"/>
        </table:table-row>
        <table:table-row table:style-name="ro2">
          <table:table-cell office:value-type="string">
            <text:p>Cédéroms enfants</text:p>
          </table:table-cell>
          <table:table-cell table:formula="oooc:=&quot;#&quot;&amp;[.$E15]&amp;&quot;X&quot;" office:value-type="string" office:string-value="#D21X">
            <text:p>#D21X</text:p>
          </table:table-cell>
          <table:table-cell table:formula="oooc:=&quot;#&quot;&amp;[.$E15]&amp;&quot;Y&quot;" office:value-type="string" office:string-value="#D21Y">
            <text:p>#D21Y</text:p>
          </table:table-cell>
          <table:table-cell table:formula="oooc:=&quot;#&quot;&amp;[.$E15]&amp;&quot;Z&quot;" office:value-type="string" office:string-value="#D21Z">
            <text:p>#D21Z</text:p>
          </table:table-cell>
          <table:table-cell office:value-type="string">
            <text:p>D21</text:p>
          </table:table-cell>
          <table:table-cell table:number-columns-repeated="2"/>
        </table:table-row>
        <table:table-row table:style-name="ro2">
          <table:table-cell office:value-type="string">
            <text:p>TOTAL des cédéroms (D20 + D21)</text:p>
          </table:table-cell>
          <table:table-cell table:formula="oooc:=&quot;#&quot;&amp;[.$E16]&amp;&quot;X&quot;" office:value-type="string" office:string-value="#D22X">
            <text:p>#D22X</text:p>
          </table:table-cell>
          <table:table-cell table:formula="oooc:=&quot;#&quot;&amp;[.$E16]&amp;&quot;Y&quot;" office:value-type="string" office:string-value="#D22Y">
            <text:p>#D22Y</text:p>
          </table:table-cell>
          <table:table-cell table:formula="oooc:=&quot;#&quot;&amp;[.$E16]&amp;&quot;Z&quot;" office:value-type="string" office:string-value="#D22Z">
            <text:p>#D22Z</text:p>
          </table:table-cell>
          <table:table-cell office:value-type="string">
            <text:p>D22</text:p>
          </table:table-cell>
          <table:table-cell table:number-columns-repeated="2"/>
        </table:table-row>
        <table:table-row table:style-name="ro2">
          <table:table-cell office:value-type="string">
            <text:p>Autres documents</text:p>
          </table:table-cell>
          <table:table-cell table:formula="oooc:=&quot;#&quot;&amp;[.$E17]&amp;&quot;X&quot;" office:value-type="string" office:string-value="#D23X">
            <text:p>#D23X</text:p>
          </table:table-cell>
          <table:table-cell table:formula="oooc:=&quot;#&quot;&amp;[.$E17]&amp;&quot;Y&quot;" office:value-type="string" office:string-value="#D23Y">
            <text:p>#D23Y</text:p>
          </table:table-cell>
          <table:table-cell table:formula="oooc:=&quot;#&quot;&amp;[.$E17]&amp;&quot;Z&quot;" office:value-type="string" office:string-value="#D23Z">
            <text:p>#D23Z</text:p>
          </table:table-cell>
          <table:table-cell office:value-type="string">
            <text:p>D23</text:p>
          </table:table-cell>
          <table:table-cell table:number-columns-repeated="2"/>
        </table:table-row>
        <table:table-row table:style-name="ro2">
          <table:table-cell office:value-type="string">
            <text:p>Bases de données</text:p>
          </table:table-cell>
          <table:table-cell table:formula="oooc:=&quot;#&quot;&amp;[.$E18]&amp;&quot;X&quot;" office:value-type="string" office:string-value="#D24X">
            <text:p>#D24X</text:p>
          </table:table-cell>
          <table:table-cell table:formula="oooc:=&quot;#&quot;&amp;[.$E18]&amp;&quot;Y&quot;" office:value-type="string" office:string-value="#D24Y">
            <text:p>#D24Y</text:p>
          </table:table-cell>
          <table:table-cell table:formula="oooc:=&quot;#&quot;&amp;[.$E18]&amp;&quot;Z&quot;" office:value-type="string" office:string-value="#D24Z">
            <text:p>#D24Z</text:p>
          </table:table-cell>
          <table:table-cell office:value-type="string">
            <text:p>D24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**D.3 PÉRIODIQUES</text:p>
          </table:table-cell>
          <table:table-cell table:number-columns-repeated="6"/>
        </table:table-row>
        <table:table-row table:style-name="ro2">
          <table:table-cell office:value-type="string">
            <text:p>Nombre de titres de périodiques conservés (titres morts ou courants)</text:p>
          </table:table-cell>
          <table:table-cell table:number-columns-repeated="2"/>
          <table:table-cell table:formula="oooc:=&quot;#&quot;&amp;[.$E21]" office:value-type="string" office:string-value="#D31">
            <text:p>#D31</text:p>
          </table:table-cell>
          <table:table-cell office:value-type="string">
            <text:p>D31</text:p>
          </table:table-cell>
          <table:table-cell table:number-columns-repeated="2"/>
        </table:table-row>
      </table:table>
      <table:table table:name="E Acquisitions" table:style-name="ta1" table:print="false">
        <office:forms form:automatic-focus="false" form:apply-design-mode="false"/>
        <table:table-column table:style-name="co3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table:style-name="ce5" office:value-type="string">
            <text:p>*E- ACQUISITIONS ET ÉLIMINATIONS DE L'ANNÉE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E. 1 / 2 NOMBRE DE DOCUMENTS ACHETÉS (hors périodique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Livres adultes</text:p>
          </table:table-cell>
          <table:table-cell table:formula="oooc:=&quot;#&quot;&amp;[.$E5]&amp;&quot;X&quot;" office:value-type="string" office:string-value="#E11X">
            <text:p>#E11X</text:p>
          </table:table-cell>
          <table:table-cell table:formula="oooc:=&quot;#&quot;&amp;[.$E5]&amp;&quot;Y&quot;" office:value-type="string" office:string-value="#E11Y">
            <text:p>#E11Y</text:p>
          </table:table-cell>
          <table:table-cell table:formula="oooc:=&quot;#&quot;&amp;[.$E5]&amp;&quot;Z&quot;" office:value-type="string" office:string-value="#E11Z">
            <text:p>#E11Z</text:p>
          </table:table-cell>
          <table:table-cell office:value-type="string">
            <text:p>E11</text:p>
          </table:table-cell>
        </table:table-row>
        <table:table-row table:style-name="ro2">
          <table:table-cell office:value-type="string">
            <text:p>Livres enfants</text:p>
          </table:table-cell>
          <table:table-cell table:formula="oooc:=&quot;#&quot;&amp;[.$E6]&amp;&quot;X&quot;" office:value-type="string" office:string-value="#E12X">
            <text:p>#E12X</text:p>
          </table:table-cell>
          <table:table-cell table:formula="oooc:=&quot;#&quot;&amp;[.$E6]&amp;&quot;Y&quot;" office:value-type="string" office:string-value="#E12Y">
            <text:p>#E12Y</text:p>
          </table:table-cell>
          <table:table-cell table:formula="oooc:=&quot;#&quot;&amp;[.$E6]&amp;&quot;Z&quot;" office:value-type="string" office:string-value="#E12Z">
            <text:p>#E12Z</text:p>
          </table:table-cell>
          <table:table-cell office:value-type="string">
            <text:p>E12</text:p>
          </table:table-cell>
        </table:table-row>
        <table:table-row table:style-name="ro2">
          <table:table-cell table:style-name="ce5" office:value-type="string">
            <text:p>TOTAL des livres (E11+E12)</text:p>
          </table:table-cell>
          <table:table-cell table:formula="oooc:=&quot;#&quot;&amp;[.$E7]&amp;&quot;X&quot;" office:value-type="string" office:string-value="#E13X">
            <text:p>#E13X</text:p>
          </table:table-cell>
          <table:table-cell table:formula="oooc:=&quot;#&quot;&amp;[.$E7]&amp;&quot;Y&quot;" office:value-type="string" office:string-value="#E13Y">
            <text:p>#E13Y</text:p>
          </table:table-cell>
          <table:table-cell table:formula="oooc:=&quot;#&quot;&amp;[.$E7]&amp;&quot;Z&quot;" office:value-type="string" office:string-value="#E13Z">
            <text:p>#E13Z</text:p>
          </table:table-cell>
          <table:table-cell office:value-type="string">
            <text:p>E13</text:p>
          </table:table-cell>
        </table:table-row>
        <table:table-row table:style-name="ro2">
          <table:table-cell office:value-type="string">
            <text:p>Documents sonores adultes (tous supports)</text:p>
          </table:table-cell>
          <table:table-cell table:formula="oooc:=&quot;#&quot;&amp;[.$E8]&amp;&quot;X&quot;" office:value-type="string" office:string-value="#E14X">
            <text:p>#E14X</text:p>
          </table:table-cell>
          <table:table-cell table:formula="oooc:=&quot;#&quot;&amp;[.$E8]&amp;&quot;Y&quot;" office:value-type="string" office:string-value="#E14Y">
            <text:p>#E14Y</text:p>
          </table:table-cell>
          <table:table-cell table:formula="oooc:=&quot;#&quot;&amp;[.$E8]&amp;&quot;Z&quot;" office:value-type="string" office:string-value="#E14Z">
            <text:p>#E14Z</text:p>
          </table:table-cell>
          <table:table-cell office:value-type="string">
            <text:p>E14</text:p>
          </table:table-cell>
        </table:table-row>
        <table:table-row table:style-name="ro2">
          <table:table-cell office:value-type="string">
            <text:p>Documents sonores enfants (tous supports)</text:p>
          </table:table-cell>
          <table:table-cell table:formula="oooc:=&quot;#&quot;&amp;[.$E9]&amp;&quot;X&quot;" office:value-type="string" office:string-value="#E15X">
            <text:p>#E15X</text:p>
          </table:table-cell>
          <table:table-cell table:formula="oooc:=&quot;#&quot;&amp;[.$E9]&amp;&quot;Y&quot;" office:value-type="string" office:string-value="#E15Y">
            <text:p>#E15Y</text:p>
          </table:table-cell>
          <table:table-cell table:formula="oooc:=&quot;#&quot;&amp;[.$E9]&amp;&quot;Z&quot;" office:value-type="string" office:string-value="#E15Z">
            <text:p>#E15Z</text:p>
          </table:table-cell>
          <table:table-cell office:value-type="string">
            <text:p>E15</text:p>
          </table:table-cell>
        </table:table-row>
        <table:table-row table:style-name="ro2">
          <table:table-cell office:value-type="string">
            <text:p>TOTAL des documents sonores (E14 + E15)</text:p>
          </table:table-cell>
          <table:table-cell table:formula="oooc:=&quot;#&quot;&amp;[.$E10]&amp;&quot;X&quot;" office:value-type="string" office:string-value="#E16X">
            <text:p>#E16X</text:p>
          </table:table-cell>
          <table:table-cell table:formula="oooc:=&quot;#&quot;&amp;[.$E10]&amp;&quot;Y&quot;" office:value-type="string" office:string-value="#E16Y">
            <text:p>#E16Y</text:p>
          </table:table-cell>
          <table:table-cell table:formula="oooc:=&quot;#&quot;&amp;[.$E10]&amp;&quot;Z&quot;" office:value-type="string" office:string-value="#E16Z">
            <text:p>#E16Z</text:p>
          </table:table-cell>
          <table:table-cell office:value-type="string">
            <text:p>E16</text:p>
          </table:table-cell>
        </table:table-row>
        <table:table-row table:style-name="ro2">
          <table:table-cell office:value-type="string">
            <text:p>Vidéos adultes (tous supports)</text:p>
          </table:table-cell>
          <table:table-cell table:formula="oooc:=&quot;#&quot;&amp;[.$E11]&amp;&quot;X&quot;" office:value-type="string" office:string-value="#E17X">
            <text:p>#E17X</text:p>
          </table:table-cell>
          <table:table-cell table:formula="oooc:=&quot;#&quot;&amp;[.$E11]&amp;&quot;Y&quot;" office:value-type="string" office:string-value="#E17Y">
            <text:p>#E17Y</text:p>
          </table:table-cell>
          <table:table-cell table:formula="oooc:=&quot;#&quot;&amp;[.$E11]&amp;&quot;Z&quot;" office:value-type="string" office:string-value="#E17Z">
            <text:p>#E17Z</text:p>
          </table:table-cell>
          <table:table-cell office:value-type="string">
            <text:p>E17</text:p>
          </table:table-cell>
        </table:table-row>
        <table:table-row table:style-name="ro2">
          <table:table-cell office:value-type="string">
            <text:p>Vidéos enfants (tous supports)</text:p>
          </table:table-cell>
          <table:table-cell table:formula="oooc:=&quot;#&quot;&amp;[.$E12]&amp;&quot;X&quot;" office:value-type="string" office:string-value="#E18X">
            <text:p>#E18X</text:p>
          </table:table-cell>
          <table:table-cell table:formula="oooc:=&quot;#&quot;&amp;[.$E12]&amp;&quot;Y&quot;" office:value-type="string" office:string-value="#E18Y">
            <text:p>#E18Y</text:p>
          </table:table-cell>
          <table:table-cell table:formula="oooc:=&quot;#&quot;&amp;[.$E12]&amp;&quot;Z&quot;" office:value-type="string" office:string-value="#E18Z">
            <text:p>#E18Z</text:p>
          </table:table-cell>
          <table:table-cell office:value-type="string">
            <text:p>E18</text:p>
          </table:table-cell>
        </table:table-row>
        <table:table-row table:style-name="ro2">
          <table:table-cell office:value-type="string">
            <text:p>TOTAL des vidéos (E17 + E18)</text:p>
          </table:table-cell>
          <table:table-cell table:formula="oooc:=&quot;#&quot;&amp;[.$E13]&amp;&quot;X&quot;" office:value-type="string" office:string-value="#E19X">
            <text:p>#E19X</text:p>
          </table:table-cell>
          <table:table-cell table:formula="oooc:=&quot;#&quot;&amp;[.$E13]&amp;&quot;Y&quot;" office:value-type="string" office:string-value="#E19Y">
            <text:p>#E19Y</text:p>
          </table:table-cell>
          <table:table-cell table:formula="oooc:=&quot;#&quot;&amp;[.$E13]&amp;&quot;Z&quot;" office:value-type="string" office:string-value="#E19Z">
            <text:p>#E19Z</text:p>
          </table:table-cell>
          <table:table-cell office:value-type="string">
            <text:p>E19</text:p>
          </table:table-cell>
        </table:table-row>
        <table:table-row table:style-name="ro2">
          <table:table-cell office:value-type="string">
            <text:p>Cédéroms adultes</text:p>
          </table:table-cell>
          <table:table-cell table:formula="oooc:=&quot;#&quot;&amp;[.$E14]&amp;&quot;X&quot;" office:value-type="string" office:string-value="#E20X">
            <text:p>#E20X</text:p>
          </table:table-cell>
          <table:table-cell table:formula="oooc:=&quot;#&quot;&amp;[.$E14]&amp;&quot;Y&quot;" office:value-type="string" office:string-value="#E20Y">
            <text:p>#E20Y</text:p>
          </table:table-cell>
          <table:table-cell table:formula="oooc:=&quot;#&quot;&amp;[.$E14]&amp;&quot;Z&quot;" office:value-type="string" office:string-value="#E20Z">
            <text:p>#E20Z</text:p>
          </table:table-cell>
          <table:table-cell office:value-type="string">
            <text:p>E20</text:p>
          </table:table-cell>
        </table:table-row>
        <table:table-row table:style-name="ro2">
          <table:table-cell office:value-type="string">
            <text:p>Cédéroms enfants</text:p>
          </table:table-cell>
          <table:table-cell table:formula="oooc:=&quot;#&quot;&amp;[.$E15]&amp;&quot;X&quot;" office:value-type="string" office:string-value="#E21X">
            <text:p>#E21X</text:p>
          </table:table-cell>
          <table:table-cell table:formula="oooc:=&quot;#&quot;&amp;[.$E15]&amp;&quot;Y&quot;" office:value-type="string" office:string-value="#E21Y">
            <text:p>#E21Y</text:p>
          </table:table-cell>
          <table:table-cell table:formula="oooc:=&quot;#&quot;&amp;[.$E15]&amp;&quot;Z&quot;" office:value-type="string" office:string-value="#E21Z">
            <text:p>#E21Z</text:p>
          </table:table-cell>
          <table:table-cell office:value-type="string">
            <text:p>E21</text:p>
          </table:table-cell>
        </table:table-row>
        <table:table-row table:style-name="ro2">
          <table:table-cell office:value-type="string">
            <text:p>TOTAL des cédéroms (E20 + E21)</text:p>
          </table:table-cell>
          <table:table-cell table:formula="oooc:=&quot;#&quot;&amp;[.$E16]&amp;&quot;X&quot;" office:value-type="string" office:string-value="#E22X">
            <text:p>#E22X</text:p>
          </table:table-cell>
          <table:table-cell table:formula="oooc:=&quot;#&quot;&amp;[.$E16]&amp;&quot;Y&quot;" office:value-type="string" office:string-value="#E22Y">
            <text:p>#E22Y</text:p>
          </table:table-cell>
          <table:table-cell table:formula="oooc:=&quot;#&quot;&amp;[.$E16]&amp;&quot;Z&quot;" office:value-type="string" office:string-value="#E22Z">
            <text:p>#E22Z</text:p>
          </table:table-cell>
          <table:table-cell office:value-type="string">
            <text:p>E22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formula="oooc:=&quot;#&quot;&amp;[.$E17]&amp;&quot;X&quot;" office:value-type="string" office:string-value="#E23X">
            <text:p>#E23X</text:p>
          </table:table-cell>
          <table:table-cell table:formula="oooc:=&quot;#&quot;&amp;[.$E17]&amp;&quot;Y&quot;" office:value-type="string" office:string-value="#E23Y">
            <text:p>#E23Y</text:p>
          </table:table-cell>
          <table:table-cell table:formula="oooc:=&quot;#&quot;&amp;[.$E17]&amp;&quot;Z&quot;" office:value-type="string" office:string-value="#E23Z">
            <text:p>#E23Z</text:p>
          </table:table-cell>
          <table:table-cell office:value-type="string">
            <text:p>E2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E. 3 / 4 NOMBRE DE DOCUMENTS ENTRÉS PAR DONS, LEGS (hors périodiques 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Livres adultes</text:p>
          </table:table-cell>
          <table:table-cell table:formula="oooc:=&quot;#&quot;&amp;[.$E21]&amp;&quot;X&quot;" office:value-type="string" office:string-value="#E31X">
            <text:p>#E31X</text:p>
          </table:table-cell>
          <table:table-cell table:formula="oooc:=&quot;#&quot;&amp;[.$E21]&amp;&quot;Y&quot;" office:value-type="string" office:string-value="#E31Y">
            <text:p>#E31Y</text:p>
          </table:table-cell>
          <table:table-cell table:formula="oooc:=&quot;#&quot;&amp;[.$E21]&amp;&quot;Z&quot;" office:value-type="string" office:string-value="#E31Z">
            <text:p>#E31Z</text:p>
          </table:table-cell>
          <table:table-cell office:value-type="string">
            <text:p>E31</text:p>
          </table:table-cell>
        </table:table-row>
        <table:table-row table:style-name="ro2">
          <table:table-cell office:value-type="string">
            <text:p>Livres enfants</text:p>
          </table:table-cell>
          <table:table-cell table:formula="oooc:=&quot;#&quot;&amp;[.$E22]&amp;&quot;X&quot;" office:value-type="string" office:string-value="#E32X">
            <text:p>#E32X</text:p>
          </table:table-cell>
          <table:table-cell table:formula="oooc:=&quot;#&quot;&amp;[.$E22]&amp;&quot;Y&quot;" office:value-type="string" office:string-value="#E32Y">
            <text:p>#E32Y</text:p>
          </table:table-cell>
          <table:table-cell table:formula="oooc:=&quot;#&quot;&amp;[.$E22]&amp;&quot;Z&quot;" office:value-type="string" office:string-value="#E32Z">
            <text:p>#E32Z</text:p>
          </table:table-cell>
          <table:table-cell office:value-type="string">
            <text:p>E32</text:p>
          </table:table-cell>
        </table:table-row>
        <table:table-row table:style-name="ro2">
          <table:table-cell table:style-name="ce5" office:value-type="string">
            <text:p>TOTAL des livres (E31+E32)</text:p>
          </table:table-cell>
          <table:table-cell table:formula="oooc:=&quot;#&quot;&amp;[.$E23]&amp;&quot;X&quot;" office:value-type="string" office:string-value="#E33X">
            <text:p>#E33X</text:p>
          </table:table-cell>
          <table:table-cell table:formula="oooc:=&quot;#&quot;&amp;[.$E23]&amp;&quot;Y&quot;" office:value-type="string" office:string-value="#E33Y">
            <text:p>#E33Y</text:p>
          </table:table-cell>
          <table:table-cell table:formula="oooc:=&quot;#&quot;&amp;[.$E23]&amp;&quot;Z&quot;" office:value-type="string" office:string-value="#E33Z">
            <text:p>#E33Z</text:p>
          </table:table-cell>
          <table:table-cell office:value-type="string">
            <text:p>E33</text:p>
          </table:table-cell>
        </table:table-row>
        <table:table-row table:style-name="ro2">
          <table:table-cell office:value-type="string">
            <text:p>Documents sonores adultes (tous supports)</text:p>
          </table:table-cell>
          <table:table-cell table:formula="oooc:=&quot;#&quot;&amp;[.$E24]&amp;&quot;X&quot;" office:value-type="string" office:string-value="#E34X">
            <text:p>#E34X</text:p>
          </table:table-cell>
          <table:table-cell table:formula="oooc:=&quot;#&quot;&amp;[.$E24]&amp;&quot;Y&quot;" office:value-type="string" office:string-value="#E34Y">
            <text:p>#E34Y</text:p>
          </table:table-cell>
          <table:table-cell table:formula="oooc:=&quot;#&quot;&amp;[.$E24]&amp;&quot;Z&quot;" office:value-type="string" office:string-value="#E34Z">
            <text:p>#E34Z</text:p>
          </table:table-cell>
          <table:table-cell office:value-type="string">
            <text:p>E34</text:p>
          </table:table-cell>
        </table:table-row>
        <table:table-row table:style-name="ro2">
          <table:table-cell office:value-type="string">
            <text:p>Documents sonores enfants (tous supports)</text:p>
          </table:table-cell>
          <table:table-cell table:formula="oooc:=&quot;#&quot;&amp;[.$E25]&amp;&quot;X&quot;" office:value-type="string" office:string-value="#E35X">
            <text:p>#E35X</text:p>
          </table:table-cell>
          <table:table-cell table:formula="oooc:=&quot;#&quot;&amp;[.$E25]&amp;&quot;Y&quot;" office:value-type="string" office:string-value="#E35Y">
            <text:p>#E35Y</text:p>
          </table:table-cell>
          <table:table-cell table:formula="oooc:=&quot;#&quot;&amp;[.$E25]&amp;&quot;Z&quot;" office:value-type="string" office:string-value="#E35Z">
            <text:p>#E35Z</text:p>
          </table:table-cell>
          <table:table-cell office:value-type="string">
            <text:p>E35</text:p>
          </table:table-cell>
        </table:table-row>
        <table:table-row table:style-name="ro2">
          <table:table-cell table:style-name="ce5" office:value-type="string">
            <text:p>TOTAL des documents sonores</text:p>
          </table:table-cell>
          <table:table-cell table:formula="oooc:=&quot;#&quot;&amp;[.$E26]&amp;&quot;X&quot;" office:value-type="string" office:string-value="#E36X">
            <text:p>#E36X</text:p>
          </table:table-cell>
          <table:table-cell table:formula="oooc:=&quot;#&quot;&amp;[.$E26]&amp;&quot;Y&quot;" office:value-type="string" office:string-value="#E36Y">
            <text:p>#E36Y</text:p>
          </table:table-cell>
          <table:table-cell table:formula="oooc:=&quot;#&quot;&amp;[.$E26]&amp;&quot;Z&quot;" office:value-type="string" office:string-value="#E36Z">
            <text:p>#E36Z</text:p>
          </table:table-cell>
          <table:table-cell office:value-type="string">
            <text:p>E36</text:p>
          </table:table-cell>
        </table:table-row>
        <table:table-row table:style-name="ro2">
          <table:table-cell office:value-type="string">
            <text:p>Vidéos adultes (tous supports)</text:p>
          </table:table-cell>
          <table:table-cell table:formula="oooc:=&quot;#&quot;&amp;[.$E27]&amp;&quot;X&quot;" office:value-type="string" office:string-value="#E37X">
            <text:p>#E37X</text:p>
          </table:table-cell>
          <table:table-cell table:formula="oooc:=&quot;#&quot;&amp;[.$E27]&amp;&quot;Y&quot;" office:value-type="string" office:string-value="#E37Y">
            <text:p>#E37Y</text:p>
          </table:table-cell>
          <table:table-cell table:formula="oooc:=&quot;#&quot;&amp;[.$E27]&amp;&quot;Z&quot;" office:value-type="string" office:string-value="#E37Z">
            <text:p>#E37Z</text:p>
          </table:table-cell>
          <table:table-cell office:value-type="string">
            <text:p>E37</text:p>
          </table:table-cell>
        </table:table-row>
        <table:table-row table:style-name="ro2">
          <table:table-cell office:value-type="string">
            <text:p>Vidéos enfants (tous supports)</text:p>
          </table:table-cell>
          <table:table-cell table:formula="oooc:=&quot;#&quot;&amp;[.$E28]&amp;&quot;X&quot;" office:value-type="string" office:string-value="#E38X">
            <text:p>#E38X</text:p>
          </table:table-cell>
          <table:table-cell table:formula="oooc:=&quot;#&quot;&amp;[.$E28]&amp;&quot;Y&quot;" office:value-type="string" office:string-value="#E38Y">
            <text:p>#E38Y</text:p>
          </table:table-cell>
          <table:table-cell table:formula="oooc:=&quot;#&quot;&amp;[.$E28]&amp;&quot;Z&quot;" office:value-type="string" office:string-value="#E38Z">
            <text:p>#E38Z</text:p>
          </table:table-cell>
          <table:table-cell office:value-type="string">
            <text:p>E38</text:p>
          </table:table-cell>
        </table:table-row>
        <table:table-row table:style-name="ro2">
          <table:table-cell table:style-name="ce5" office:value-type="string">
            <text:p>TOTAL des vidéos</text:p>
          </table:table-cell>
          <table:table-cell table:formula="oooc:=&quot;#&quot;&amp;[.$E29]&amp;&quot;X&quot;" office:value-type="string" office:string-value="#E39X">
            <text:p>#E39X</text:p>
          </table:table-cell>
          <table:table-cell table:formula="oooc:=&quot;#&quot;&amp;[.$E29]&amp;&quot;Y&quot;" office:value-type="string" office:string-value="#E39Y">
            <text:p>#E39Y</text:p>
          </table:table-cell>
          <table:table-cell table:formula="oooc:=&quot;#&quot;&amp;[.$E29]&amp;&quot;Z&quot;" office:value-type="string" office:string-value="#E39Z">
            <text:p>#E39Z</text:p>
          </table:table-cell>
          <table:table-cell office:value-type="string">
            <text:p>E39</text:p>
          </table:table-cell>
        </table:table-row>
        <table:table-row table:style-name="ro2">
          <table:table-cell office:value-type="string">
            <text:p>Cédéroms adultes</text:p>
          </table:table-cell>
          <table:table-cell table:formula="oooc:=&quot;#&quot;&amp;[.$E30]&amp;&quot;X&quot;" office:value-type="string" office:string-value="#E40X">
            <text:p>#E40X</text:p>
          </table:table-cell>
          <table:table-cell table:formula="oooc:=&quot;#&quot;&amp;[.$E30]&amp;&quot;Y&quot;" office:value-type="string" office:string-value="#E40Y">
            <text:p>#E40Y</text:p>
          </table:table-cell>
          <table:table-cell table:formula="oooc:=&quot;#&quot;&amp;[.$E30]&amp;&quot;Z&quot;" office:value-type="string" office:string-value="#E40Z">
            <text:p>#E40Z</text:p>
          </table:table-cell>
          <table:table-cell office:value-type="string">
            <text:p>E40</text:p>
          </table:table-cell>
        </table:table-row>
        <table:table-row table:style-name="ro2">
          <table:table-cell office:value-type="string">
            <text:p>Cédéroms enfants</text:p>
          </table:table-cell>
          <table:table-cell table:formula="oooc:=&quot;#&quot;&amp;[.$E31]&amp;&quot;X&quot;" office:value-type="string" office:string-value="#E41X">
            <text:p>#E41X</text:p>
          </table:table-cell>
          <table:table-cell table:formula="oooc:=&quot;#&quot;&amp;[.$E31]&amp;&quot;Y&quot;" office:value-type="string" office:string-value="#E41Y">
            <text:p>#E41Y</text:p>
          </table:table-cell>
          <table:table-cell table:formula="oooc:=&quot;#&quot;&amp;[.$E31]&amp;&quot;Z&quot;" office:value-type="string" office:string-value="#E41Z">
            <text:p>#E41Z</text:p>
          </table:table-cell>
          <table:table-cell office:value-type="string">
            <text:p>E41</text:p>
          </table:table-cell>
        </table:table-row>
        <table:table-row table:style-name="ro2">
          <table:table-cell table:style-name="ce5" office:value-type="string">
            <text:p>TOTAL des cédéroms</text:p>
          </table:table-cell>
          <table:table-cell table:formula="oooc:=&quot;#&quot;&amp;[.$E32]&amp;&quot;X&quot;" office:value-type="string" office:string-value="#E42X">
            <text:p>#E42X</text:p>
          </table:table-cell>
          <table:table-cell table:formula="oooc:=&quot;#&quot;&amp;[.$E32]&amp;&quot;Y&quot;" office:value-type="string" office:string-value="#E42Y">
            <text:p>#E42Y</text:p>
          </table:table-cell>
          <table:table-cell table:formula="oooc:=&quot;#&quot;&amp;[.$E32]&amp;&quot;Z&quot;" office:value-type="string" office:string-value="#E42Z">
            <text:p>#E42Z</text:p>
          </table:table-cell>
          <table:table-cell office:value-type="string">
            <text:p>E42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formula="oooc:=&quot;#&quot;&amp;[.$E33]&amp;&quot;X&quot;" office:value-type="string" office:string-value="#E43X">
            <text:p>#E43X</text:p>
          </table:table-cell>
          <table:table-cell table:formula="oooc:=&quot;#&quot;&amp;[.$E33]&amp;&quot;Y&quot;" office:value-type="string" office:string-value="#E43Y">
            <text:p>#E43Y</text:p>
          </table:table-cell>
          <table:table-cell table:formula="oooc:=&quot;#&quot;&amp;[.$E33]&amp;&quot;Z&quot;" office:value-type="string" office:string-value="#E43Z">
            <text:p>#E43Z</text:p>
          </table:table-cell>
          <table:table-cell office:value-type="string">
            <text:p>E4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E. 5 / 6 NOMBRE DE DOCUMENTS RETIRÉS DE L'INVENTAIRE (hors périodiques et documents patrimoniaux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Livres adultes</text:p>
          </table:table-cell>
          <table:table-cell table:formula="oooc:=&quot;#&quot;&amp;[.$E37]&amp;&quot;X&quot;" office:value-type="string" office:string-value="#E51X">
            <text:p>#E51X</text:p>
          </table:table-cell>
          <table:table-cell table:formula="oooc:=&quot;#&quot;&amp;[.$E37]&amp;&quot;Y&quot;" office:value-type="string" office:string-value="#E51Y">
            <text:p>#E51Y</text:p>
          </table:table-cell>
          <table:table-cell table:formula="oooc:=&quot;#&quot;&amp;[.$E37]&amp;&quot;Z&quot;" office:value-type="string" office:string-value="#E51Z">
            <text:p>#E51Z</text:p>
          </table:table-cell>
          <table:table-cell office:value-type="string">
            <text:p>E51</text:p>
          </table:table-cell>
        </table:table-row>
        <table:table-row table:style-name="ro2">
          <table:table-cell office:value-type="string">
            <text:p>Livres enfants</text:p>
          </table:table-cell>
          <table:table-cell table:formula="oooc:=&quot;#&quot;&amp;[.$E38]&amp;&quot;X&quot;" office:value-type="string" office:string-value="#E52X">
            <text:p>#E52X</text:p>
          </table:table-cell>
          <table:table-cell table:formula="oooc:=&quot;#&quot;&amp;[.$E38]&amp;&quot;Y&quot;" office:value-type="string" office:string-value="#E52Y">
            <text:p>#E52Y</text:p>
          </table:table-cell>
          <table:table-cell table:formula="oooc:=&quot;#&quot;&amp;[.$E38]&amp;&quot;Z&quot;" office:value-type="string" office:string-value="#E52Z">
            <text:p>#E52Z</text:p>
          </table:table-cell>
          <table:table-cell office:value-type="string">
            <text:p>E52</text:p>
          </table:table-cell>
        </table:table-row>
        <table:table-row table:style-name="ro2">
          <table:table-cell table:style-name="ce5" office:value-type="string">
            <text:p>TOTAL des livres (E51+E52)</text:p>
          </table:table-cell>
          <table:table-cell table:formula="oooc:=&quot;#&quot;&amp;[.$E39]&amp;&quot;X&quot;" office:value-type="string" office:string-value="#E53X">
            <text:p>#E53X</text:p>
          </table:table-cell>
          <table:table-cell table:formula="oooc:=&quot;#&quot;&amp;[.$E39]&amp;&quot;Y&quot;" office:value-type="string" office:string-value="#E53Y">
            <text:p>#E53Y</text:p>
          </table:table-cell>
          <table:table-cell table:formula="oooc:=&quot;#&quot;&amp;[.$E39]&amp;&quot;Z&quot;" office:value-type="string" office:string-value="#E53Z">
            <text:p>#E53Z</text:p>
          </table:table-cell>
          <table:table-cell office:value-type="string">
            <text:p>E53</text:p>
          </table:table-cell>
        </table:table-row>
        <table:table-row table:style-name="ro2">
          <table:table-cell office:value-type="string">
            <text:p>Documents sonores adultes (tous supports)</text:p>
          </table:table-cell>
          <table:table-cell table:formula="oooc:=&quot;#&quot;&amp;[.$E40]&amp;&quot;X&quot;" office:value-type="string" office:string-value="#E54X">
            <text:p>#E54X</text:p>
          </table:table-cell>
          <table:table-cell table:formula="oooc:=&quot;#&quot;&amp;[.$E40]&amp;&quot;Y&quot;" office:value-type="string" office:string-value="#E54Y">
            <text:p>#E54Y</text:p>
          </table:table-cell>
          <table:table-cell table:formula="oooc:=&quot;#&quot;&amp;[.$E40]&amp;&quot;Z&quot;" office:value-type="string" office:string-value="#E54Z">
            <text:p>#E54Z</text:p>
          </table:table-cell>
          <table:table-cell office:value-type="string">
            <text:p>E54</text:p>
          </table:table-cell>
        </table:table-row>
        <table:table-row table:style-name="ro2">
          <table:table-cell office:value-type="string">
            <text:p>Documents sonores enfants (tous supports)</text:p>
          </table:table-cell>
          <table:table-cell table:formula="oooc:=&quot;#&quot;&amp;[.$E41]&amp;&quot;X&quot;" office:value-type="string" office:string-value="#E55X">
            <text:p>#E55X</text:p>
          </table:table-cell>
          <table:table-cell table:formula="oooc:=&quot;#&quot;&amp;[.$E41]&amp;&quot;Y&quot;" office:value-type="string" office:string-value="#E55Y">
            <text:p>#E55Y</text:p>
          </table:table-cell>
          <table:table-cell table:formula="oooc:=&quot;#&quot;&amp;[.$E41]&amp;&quot;Z&quot;" office:value-type="string" office:string-value="#E55Z">
            <text:p>#E55Z</text:p>
          </table:table-cell>
          <table:table-cell office:value-type="string">
            <text:p>E55</text:p>
          </table:table-cell>
        </table:table-row>
        <table:table-row table:style-name="ro2">
          <table:table-cell table:style-name="ce5" office:value-type="string">
            <text:p>TOTAL des documents sonores (E54 + E55)</text:p>
          </table:table-cell>
          <table:table-cell table:formula="oooc:=&quot;#&quot;&amp;[.$E42]&amp;&quot;X&quot;" office:value-type="string" office:string-value="#E56X">
            <text:p>#E56X</text:p>
          </table:table-cell>
          <table:table-cell table:formula="oooc:=&quot;#&quot;&amp;[.$E42]&amp;&quot;Y&quot;" office:value-type="string" office:string-value="#E56Y">
            <text:p>#E56Y</text:p>
          </table:table-cell>
          <table:table-cell table:formula="oooc:=&quot;#&quot;&amp;[.$E42]&amp;&quot;Z&quot;" office:value-type="string" office:string-value="#E56Z">
            <text:p>#E56Z</text:p>
          </table:table-cell>
          <table:table-cell office:value-type="string">
            <text:p>E56</text:p>
          </table:table-cell>
        </table:table-row>
        <table:table-row table:style-name="ro2">
          <table:table-cell office:value-type="string">
            <text:p>Vidéos adultes (tous supports)</text:p>
          </table:table-cell>
          <table:table-cell table:formula="oooc:=&quot;#&quot;&amp;[.$E43]&amp;&quot;X&quot;" office:value-type="string" office:string-value="#E57X">
            <text:p>#E57X</text:p>
          </table:table-cell>
          <table:table-cell table:formula="oooc:=&quot;#&quot;&amp;[.$E43]&amp;&quot;Y&quot;" office:value-type="string" office:string-value="#E57Y">
            <text:p>#E57Y</text:p>
          </table:table-cell>
          <table:table-cell table:formula="oooc:=&quot;#&quot;&amp;[.$E43]&amp;&quot;Z&quot;" office:value-type="string" office:string-value="#E57Z">
            <text:p>#E57Z</text:p>
          </table:table-cell>
          <table:table-cell office:value-type="string">
            <text:p>E57</text:p>
          </table:table-cell>
        </table:table-row>
        <table:table-row table:style-name="ro2">
          <table:table-cell office:value-type="string">
            <text:p>Vidéos enfants (tous supports)</text:p>
          </table:table-cell>
          <table:table-cell table:formula="oooc:=&quot;#&quot;&amp;[.$E44]&amp;&quot;X&quot;" office:value-type="string" office:string-value="#E58X">
            <text:p>#E58X</text:p>
          </table:table-cell>
          <table:table-cell table:formula="oooc:=&quot;#&quot;&amp;[.$E44]&amp;&quot;Y&quot;" office:value-type="string" office:string-value="#E58Y">
            <text:p>#E58Y</text:p>
          </table:table-cell>
          <table:table-cell table:formula="oooc:=&quot;#&quot;&amp;[.$E44]&amp;&quot;Z&quot;" office:value-type="string" office:string-value="#E58Z">
            <text:p>#E58Z</text:p>
          </table:table-cell>
          <table:table-cell office:value-type="string">
            <text:p>E58</text:p>
          </table:table-cell>
        </table:table-row>
        <table:table-row table:style-name="ro2">
          <table:table-cell table:style-name="ce5" office:value-type="string">
            <text:p>TOTAL des vidéos (E57 + E58)</text:p>
          </table:table-cell>
          <table:table-cell table:formula="oooc:=&quot;#&quot;&amp;[.$E45]&amp;&quot;X&quot;" office:value-type="string" office:string-value="#E59X">
            <text:p>#E59X</text:p>
          </table:table-cell>
          <table:table-cell table:formula="oooc:=&quot;#&quot;&amp;[.$E45]&amp;&quot;Y&quot;" office:value-type="string" office:string-value="#E59Y">
            <text:p>#E59Y</text:p>
          </table:table-cell>
          <table:table-cell table:formula="oooc:=&quot;#&quot;&amp;[.$E45]&amp;&quot;Z&quot;" office:value-type="string" office:string-value="#E59Z">
            <text:p>#E59Z</text:p>
          </table:table-cell>
          <table:table-cell office:value-type="string">
            <text:p>E59</text:p>
          </table:table-cell>
        </table:table-row>
        <table:table-row table:style-name="ro2">
          <table:table-cell office:value-type="string">
            <text:p>Cédéroms adultes</text:p>
          </table:table-cell>
          <table:table-cell table:formula="oooc:=&quot;#&quot;&amp;[.$E46]&amp;&quot;X&quot;" office:value-type="string" office:string-value="#E60X">
            <text:p>#E60X</text:p>
          </table:table-cell>
          <table:table-cell table:formula="oooc:=&quot;#&quot;&amp;[.$E46]&amp;&quot;Y&quot;" office:value-type="string" office:string-value="#E60Y">
            <text:p>#E60Y</text:p>
          </table:table-cell>
          <table:table-cell table:formula="oooc:=&quot;#&quot;&amp;[.$E46]&amp;&quot;Z&quot;" office:value-type="string" office:string-value="#E60Z">
            <text:p>#E60Z</text:p>
          </table:table-cell>
          <table:table-cell office:value-type="string">
            <text:p>E60</text:p>
          </table:table-cell>
        </table:table-row>
        <table:table-row table:style-name="ro2">
          <table:table-cell office:value-type="string">
            <text:p>Cédéroms enfants</text:p>
          </table:table-cell>
          <table:table-cell table:formula="oooc:=&quot;#&quot;&amp;[.$E47]&amp;&quot;X&quot;" office:value-type="string" office:string-value="#E61X">
            <text:p>#E61X</text:p>
          </table:table-cell>
          <table:table-cell table:formula="oooc:=&quot;#&quot;&amp;[.$E47]&amp;&quot;Y&quot;" office:value-type="string" office:string-value="#E61Y">
            <text:p>#E61Y</text:p>
          </table:table-cell>
          <table:table-cell table:formula="oooc:=&quot;#&quot;&amp;[.$E47]&amp;&quot;Z&quot;" office:value-type="string" office:string-value="#E61Z">
            <text:p>#E61Z</text:p>
          </table:table-cell>
          <table:table-cell office:value-type="string">
            <text:p>E61</text:p>
          </table:table-cell>
        </table:table-row>
        <table:table-row table:style-name="ro2">
          <table:table-cell table:style-name="ce5" office:value-type="string">
            <text:p>TOTAL des cédéroms (E60 + E61)</text:p>
          </table:table-cell>
          <table:table-cell table:formula="oooc:=&quot;#&quot;&amp;[.$E48]&amp;&quot;X&quot;" office:value-type="string" office:string-value="#E62X">
            <text:p>#E62X</text:p>
          </table:table-cell>
          <table:table-cell table:formula="oooc:=&quot;#&quot;&amp;[.$E48]&amp;&quot;Y&quot;" office:value-type="string" office:string-value="#E62Y">
            <text:p>#E62Y</text:p>
          </table:table-cell>
          <table:table-cell table:formula="oooc:=&quot;#&quot;&amp;[.$E48]&amp;&quot;Z&quot;" office:value-type="string" office:string-value="#E62Z">
            <text:p>#E62Z</text:p>
          </table:table-cell>
          <table:table-cell office:value-type="string">
            <text:p>E62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formula="oooc:=&quot;#&quot;&amp;[.$E49]&amp;&quot;X&quot;" office:value-type="string" office:string-value="#E63X">
            <text:p>#E63X</text:p>
          </table:table-cell>
          <table:table-cell table:formula="oooc:=&quot;#&quot;&amp;[.$E49]&amp;&quot;Y&quot;" office:value-type="string" office:string-value="#E63Y">
            <text:p>#E63Y</text:p>
          </table:table-cell>
          <table:table-cell table:formula="oooc:=&quot;#&quot;&amp;[.$E49]&amp;&quot;Z&quot;" office:value-type="string" office:string-value="#E63Z">
            <text:p>#E63Z</text:p>
          </table:table-cell>
          <table:table-cell office:value-type="string">
            <text:p>E6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E. 7 NOMBRE DE PÉRIODIQUES ACQUIS (ACHATS, DONS, LEG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Nombre d'abonnements en cours ( payants et gratuits, support imprimé ou microforme)</text:p>
          </table:table-cell>
          <table:table-cell table:formula="oooc:=&quot;#&quot;&amp;[.$E53]&amp;&quot;X&quot;" office:value-type="string" office:string-value="#E71X">
            <text:p>#E71X</text:p>
          </table:table-cell>
          <table:table-cell table:formula="oooc:=&quot;#&quot;&amp;[.$E53]&amp;&quot;Y&quot;" office:value-type="string" office:string-value="#E71Y">
            <text:p>#E71Y</text:p>
          </table:table-cell>
          <table:table-cell table:formula="oooc:=&quot;#&quot;&amp;[.$E53]&amp;&quot;Z&quot;" office:value-type="string" office:string-value="#E71Z">
            <text:p>#E71Z</text:p>
          </table:table-cell>
          <table:table-cell office:value-type="string">
            <text:p>E71</text:p>
          </table:table-cell>
        </table:table-row>
        <table:table-row table:style-name="ro2">
          <table:table-cell office:value-type="string">
            <text:p>Nombre de titre en cours sur cédéroms ou en ligne</text:p>
          </table:table-cell>
          <table:table-cell table:formula="oooc:=&quot;#&quot;&amp;[.$E54]&amp;&quot;X&quot;" office:value-type="string" office:string-value="#E73X">
            <text:p>#E73X</text:p>
          </table:table-cell>
          <table:table-cell table:formula="oooc:=&quot;#&quot;&amp;[.$E54]&amp;&quot;Y&quot;" office:value-type="string" office:string-value="#E73Y">
            <text:p>#E73Y</text:p>
          </table:table-cell>
          <table:table-cell table:formula="oooc:=&quot;#&quot;&amp;[.$E54]&amp;&quot;Z&quot;" office:value-type="string" office:string-value="#E73Z">
            <text:p>#E73Z</text:p>
          </table:table-cell>
          <table:table-cell office:value-type="string">
            <text:p>E7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**E. 8 NOMBRE DE PÉRIODIQUES RETIRÉS DE L'INVENTAIRE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Nombre d'unités matérielles retirées</text:p>
          </table:table-cell>
          <table:table-cell table:formula="oooc:=&quot;#&quot;&amp;[.$E58]&amp;&quot;X&quot;" office:value-type="string" office:string-value="#E82X">
            <text:p>#E82X</text:p>
          </table:table-cell>
          <table:table-cell table:formula="oooc:=&quot;#&quot;&amp;[.$E58]&amp;&quot;Y&quot;" office:value-type="string" office:string-value="#E82Y">
            <text:p>#E82Y</text:p>
          </table:table-cell>
          <table:table-cell table:formula="oooc:=&quot;#&quot;&amp;[.$E58]&amp;&quot;Z&quot;" office:value-type="string" office:string-value="#E82Z">
            <text:p>#E82Z</text:p>
          </table:table-cell>
          <table:table-cell office:value-type="string">
            <text:p>E8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**E. 8 / 9 DÉPENSES D'ACQUISITION (en euros, sans décimal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DP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Livres adultes</text:p>
          </table:table-cell>
          <table:table-cell table:formula="oooc:=&quot;#&quot;&amp;[.$E62]&amp;&quot;X&quot;" office:value-type="string" office:string-value="#E83X">
            <text:p>#E83X</text:p>
          </table:table-cell>
          <table:table-cell table:formula="oooc:=&quot;#&quot;&amp;[.$E62]&amp;&quot;Y&quot;" office:value-type="string" office:string-value="#E83Y">
            <text:p>#E83Y</text:p>
          </table:table-cell>
          <table:table-cell table:formula="oooc:=&quot;#&quot;&amp;[.$E62]&amp;&quot;Z&quot;" office:value-type="string" office:string-value="#E83Z">
            <text:p>#E83Z</text:p>
          </table:table-cell>
          <table:table-cell office:value-type="string">
            <text:p>E83</text:p>
          </table:table-cell>
        </table:table-row>
        <table:table-row table:style-name="ro2">
          <table:table-cell office:value-type="string">
            <text:p>Livres enfants</text:p>
          </table:table-cell>
          <table:table-cell table:formula="oooc:=&quot;#&quot;&amp;[.$E63]&amp;&quot;X&quot;" office:value-type="string" office:string-value="#E84X">
            <text:p>#E84X</text:p>
          </table:table-cell>
          <table:table-cell table:formula="oooc:=&quot;#&quot;&amp;[.$E63]&amp;&quot;Y&quot;" office:value-type="string" office:string-value="#E84Y">
            <text:p>#E84Y</text:p>
          </table:table-cell>
          <table:table-cell table:formula="oooc:=&quot;#&quot;&amp;[.$E63]&amp;&quot;Z&quot;" office:value-type="string" office:string-value="#E84Z">
            <text:p>#E84Z</text:p>
          </table:table-cell>
          <table:table-cell office:value-type="string">
            <text:p>E84</text:p>
          </table:table-cell>
        </table:table-row>
        <table:table-row table:style-name="ro2">
          <table:table-cell table:style-name="ce5" office:value-type="string">
            <text:p>TOTAL des livres (E83 + E84 )</text:p>
          </table:table-cell>
          <table:table-cell table:formula="oooc:=&quot;#&quot;&amp;[.$E64]&amp;&quot;X&quot;" office:value-type="string" office:string-value="#E85X">
            <text:p>#E85X</text:p>
          </table:table-cell>
          <table:table-cell table:formula="oooc:=&quot;#&quot;&amp;[.$E64]&amp;&quot;Y&quot;" office:value-type="string" office:string-value="#E85Y">
            <text:p>#E85Y</text:p>
          </table:table-cell>
          <table:table-cell table:formula="oooc:=&quot;#&quot;&amp;[.$E64]&amp;&quot;Z&quot;" office:value-type="string" office:string-value="#E85Z">
            <text:p>#E85Z</text:p>
          </table:table-cell>
          <table:table-cell office:value-type="string">
            <text:p>E85</text:p>
          </table:table-cell>
        </table:table-row>
        <table:table-row table:style-name="ro2">
          <table:table-cell office:value-type="string">
            <text:p>Documents sonores adultes</text:p>
          </table:table-cell>
          <table:table-cell table:formula="oooc:=&quot;#&quot;&amp;[.$E65]&amp;&quot;X&quot;" office:value-type="string" office:string-value="#E86X">
            <text:p>#E86X</text:p>
          </table:table-cell>
          <table:table-cell table:formula="oooc:=&quot;#&quot;&amp;[.$E65]&amp;&quot;Y&quot;" office:value-type="string" office:string-value="#E86Y">
            <text:p>#E86Y</text:p>
          </table:table-cell>
          <table:table-cell table:formula="oooc:=&quot;#&quot;&amp;[.$E65]&amp;&quot;Z&quot;" office:value-type="string" office:string-value="#E86Z">
            <text:p>#E86Z</text:p>
          </table:table-cell>
          <table:table-cell office:value-type="string">
            <text:p>E86</text:p>
          </table:table-cell>
        </table:table-row>
        <table:table-row table:style-name="ro2">
          <table:table-cell office:value-type="string">
            <text:p>Documents sonores enfants</text:p>
          </table:table-cell>
          <table:table-cell table:formula="oooc:=&quot;#&quot;&amp;[.$E66]&amp;&quot;X&quot;" office:value-type="string" office:string-value="#E87X">
            <text:p>#E87X</text:p>
          </table:table-cell>
          <table:table-cell table:formula="oooc:=&quot;#&quot;&amp;[.$E66]&amp;&quot;Y&quot;" office:value-type="string" office:string-value="#E87Y">
            <text:p>#E87Y</text:p>
          </table:table-cell>
          <table:table-cell table:formula="oooc:=&quot;#&quot;&amp;[.$E66]&amp;&quot;Z&quot;" office:value-type="string" office:string-value="#E87Z">
            <text:p>#E87Z</text:p>
          </table:table-cell>
          <table:table-cell office:value-type="string">
            <text:p>E87</text:p>
          </table:table-cell>
        </table:table-row>
        <table:table-row table:style-name="ro2">
          <table:table-cell table:style-name="ce5" office:value-type="string">
            <text:p>TOTAL des documents sonores (E86 + E87)</text:p>
          </table:table-cell>
          <table:table-cell table:formula="oooc:=&quot;#&quot;&amp;[.$E67]&amp;&quot;X&quot;" office:value-type="string" office:string-value="#E88X">
            <text:p>#E88X</text:p>
          </table:table-cell>
          <table:table-cell table:formula="oooc:=&quot;#&quot;&amp;[.$E67]&amp;&quot;Y&quot;" office:value-type="string" office:string-value="#E88Y">
            <text:p>#E88Y</text:p>
          </table:table-cell>
          <table:table-cell table:formula="oooc:=&quot;#&quot;&amp;[.$E67]&amp;&quot;Z&quot;" office:value-type="string" office:string-value="#E88Z">
            <text:p>#E88Z</text:p>
          </table:table-cell>
          <table:table-cell office:value-type="string">
            <text:p>E88</text:p>
          </table:table-cell>
        </table:table-row>
        <table:table-row table:style-name="ro2">
          <table:table-cell office:value-type="string">
            <text:p>Vidéos adultes</text:p>
          </table:table-cell>
          <table:table-cell table:formula="oooc:=&quot;#&quot;&amp;[.$E68]&amp;&quot;X&quot;" office:value-type="string" office:string-value="#E89X">
            <text:p>#E89X</text:p>
          </table:table-cell>
          <table:table-cell table:formula="oooc:=&quot;#&quot;&amp;[.$E68]&amp;&quot;Y&quot;" office:value-type="string" office:string-value="#E89Y">
            <text:p>#E89Y</text:p>
          </table:table-cell>
          <table:table-cell table:formula="oooc:=&quot;#&quot;&amp;[.$E68]&amp;&quot;Z&quot;" office:value-type="string" office:string-value="#E89Z">
            <text:p>#E89Z</text:p>
          </table:table-cell>
          <table:table-cell office:value-type="string">
            <text:p>E89</text:p>
          </table:table-cell>
        </table:table-row>
        <table:table-row table:style-name="ro2">
          <table:table-cell office:value-type="string">
            <text:p>Vidéos enfants</text:p>
          </table:table-cell>
          <table:table-cell table:formula="oooc:=&quot;#&quot;&amp;[.$E69]&amp;&quot;X&quot;" office:value-type="string" office:string-value="#E90X">
            <text:p>#E90X</text:p>
          </table:table-cell>
          <table:table-cell table:formula="oooc:=&quot;#&quot;&amp;[.$E69]&amp;&quot;Y&quot;" office:value-type="string" office:string-value="#E90Y">
            <text:p>#E90Y</text:p>
          </table:table-cell>
          <table:table-cell table:formula="oooc:=&quot;#&quot;&amp;[.$E69]&amp;&quot;Z&quot;" office:value-type="string" office:string-value="#E90Z">
            <text:p>#E90Z</text:p>
          </table:table-cell>
          <table:table-cell office:value-type="string">
            <text:p>E90</text:p>
          </table:table-cell>
        </table:table-row>
        <table:table-row table:style-name="ro2">
          <table:table-cell table:style-name="ce5" office:value-type="string">
            <text:p>TOTAL des vidéos (E89 + E90)</text:p>
          </table:table-cell>
          <table:table-cell table:formula="oooc:=&quot;#&quot;&amp;[.$E70]&amp;&quot;X&quot;" office:value-type="string" office:string-value="#E91X">
            <text:p>#E91X</text:p>
          </table:table-cell>
          <table:table-cell table:formula="oooc:=&quot;#&quot;&amp;[.$E70]&amp;&quot;Y&quot;" office:value-type="string" office:string-value="#E91Y">
            <text:p>#E91Y</text:p>
          </table:table-cell>
          <table:table-cell table:formula="oooc:=&quot;#&quot;&amp;[.$E70]&amp;&quot;Z&quot;" office:value-type="string" office:string-value="#E91Z">
            <text:p>#E91Z</text:p>
          </table:table-cell>
          <table:table-cell office:value-type="string">
            <text:p>E91</text:p>
          </table:table-cell>
        </table:table-row>
        <table:table-row table:style-name="ro2">
          <table:table-cell office:value-type="string">
            <text:p>Cédéroms adultes</text:p>
          </table:table-cell>
          <table:table-cell table:formula="oooc:=&quot;#&quot;&amp;[.$E71]&amp;&quot;X&quot;" office:value-type="string" office:string-value="#E92X">
            <text:p>#E92X</text:p>
          </table:table-cell>
          <table:table-cell table:formula="oooc:=&quot;#&quot;&amp;[.$E71]&amp;&quot;Y&quot;" office:value-type="string" office:string-value="#E92Y">
            <text:p>#E92Y</text:p>
          </table:table-cell>
          <table:table-cell table:formula="oooc:=&quot;#&quot;&amp;[.$E71]&amp;&quot;Z&quot;" office:value-type="string" office:string-value="#E92Z">
            <text:p>#E92Z</text:p>
          </table:table-cell>
          <table:table-cell office:value-type="string">
            <text:p>E92</text:p>
          </table:table-cell>
        </table:table-row>
        <table:table-row table:style-name="ro2">
          <table:table-cell office:value-type="string">
            <text:p>Cédéroms enfants</text:p>
          </table:table-cell>
          <table:table-cell table:formula="oooc:=&quot;#&quot;&amp;[.$E72]&amp;&quot;X&quot;" office:value-type="string" office:string-value="#E93X">
            <text:p>#E93X</text:p>
          </table:table-cell>
          <table:table-cell table:formula="oooc:=&quot;#&quot;&amp;[.$E72]&amp;&quot;Y&quot;" office:value-type="string" office:string-value="#E93Y">
            <text:p>#E93Y</text:p>
          </table:table-cell>
          <table:table-cell table:formula="oooc:=&quot;#&quot;&amp;[.$E72]&amp;&quot;Z&quot;" office:value-type="string" office:string-value="#E93Z">
            <text:p>#E93Z</text:p>
          </table:table-cell>
          <table:table-cell office:value-type="string">
            <text:p>E93</text:p>
          </table:table-cell>
        </table:table-row>
        <table:table-row table:style-name="ro2">
          <table:table-cell table:style-name="ce5" office:value-type="string">
            <text:p>TOTAL des cédéroms (E92 + E93)</text:p>
          </table:table-cell>
          <table:table-cell table:formula="oooc:=&quot;#&quot;&amp;[.$E73]&amp;&quot;X&quot;" office:value-type="string" office:string-value="#E94X">
            <text:p>#E94X</text:p>
          </table:table-cell>
          <table:table-cell table:formula="oooc:=&quot;#&quot;&amp;[.$E73]&amp;&quot;Y&quot;" office:value-type="string" office:string-value="#E94Y">
            <text:p>#E94Y</text:p>
          </table:table-cell>
          <table:table-cell table:formula="oooc:=&quot;#&quot;&amp;[.$E73]&amp;&quot;Z&quot;" office:value-type="string" office:string-value="#E94Z">
            <text:p>#E94Z</text:p>
          </table:table-cell>
          <table:table-cell office:value-type="string">
            <text:p>E94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formula="oooc:=&quot;#&quot;&amp;[.$E74]&amp;&quot;X&quot;" office:value-type="string" office:string-value="#E95X">
            <text:p>#E95X</text:p>
          </table:table-cell>
          <table:table-cell table:formula="oooc:=&quot;#&quot;&amp;[.$E74]&amp;&quot;Y&quot;" office:value-type="string" office:string-value="#E95Y">
            <text:p>#E95Y</text:p>
          </table:table-cell>
          <table:table-cell table:formula="oooc:=&quot;#&quot;&amp;[.$E74]&amp;&quot;Z&quot;" office:value-type="string" office:string-value="#E95Z">
            <text:p>#E95Z</text:p>
          </table:table-cell>
          <table:table-cell office:value-type="string">
            <text:p>E95</text:p>
          </table:table-cell>
        </table:table-row>
        <table:table-row table:style-name="ro2">
          <table:table-cell office:value-type="string">
            <text:p>Périodiques imprimés</text:p>
          </table:table-cell>
          <table:table-cell table:formula="oooc:=&quot;#&quot;&amp;[.$E75]&amp;&quot;X&quot;" office:value-type="string" office:string-value="#E96X">
            <text:p>#E96X</text:p>
          </table:table-cell>
          <table:table-cell table:formula="oooc:=&quot;#&quot;&amp;[.$E75]&amp;&quot;Y&quot;" office:value-type="string" office:string-value="#E96Y">
            <text:p>#E96Y</text:p>
          </table:table-cell>
          <table:table-cell table:formula="oooc:=&quot;#&quot;&amp;[.$E75]&amp;&quot;Z&quot;" office:value-type="string" office:string-value="#E96Z">
            <text:p>#E96Z</text:p>
          </table:table-cell>
          <table:table-cell office:value-type="string">
            <text:p>E96</text:p>
          </table:table-cell>
        </table:table-row>
        <table:table-row table:style-name="ro2">
          <table:table-cell office:value-type="string">
            <text:p>Périodiques sur cédéroms ou en ligne</text:p>
          </table:table-cell>
          <table:table-cell table:formula="oooc:=&quot;#&quot;&amp;[.$E76]&amp;&quot;X&quot;" office:value-type="string" office:string-value="#E97X">
            <text:p>#E97X</text:p>
          </table:table-cell>
          <table:table-cell table:formula="oooc:=&quot;#&quot;&amp;[.$E76]&amp;&quot;Y&quot;" office:value-type="string" office:string-value="#E97Y">
            <text:p>#E97Y</text:p>
          </table:table-cell>
          <table:table-cell table:formula="oooc:=&quot;#&quot;&amp;[.$E76]&amp;&quot;Z&quot;" office:value-type="string" office:string-value="#E97Z">
            <text:p>#E97Z</text:p>
          </table:table-cell>
          <table:table-cell office:value-type="string">
            <text:p>E97</text:p>
          </table:table-cell>
        </table:table-row>
        <table:table-row table:style-name="ro2">
          <table:table-cell table:style-name="ce5" office:value-type="string">
            <text:p>TOTAL (E85+E88+E91+E94+E95+E96+E97) </text:p>
          </table:table-cell>
          <table:table-cell table:formula="oooc:=&quot;#&quot;&amp;[.$E77]&amp;&quot;X&quot;" office:value-type="string" office:string-value="#E98X">
            <text:p>#E98X</text:p>
          </table:table-cell>
          <table:table-cell table:formula="oooc:=&quot;#&quot;&amp;[.$E77]&amp;&quot;Y&quot;" office:value-type="string" office:string-value="#E98Y">
            <text:p>#E98Y</text:p>
          </table:table-cell>
          <table:table-cell table:formula="oooc:=&quot;#&quot;&amp;[.$E77]&amp;&quot;Z&quot;" office:value-type="string" office:string-value="#E98Z">
            <text:p>#E98Z</text:p>
          </table:table-cell>
          <table:table-cell office:value-type="string">
            <text:p>E98</text:p>
          </table:table-cell>
        </table:table-row>
      </table:table>
      <table:table table:name="F Réseau tout public" table:style-name="ta1" table:print="false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2">
          <table:table-cell table:style-name="ce5" office:value-type="string">
            <text:p>*F- RÉSEAU TOUS PUBLICS 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**F.1 / 2 DESSERTE DU RÉSEAU TOUS PUBLICS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mbre de points W</text:p>
          </table:table-cell>
          <table:table-cell office:value-type="string">
            <text:p>Nombre de communes X</text:p>
          </table:table-cell>
          <table:table-cell office:value-type="string">
            <text:p>Population desservie Y</text:p>
          </table:table-cell>
          <table:table-cell table:number-columns-repeated="2"/>
        </table:table-row>
        <table:table-row table:style-name="ro2">
          <table:table-cell office:value-type="string">
            <text:p>Bibliothèques municipales niveau 1</text:p>
          </table:table-cell>
          <table:table-cell table:formula="oooc:=&quot;#&quot;&amp;[.$F5]&amp;&quot;W&quot;" office:value-type="string" office:string-value="#F11W">
            <text:p>#F11W</text:p>
          </table:table-cell>
          <table:table-cell table:formula="oooc:=&quot;#&quot;&amp;[.$F5]&amp;&quot;X&quot;" office:value-type="string" office:string-value="#F11X">
            <text:p>#F11X</text:p>
          </table:table-cell>
          <table:table-cell table:formula="oooc:=&quot;#&quot;&amp;[.$F5]&amp;&quot;Y&quot;" office:value-type="string" office:string-value="#F11Y">
            <text:p>#F11Y</text:p>
          </table:table-cell>
          <table:table-cell/>
          <table:table-cell office:value-type="string">
            <text:p>F11</text:p>
          </table:table-cell>
        </table:table-row>
        <table:table-row table:style-name="ro2">
          <table:table-cell office:value-type="string">
            <text:p>Bibliothèques municipales niveau 2</text:p>
          </table:table-cell>
          <table:table-cell table:formula="oooc:=&quot;#&quot;&amp;[.$F6]&amp;&quot;W&quot;" office:value-type="string" office:string-value="#F12W">
            <text:p>#F12W</text:p>
          </table:table-cell>
          <table:table-cell table:formula="oooc:=&quot;#&quot;&amp;[.$F6]&amp;&quot;X&quot;" office:value-type="string" office:string-value="#F12X">
            <text:p>#F12X</text:p>
          </table:table-cell>
          <table:table-cell table:formula="oooc:=&quot;#&quot;&amp;[.$F6]&amp;&quot;Y&quot;" office:value-type="string" office:string-value="#F12Y">
            <text:p>#F12Y</text:p>
          </table:table-cell>
          <table:table-cell/>
          <table:table-cell office:value-type="string">
            <text:p>F12</text:p>
          </table:table-cell>
        </table:table-row>
        <table:table-row table:style-name="ro2">
          <table:table-cell office:value-type="string">
            <text:p>Bibliothèques relais niveau 3</text:p>
          </table:table-cell>
          <table:table-cell table:formula="oooc:=&quot;#&quot;&amp;[.$F7]&amp;&quot;W&quot;" office:value-type="string" office:string-value="#F13W">
            <text:p>#F13W</text:p>
          </table:table-cell>
          <table:table-cell table:formula="oooc:=&quot;#&quot;&amp;[.$F7]&amp;&quot;X&quot;" office:value-type="string" office:string-value="#F13X">
            <text:p>#F13X</text:p>
          </table:table-cell>
          <table:table-cell table:formula="oooc:=&quot;#&quot;&amp;[.$F7]&amp;&quot;Y&quot;" office:value-type="string" office:string-value="#F13Y">
            <text:p>#F13Y</text:p>
          </table:table-cell>
          <table:table-cell/>
          <table:table-cell office:value-type="string">
            <text:p>F13</text:p>
          </table:table-cell>
        </table:table-row>
        <table:table-row table:style-name="ro2">
          <table:table-cell office:value-type="string">
            <text:p>Point-lecture</text:p>
          </table:table-cell>
          <table:table-cell table:formula="oooc:=&quot;#&quot;&amp;[.$F8]&amp;&quot;W&quot;" office:value-type="string" office:string-value="#F14W">
            <text:p>#F14W</text:p>
          </table:table-cell>
          <table:table-cell table:formula="oooc:=&quot;#&quot;&amp;[.$F8]&amp;&quot;X&quot;" office:value-type="string" office:string-value="#F14X">
            <text:p>#F14X</text:p>
          </table:table-cell>
          <table:table-cell table:formula="oooc:=&quot;#&quot;&amp;[.$F8]&amp;&quot;Y&quot;" office:value-type="string" office:string-value="#F14Y">
            <text:p>#F14Y</text:p>
          </table:table-cell>
          <table:table-cell/>
          <table:table-cell office:value-type="string">
            <text:p>F14</text:p>
          </table:table-cell>
        </table:table-row>
        <table:table-row table:style-name="ro2">
          <table:table-cell office:value-type="string">
            <text:p>Autres dépôts tous publics</text:p>
          </table:table-cell>
          <table:table-cell table:formula="oooc:=&quot;#&quot;&amp;[.$F9]&amp;&quot;W&quot;" office:value-type="string" office:string-value="#F15W">
            <text:p>#F15W</text:p>
          </table:table-cell>
          <table:table-cell table:formula="oooc:=&quot;#&quot;&amp;[.$F9]&amp;&quot;X&quot;" office:value-type="string" office:string-value="#F15X">
            <text:p>#F15X</text:p>
          </table:table-cell>
          <table:table-cell table:formula="oooc:=&quot;#&quot;&amp;[.$F9]&amp;&quot;Y&quot;" office:value-type="string" office:string-value="#F15Y">
            <text:p>#F15Y</text:p>
          </table:table-cell>
          <table:table-cell/>
          <table:table-cell office:value-type="string">
            <text:p>F15</text:p>
          </table:table-cell>
        </table:table-row>
        <table:table-row table:style-name="ro2">
          <table:table-cell table:style-name="ce5" office:value-type="string">
            <text:p>TOTAL (F11 à F15)</text:p>
          </table:table-cell>
          <table:table-cell table:formula="oooc:=&quot;#&quot;&amp;[.$F10]&amp;&quot;W&quot;" office:value-type="string" office:string-value="#F16W">
            <text:p>#F16W</text:p>
          </table:table-cell>
          <table:table-cell table:formula="oooc:=&quot;#&quot;&amp;[.$F10]&amp;&quot;X&quot;" office:value-type="string" office:string-value="#F16X">
            <text:p>#F16X</text:p>
          </table:table-cell>
          <table:table-cell table:formula="oooc:=&quot;#&quot;&amp;[.$F10]&amp;&quot;Y&quot;" office:value-type="string" office:string-value="#F16Y">
            <text:p>#F16Y</text:p>
          </table:table-cell>
          <table:table-cell/>
          <table:table-cell office:value-type="string">
            <text:p>F16</text:p>
          </table:table-cell>
        </table:table-row>
        <table:table-row table:style-name="ro2">
          <table:table-cell office:value-type="string">
            <text:p>Arrêts bibliobus-médiabus prêt direct</text:p>
          </table:table-cell>
          <table:table-cell table:formula="oooc:=&quot;#&quot;&amp;[.$F11]&amp;&quot;W&quot;" office:value-type="string" office:string-value="#F17W">
            <text:p>#F17W</text:p>
          </table:table-cell>
          <table:table-cell table:formula="oooc:=&quot;#&quot;&amp;[.$F11]&amp;&quot;X&quot;" office:value-type="string" office:string-value="#F17X">
            <text:p>#F17X</text:p>
          </table:table-cell>
          <table:table-cell table:formula="oooc:=&quot;#&quot;&amp;[.$F11]&amp;&quot;Y&quot;" office:value-type="string" office:string-value="#F17Y">
            <text:p>#F17Y</text:p>
          </table:table-cell>
          <table:table-cell/>
          <table:table-cell office:value-type="string">
            <text:p>F17</text:p>
          </table:table-cell>
        </table:table-row>
        <table:table-row table:style-name="ro2">
          <table:table-cell table:style-name="ce5" office:value-type="string">
            <text:p>TOTAL (F16 + F17)</text:p>
          </table:table-cell>
          <table:table-cell table:formula="oooc:=&quot;#&quot;&amp;[.$F12]&amp;&quot;W&quot;" office:value-type="string" office:string-value="#F18W">
            <text:p>#F18W</text:p>
          </table:table-cell>
          <table:table-cell table:formula="oooc:=&quot;#&quot;&amp;[.$F12]&amp;&quot;X&quot;" office:value-type="string" office:string-value="#F18X">
            <text:p>#F18X</text:p>
          </table:table-cell>
          <table:table-cell table:formula="oooc:=&quot;#&quot;&amp;[.$F12]&amp;&quot;Y&quot;" office:value-type="string" office:string-value="#F18Y">
            <text:p>#F18Y</text:p>
          </table:table-cell>
          <table:table-cell/>
          <table:table-cell office:value-type="string">
            <text:p>F18</text:p>
          </table:table-cell>
        </table:table-row>
        <table:table-row table:style-name="ro2">
          <table:table-cell office:value-type="string">
            <text:p>Dont :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ombre de communes X</text:p>
          </table:table-cell>
          <table:table-cell office:value-type="string">
            <text:p>Population desservie Y</text:p>
          </table:table-cell>
          <table:table-cell table:number-columns-repeated="2"/>
        </table:table-row>
        <table:table-row table:style-name="ro2">
          <table:table-cell office:value-type="string">
            <text:p>communes de + 10 000 habitants</text:p>
          </table:table-cell>
          <table:table-cell/>
          <table:table-cell table:formula="oooc:=&quot;#&quot;&amp;[.$F15]&amp;&quot;X&quot;" office:value-type="string" office:string-value="#F19X">
            <text:p>#F19X</text:p>
          </table:table-cell>
          <table:table-cell table:formula="oooc:=&quot;#&quot;&amp;[.$F15]&amp;&quot;Y&quot;" office:value-type="string" office:string-value="#F19Y">
            <text:p>#F19Y</text:p>
          </table:table-cell>
          <table:table-cell/>
          <table:table-cell office:value-type="string">
            <text:p>F19</text:p>
          </table:table-cell>
        </table:table-row>
        <table:table-row table:style-name="ro2">
          <table:table-cell office:value-type="string">
            <text:p>groupements de communes de + 10 000 habitants</text:p>
          </table:table-cell>
          <table:table-cell/>
          <table:table-cell table:formula="oooc:=&quot;#&quot;&amp;[.$F16]&amp;&quot;X&quot;" office:value-type="string" office:string-value="#F20X">
            <text:p>#F20X</text:p>
          </table:table-cell>
          <table:table-cell table:formula="oooc:=&quot;#&quot;&amp;[.$F16]&amp;&quot;Y&quot;" office:value-type="string" office:string-value="#F20Y">
            <text:p>#F20Y</text:p>
          </table:table-cell>
          <table:table-cell/>
          <table:table-cell office:value-type="string">
            <text:p>F20</text:p>
          </table:table-cell>
        </table:table-row>
        <table:table-row table:style-name="ro2">
          <table:table-cell table:number-columns-repeated="2"/>
          <table:table-cell office:value-type="string">
            <text:p>Nombre de communes X</text:p>
          </table:table-cell>
          <table:table-cell office:value-type="string">
            <text:p>Population desservie Y</text:p>
          </table:table-cell>
          <table:table-cell table:number-columns-repeated="2"/>
        </table:table-row>
        <table:table-row table:style-name="ro2">
          <table:table-cell office:value-type="string">
            <text:p>communes desservies par plusieurs modes de desserte (ex BM + prêt direct)</text:p>
          </table:table-cell>
          <table:table-cell/>
          <table:table-cell office:value-type="string">
            <text:p>#F21X</text:p>
          </table:table-cell>
          <table:table-cell office:value-type="string">
            <text:p>#F21Y</text:p>
          </table:table-cell>
          <table:table-cell/>
          <table:table-cell office:value-type="string">
            <text:p>F2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**F. 3 DÉPÔTS DE LA BDP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ombre de documents déposés dans l'année Y</text:p>
          </table:table-cell>
          <table:table-cell office:value-type="string">
            <text:p>Nombre de documents en dépôt au 31.12.09 Z</text:p>
          </table:table-cell>
          <table:table-cell/>
        </table:table-row>
        <table:table-row table:style-name="ro2">
          <table:table-cell office:value-type="string">
            <text:p>Imprimés adultes</text:p>
          </table:table-cell>
          <table:table-cell table:number-columns-repeated="2"/>
          <table:table-cell table:formula="oooc:=&quot;#&quot;&amp;[.$F22]&amp;&quot;Y&quot;" office:value-type="string" office:string-value="#F31Y">
            <text:p>#F31Y</text:p>
          </table:table-cell>
          <table:table-cell table:formula="oooc:=&quot;#&quot;&amp;[.$F22]&amp;&quot;Z&quot;" office:value-type="string" office:string-value="#F31Z">
            <text:p>#F31Z</text:p>
          </table:table-cell>
          <table:table-cell office:value-type="string">
            <text:p>F31</text:p>
          </table:table-cell>
        </table:table-row>
        <table:table-row table:style-name="ro2">
          <table:table-cell office:value-type="string">
            <text:p>Imprimés enfants</text:p>
          </table:table-cell>
          <table:table-cell table:number-columns-repeated="2"/>
          <table:table-cell table:formula="oooc:=&quot;#&quot;&amp;[.$F23]&amp;&quot;Y&quot;" office:value-type="string" office:string-value="#F32Y">
            <text:p>#F32Y</text:p>
          </table:table-cell>
          <table:table-cell table:formula="oooc:=&quot;#&quot;&amp;[.$F23]&amp;&quot;Z&quot;" office:value-type="string" office:string-value="#F32Z">
            <text:p>#F32Z</text:p>
          </table:table-cell>
          <table:table-cell office:value-type="string">
            <text:p>F32</text:p>
          </table:table-cell>
        </table:table-row>
        <table:table-row table:style-name="ro2">
          <table:table-cell table:style-name="ce5" office:value-type="string">
            <text:p>TOTAL ( F31 + F32)</text:p>
          </table:table-cell>
          <table:table-cell table:number-columns-repeated="2"/>
          <table:table-cell table:formula="oooc:=&quot;#&quot;&amp;[.$F24]&amp;&quot;Y&quot;" office:value-type="string" office:string-value="#F33Y">
            <text:p>#F33Y</text:p>
          </table:table-cell>
          <table:table-cell table:formula="oooc:=&quot;#&quot;&amp;[.$F24]&amp;&quot;Z&quot;" office:value-type="string" office:string-value="#F33Z">
            <text:p>#F33Z</text:p>
          </table:table-cell>
          <table:table-cell office:value-type="string">
            <text:p>F33</text:p>
          </table:table-cell>
        </table:table-row>
        <table:table-row table:style-name="ro2">
          <table:table-cell office:value-type="string">
            <text:p>Documents sonores</text:p>
          </table:table-cell>
          <table:table-cell table:number-columns-repeated="2"/>
          <table:table-cell table:formula="oooc:=&quot;#&quot;&amp;[.$F25]&amp;&quot;Y&quot;" office:value-type="string" office:string-value="#F34Y">
            <text:p>#F34Y</text:p>
          </table:table-cell>
          <table:table-cell table:formula="oooc:=&quot;#&quot;&amp;[.$F25]&amp;&quot;Z&quot;" office:value-type="string" office:string-value="#F34Z">
            <text:p>#F34Z</text:p>
          </table:table-cell>
          <table:table-cell office:value-type="string">
            <text:p>F34</text:p>
          </table:table-cell>
        </table:table-row>
        <table:table-row table:style-name="ro2">
          <table:table-cell office:value-type="string">
            <text:p>Vidéos</text:p>
          </table:table-cell>
          <table:table-cell table:number-columns-repeated="2"/>
          <table:table-cell table:formula="oooc:=&quot;#&quot;&amp;[.$F26]&amp;&quot;Y&quot;" office:value-type="string" office:string-value="#F35Y">
            <text:p>#F35Y</text:p>
          </table:table-cell>
          <table:table-cell table:formula="oooc:=&quot;#&quot;&amp;[.$F26]&amp;&quot;Z&quot;" office:value-type="string" office:string-value="#F35Z">
            <text:p>#F35Z</text:p>
          </table:table-cell>
          <table:table-cell office:value-type="string">
            <text:p>F35</text:p>
          </table:table-cell>
        </table:table-row>
        <table:table-row table:style-name="ro2">
          <table:table-cell office:value-type="string">
            <text:p>Cédéroms</text:p>
          </table:table-cell>
          <table:table-cell table:number-columns-repeated="2"/>
          <table:table-cell table:formula="oooc:=&quot;#&quot;&amp;[.$F27]&amp;&quot;Y&quot;" office:value-type="string" office:string-value="#F36Y">
            <text:p>#F36Y</text:p>
          </table:table-cell>
          <table:table-cell table:formula="oooc:=&quot;#&quot;&amp;[.$F27]&amp;&quot;Z&quot;" office:value-type="string" office:string-value="#F36Z">
            <text:p>#F36Z</text:p>
          </table:table-cell>
          <table:table-cell office:value-type="string">
            <text:p>F36</text:p>
          </table:table-cell>
        </table:table-row>
        <table:table-row table:style-name="ro2">
          <table:table-cell office:value-type="string">
            <text:p>Autres documents</text:p>
          </table:table-cell>
          <table:table-cell table:number-columns-repeated="2"/>
          <table:table-cell table:formula="oooc:=&quot;#&quot;&amp;[.$F28]&amp;&quot;Y&quot;" office:value-type="string" office:string-value="#F37Y">
            <text:p>#F37Y</text:p>
          </table:table-cell>
          <table:table-cell table:formula="oooc:=&quot;#&quot;&amp;[.$F28]&amp;&quot;Z&quot;" office:value-type="string" office:string-value="#F37Z">
            <text:p>#F37Z</text:p>
          </table:table-cell>
          <table:table-cell office:value-type="string">
            <text:p>F37</text:p>
          </table:table-cell>
        </table:table-row>
        <table:table-row table:style-name="ro2">
          <table:table-cell table:style-name="ce5" office:value-type="string">
            <text:p>TOTAL (F33 à F37 )</text:p>
          </table:table-cell>
          <table:table-cell table:number-columns-repeated="2"/>
          <table:table-cell table:formula="oooc:=&quot;#&quot;&amp;[.$F29]&amp;&quot;Y&quot;" office:value-type="string" office:string-value="#F38Y">
            <text:p>#F38Y</text:p>
          </table:table-cell>
          <table:table-cell table:formula="oooc:=&quot;#&quot;&amp;[.$F29]&amp;&quot;Z&quot;" office:value-type="string" office:string-value="#F38Z">
            <text:p>#F38Z</text:p>
          </table:table-cell>
          <table:table-cell office:value-type="string">
            <text:p>F38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5" office:value-type="string">
            <text:p>**F. 4 BIBLIOTHÈQUES AYANT FOURNI DES STATISTIQU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mbre de points W</text:p>
          </table:table-cell>
          <table:table-cell office:value-type="string">
            <text:p>Nombre de communes X</text:p>
          </table:table-cell>
          <table:table-cell office:value-type="string">
            <text:p>Population desservie Y</text:p>
          </table:table-cell>
          <table:table-cell table:number-columns-repeated="2"/>
        </table:table-row>
        <table:table-row table:style-name="ro2">
          <table:table-cell office:value-type="string">
            <text:p>Bibliothèques niveau 1</text:p>
          </table:table-cell>
          <table:table-cell table:formula="oooc:=&quot;#&quot;&amp;[.$F33]&amp;&quot;W&quot;" office:value-type="string" office:string-value="#F41W">
            <text:p>#F41W</text:p>
          </table:table-cell>
          <table:table-cell table:formula="oooc:=&quot;#&quot;&amp;[.$F33]&amp;&quot;X&quot;" office:value-type="string" office:string-value="#F41X">
            <text:p>#F41X</text:p>
          </table:table-cell>
          <table:table-cell table:formula="oooc:=&quot;#&quot;&amp;[.$F33]&amp;&quot;Y&quot;" office:value-type="string" office:string-value="#F41Y">
            <text:p>#F41Y</text:p>
          </table:table-cell>
          <table:table-cell/>
          <table:table-cell office:value-type="string">
            <text:p>F41</text:p>
          </table:table-cell>
        </table:table-row>
        <table:table-row table:style-name="ro2">
          <table:table-cell office:value-type="string">
            <text:p>Bibliothèques niveau 2</text:p>
          </table:table-cell>
          <table:table-cell table:formula="oooc:=&quot;#&quot;&amp;[.$F34]&amp;&quot;W&quot;" office:value-type="string" office:string-value="#F42W">
            <text:p>#F42W</text:p>
          </table:table-cell>
          <table:table-cell table:formula="oooc:=&quot;#&quot;&amp;[.$F34]&amp;&quot;X&quot;" office:value-type="string" office:string-value="#F42X">
            <text:p>#F42X</text:p>
          </table:table-cell>
          <table:table-cell table:formula="oooc:=&quot;#&quot;&amp;[.$F34]&amp;&quot;Y&quot;" office:value-type="string" office:string-value="#F42Y">
            <text:p>#F42Y</text:p>
          </table:table-cell>
          <table:table-cell/>
          <table:table-cell office:value-type="string">
            <text:p>F42</text:p>
          </table:table-cell>
        </table:table-row>
        <table:table-row table:style-name="ro2">
          <table:table-cell office:value-type="string">
            <text:p>Bibliothèques-relais niveau 3</text:p>
          </table:table-cell>
          <table:table-cell table:formula="oooc:=&quot;#&quot;&amp;[.$F35]&amp;&quot;W&quot;" office:value-type="string" office:string-value="#F43W">
            <text:p>#F43W</text:p>
          </table:table-cell>
          <table:table-cell table:formula="oooc:=&quot;#&quot;&amp;[.$F35]&amp;&quot;X&quot;" office:value-type="string" office:string-value="#F43X">
            <text:p>#F43X</text:p>
          </table:table-cell>
          <table:table-cell table:formula="oooc:=&quot;#&quot;&amp;[.$F35]&amp;&quot;Y&quot;" office:value-type="string" office:string-value="#F43Y">
            <text:p>#F43Y</text:p>
          </table:table-cell>
          <table:table-cell/>
          <table:table-cell office:value-type="string">
            <text:p>F43</text:p>
          </table:table-cell>
        </table:table-row>
        <table:table-row table:style-name="ro2">
          <table:table-cell office:value-type="string">
            <text:p>Points-lecture</text:p>
          </table:table-cell>
          <table:table-cell table:formula="oooc:=&quot;#&quot;&amp;[.$F36]&amp;&quot;W&quot;" office:value-type="string" office:string-value="#F44W">
            <text:p>#F44W</text:p>
          </table:table-cell>
          <table:table-cell table:formula="oooc:=&quot;#&quot;&amp;[.$F36]&amp;&quot;X&quot;" office:value-type="string" office:string-value="#F44X">
            <text:p>#F44X</text:p>
          </table:table-cell>
          <table:table-cell table:formula="oooc:=&quot;#&quot;&amp;[.$F36]&amp;&quot;Y&quot;" office:value-type="string" office:string-value="#F44Y">
            <text:p>#F44Y</text:p>
          </table:table-cell>
          <table:table-cell/>
          <table:table-cell office:value-type="string">
            <text:p>F44</text:p>
          </table:table-cell>
        </table:table-row>
        <table:table-row table:style-name="ro2">
          <table:table-cell office:value-type="string">
            <text:p>Dépôts tous publics</text:p>
          </table:table-cell>
          <table:table-cell table:formula="oooc:=&quot;#&quot;&amp;[.$F37]&amp;&quot;W&quot;" office:value-type="string" office:string-value="#F45W">
            <text:p>#F45W</text:p>
          </table:table-cell>
          <table:table-cell table:formula="oooc:=&quot;#&quot;&amp;[.$F37]&amp;&quot;X&quot;" office:value-type="string" office:string-value="#F45X">
            <text:p>#F45X</text:p>
          </table:table-cell>
          <table:table-cell table:formula="oooc:=&quot;#&quot;&amp;[.$F37]&amp;&quot;Y&quot;" office:value-type="string" office:string-value="#F45Y">
            <text:p>#F45Y</text:p>
          </table:table-cell>
          <table:table-cell/>
          <table:table-cell office:value-type="string">
            <text:p>F45</text:p>
          </table:table-cell>
        </table:table-row>
        <table:table-row table:style-name="ro2">
          <table:table-cell table:style-name="ce5" office:value-type="string">
            <text:p>TOTAL (F41 à F45 )</text:p>
          </table:table-cell>
          <table:table-cell table:formula="oooc:=&quot;#&quot;&amp;[.$F38]&amp;&quot;W&quot;" office:value-type="string" office:string-value="#F46W">
            <text:p>#F46W</text:p>
          </table:table-cell>
          <table:table-cell table:formula="oooc:=&quot;#&quot;&amp;[.$F38]&amp;&quot;X&quot;" office:value-type="string" office:string-value="#F46X">
            <text:p>#F46X</text:p>
          </table:table-cell>
          <table:table-cell table:formula="oooc:=&quot;#&quot;&amp;[.$F38]&amp;&quot;Y&quot;" office:value-type="string" office:string-value="#F46Y">
            <text:p>#F46Y</text:p>
          </table:table-cell>
          <table:table-cell/>
          <table:table-cell office:value-type="string">
            <text:p>F46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5" office:value-type="string">
            <text:p>**F. 5 ACTIVITÉS DU RÉSEAU TOUS PUBLICS : INSCRITS ACTIFS</text:p>
          </table:table-cell>
          <table:table-cell table:number-columns-repeated="5"/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office:value-type="string">
            <text:p>***Nombre d'inscrits actifs enfant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DP/Annexes ouvertes à tous publics W</text:p>
          </table:table-cell>
          <table:table-cell office:value-type="string">
            <text:p>Bibliobus de prêts direct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0-14 ans</text:p>
          </table:table-cell>
          <table:table-cell table:formula="oooc:=&quot;#&quot;&amp;[.$F44]&amp;&quot;W&quot;" office:value-type="string" office:string-value="#F51W">
            <text:p>#F51W</text:p>
          </table:table-cell>
          <table:table-cell table:formula="oooc:=&quot;#&quot;&amp;[.$F44]&amp;&quot;X&quot;" office:value-type="string" office:string-value="#F51X">
            <text:p>#F51X</text:p>
          </table:table-cell>
          <table:table-cell table:formula="oooc:=&quot;#&quot;&amp;[.$F44]&amp;&quot;Y&quot;" office:value-type="string" office:string-value="#F51Y">
            <text:p>#F51Y</text:p>
          </table:table-cell>
          <table:table-cell table:formula="oooc:=&quot;#&quot;&amp;[.$F44]&amp;&quot;Z&quot;" office:value-type="string" office:string-value="#F51Z">
            <text:p>#F51Z</text:p>
          </table:table-cell>
          <table:table-cell office:value-type="string">
            <text:p>F5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***Nombre d'inscrits actifs adult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DP/Annexes ouvertes à tous publics W</text:p>
          </table:table-cell>
          <table:table-cell office:value-type="string">
            <text:p>Bibliobus de prêts direct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15-64 ans</text:p>
          </table:table-cell>
          <table:table-cell table:formula="oooc:=&quot;#&quot;&amp;[.$F48]&amp;&quot;W&quot;" office:value-type="string" office:string-value="#F57W">
            <text:p>#F57W</text:p>
          </table:table-cell>
          <table:table-cell table:formula="oooc:=&quot;#&quot;&amp;[.$F48]&amp;&quot;X&quot;" office:value-type="string" office:string-value="#F57X">
            <text:p>#F57X</text:p>
          </table:table-cell>
          <table:table-cell table:formula="oooc:=&quot;#&quot;&amp;[.$F48]&amp;&quot;Y&quot;" office:value-type="string" office:string-value="#F57Y">
            <text:p>#F57Y</text:p>
          </table:table-cell>
          <table:table-cell table:formula="oooc:=&quot;#&quot;&amp;[.$F48]&amp;&quot;Z&quot;" office:value-type="string" office:string-value="#F57Z">
            <text:p>#F57Z</text:p>
          </table:table-cell>
          <table:table-cell office:value-type="string">
            <text:p>F57</text:p>
          </table:table-cell>
        </table:table-row>
        <table:table-row table:style-name="ro2">
          <table:table-cell office:value-type="string">
            <text:p>65 ans et +</text:p>
          </table:table-cell>
          <table:table-cell table:formula="oooc:=&quot;#&quot;&amp;[.$F49]&amp;&quot;W&quot;" office:value-type="string" office:string-value="#F58W">
            <text:p>#F58W</text:p>
          </table:table-cell>
          <table:table-cell table:formula="oooc:=&quot;#&quot;&amp;[.$F49]&amp;&quot;X&quot;" office:value-type="string" office:string-value="#F58X">
            <text:p>#F58X</text:p>
          </table:table-cell>
          <table:table-cell table:formula="oooc:=&quot;#&quot;&amp;[.$F49]&amp;&quot;Y&quot;" office:value-type="string" office:string-value="#F58Y">
            <text:p>#F58Y</text:p>
          </table:table-cell>
          <table:table-cell table:formula="oooc:=&quot;#&quot;&amp;[.$F49]&amp;&quot;Z&quot;" office:value-type="string" office:string-value="#F58Z">
            <text:p>#F58Z</text:p>
          </table:table-cell>
          <table:table-cell office:value-type="string">
            <text:p>F58</text:p>
          </table:table-cell>
        </table:table-row>
        <table:table-row table:style-name="ro2">
          <table:table-cell table:style-name="ce5" office:value-type="string">
            <text:p>TOTAL Adultes actifs</text:p>
          </table:table-cell>
          <table:table-cell table:formula="oooc:=&quot;#&quot;&amp;[.$F50]&amp;&quot;W&quot;" office:value-type="string" office:string-value="#F55W">
            <text:p>#F55W</text:p>
          </table:table-cell>
          <table:table-cell table:formula="oooc:=&quot;#&quot;&amp;[.$F50]&amp;&quot;X&quot;" office:value-type="string" office:string-value="#F55X">
            <text:p>#F55X</text:p>
          </table:table-cell>
          <table:table-cell table:formula="oooc:=&quot;#&quot;&amp;[.$F50]&amp;&quot;Y&quot;" office:value-type="string" office:string-value="#F55Y">
            <text:p>#F55Y</text:p>
          </table:table-cell>
          <table:table-cell table:formula="oooc:=&quot;#&quot;&amp;[.$F50]&amp;&quot;Z&quot;" office:value-type="string" office:string-value="#F55Z">
            <text:p>#F55Z</text:p>
          </table:table-cell>
          <table:table-cell office:value-type="string">
            <text:p>F55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5" office:value-type="string">
            <text:p>TOTAL DES INSCRITS ACTIFS (F51 + F55)</text:p>
          </table:table-cell>
          <table:table-cell table:formula="oooc:=&quot;#&quot;&amp;[.$F52]&amp;&quot;W&quot;" office:value-type="string" office:string-value="#F56W">
            <text:p>#F56W</text:p>
          </table:table-cell>
          <table:table-cell table:formula="oooc:=&quot;#&quot;&amp;[.$F52]&amp;&quot;X&quot;" office:value-type="string" office:string-value="#F56X">
            <text:p>#F56X</text:p>
          </table:table-cell>
          <table:table-cell table:formula="oooc:=&quot;#&quot;&amp;[.$F52]&amp;&quot;Y&quot;" office:value-type="string" office:string-value="#F56Y">
            <text:p>#F56Y</text:p>
          </table:table-cell>
          <table:table-cell table:formula="oooc:=&quot;#&quot;&amp;[.$F52]&amp;&quot;Z&quot;" office:value-type="string" office:string-value="#F56Z">
            <text:p>#F56Z</text:p>
          </table:table-cell>
          <table:table-cell office:value-type="string">
            <text:p>F56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5" office:value-type="string">
            <text:p>**F. 6 ACTIVITÉS DU RÉSEAU TOUS PUBLICS : NOMBRE DE PRÊTS (1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DP/Annexes ouvertes à tous publics W</text:p>
          </table:table-cell>
          <table:table-cell office:value-type="string">
            <text:p>Bibliobus de prêts direct X</text:p>
          </table:table-cell>
          <table:table-cell office:value-type="string">
            <text:p>Réseau public Y</text:p>
          </table:table-cell>
          <table:table-cell office:value-type="string">
            <text:p>Total Z</text:p>
          </table:table-cell>
          <table:table-cell/>
        </table:table-row>
        <table:table-row table:style-name="ro2">
          <table:table-cell office:value-type="string">
            <text:p>Prêts de livres adultes</text:p>
          </table:table-cell>
          <table:table-cell table:formula="oooc:=&quot;#&quot;&amp;[.$F56]&amp;&quot;W&quot;" office:value-type="string" office:string-value="#F61W">
            <text:p>#F61W</text:p>
          </table:table-cell>
          <table:table-cell table:formula="oooc:=&quot;#&quot;&amp;[.$F56]&amp;&quot;X&quot;" office:value-type="string" office:string-value="#F61X">
            <text:p>#F61X</text:p>
          </table:table-cell>
          <table:table-cell table:formula="oooc:=&quot;#&quot;&amp;[.$F56]&amp;&quot;Y&quot;" office:value-type="string" office:string-value="#F61Y">
            <text:p>#F61Y</text:p>
          </table:table-cell>
          <table:table-cell table:formula="oooc:=&quot;#&quot;&amp;[.$F56]&amp;&quot;Z&quot;" office:value-type="string" office:string-value="#F61Z">
            <text:p>#F61Z</text:p>
          </table:table-cell>
          <table:table-cell office:value-type="string">
            <text:p>F61</text:p>
          </table:table-cell>
        </table:table-row>
        <table:table-row table:style-name="ro2">
          <table:table-cell office:value-type="string">
            <text:p>Prêts de livres enfants</text:p>
          </table:table-cell>
          <table:table-cell table:formula="oooc:=&quot;#&quot;&amp;[.$F57]&amp;&quot;W&quot;" office:value-type="string" office:string-value="#F62W">
            <text:p>#F62W</text:p>
          </table:table-cell>
          <table:table-cell table:formula="oooc:=&quot;#&quot;&amp;[.$F57]&amp;&quot;X&quot;" office:value-type="string" office:string-value="#F62X">
            <text:p>#F62X</text:p>
          </table:table-cell>
          <table:table-cell table:formula="oooc:=&quot;#&quot;&amp;[.$F57]&amp;&quot;Y&quot;" office:value-type="string" office:string-value="#F62Y">
            <text:p>#F62Y</text:p>
          </table:table-cell>
          <table:table-cell table:formula="oooc:=&quot;#&quot;&amp;[.$F57]&amp;&quot;Z&quot;" office:value-type="string" office:string-value="#F62Z">
            <text:p>#F62Z</text:p>
          </table:table-cell>
          <table:table-cell office:value-type="string">
            <text:p>F62</text:p>
          </table:table-cell>
        </table:table-row>
        <table:table-row table:style-name="ro2">
          <table:table-cell table:style-name="ce5" office:value-type="string">
            <text:p>TOTAL (F61+F62)</text:p>
          </table:table-cell>
          <table:table-cell table:formula="oooc:=&quot;#&quot;&amp;[.$F58]&amp;&quot;W&quot;" office:value-type="string" office:string-value="#F63W">
            <text:p>#F63W</text:p>
          </table:table-cell>
          <table:table-cell table:formula="oooc:=&quot;#&quot;&amp;[.$F58]&amp;&quot;X&quot;" office:value-type="string" office:string-value="#F63X">
            <text:p>#F63X</text:p>
          </table:table-cell>
          <table:table-cell table:formula="oooc:=&quot;#&quot;&amp;[.$F58]&amp;&quot;Y&quot;" office:value-type="string" office:string-value="#F63Y">
            <text:p>#F63Y</text:p>
          </table:table-cell>
          <table:table-cell table:formula="oooc:=&quot;#&quot;&amp;[.$F58]&amp;&quot;Z&quot;" office:value-type="string" office:string-value="#F63Z">
            <text:p>#F63Z</text:p>
          </table:table-cell>
          <table:table-cell office:value-type="string">
            <text:p>F63</text:p>
          </table:table-cell>
        </table:table-row>
        <table:table-row table:style-name="ro2">
          <table:table-cell office:value-type="string">
            <text:p>Prêts de périodiques</text:p>
          </table:table-cell>
          <table:table-cell table:formula="oooc:=&quot;#&quot;&amp;[.$F59]&amp;&quot;W&quot;" office:value-type="string" office:string-value="#F64W">
            <text:p>#F64W</text:p>
          </table:table-cell>
          <table:table-cell table:formula="oooc:=&quot;#&quot;&amp;[.$F59]&amp;&quot;X&quot;" office:value-type="string" office:string-value="#F64X">
            <text:p>#F64X</text:p>
          </table:table-cell>
          <table:table-cell table:formula="oooc:=&quot;#&quot;&amp;[.$F59]&amp;&quot;Y&quot;" office:value-type="string" office:string-value="#F64Y">
            <text:p>#F64Y</text:p>
          </table:table-cell>
          <table:table-cell table:formula="oooc:=&quot;#&quot;&amp;[.$F59]&amp;&quot;Z&quot;" office:value-type="string" office:string-value="#F64Z">
            <text:p>#F64Z</text:p>
          </table:table-cell>
          <table:table-cell office:value-type="string">
            <text:p>F64</text:p>
          </table:table-cell>
        </table:table-row>
        <table:table-row table:style-name="ro2">
          <table:table-cell office:value-type="string">
            <text:p>Prêts de documents sonores</text:p>
          </table:table-cell>
          <table:table-cell table:formula="oooc:=&quot;#&quot;&amp;[.$F60]&amp;&quot;W&quot;" office:value-type="string" office:string-value="#F65W">
            <text:p>#F65W</text:p>
          </table:table-cell>
          <table:table-cell table:formula="oooc:=&quot;#&quot;&amp;[.$F60]&amp;&quot;X&quot;" office:value-type="string" office:string-value="#F65X">
            <text:p>#F65X</text:p>
          </table:table-cell>
          <table:table-cell table:formula="oooc:=&quot;#&quot;&amp;[.$F60]&amp;&quot;Y&quot;" office:value-type="string" office:string-value="#F65Y">
            <text:p>#F65Y</text:p>
          </table:table-cell>
          <table:table-cell table:formula="oooc:=&quot;#&quot;&amp;[.$F60]&amp;&quot;Z&quot;" office:value-type="string" office:string-value="#F65Z">
            <text:p>#F65Z</text:p>
          </table:table-cell>
          <table:table-cell office:value-type="string">
            <text:p>F65</text:p>
          </table:table-cell>
        </table:table-row>
        <table:table-row table:style-name="ro2">
          <table:table-cell office:value-type="string">
            <text:p>Prêts de vidéos</text:p>
          </table:table-cell>
          <table:table-cell table:formula="oooc:=&quot;#&quot;&amp;[.$F61]&amp;&quot;W&quot;" office:value-type="string" office:string-value="#F66W">
            <text:p>#F66W</text:p>
          </table:table-cell>
          <table:table-cell table:formula="oooc:=&quot;#&quot;&amp;[.$F61]&amp;&quot;X&quot;" office:value-type="string" office:string-value="#F66X">
            <text:p>#F66X</text:p>
          </table:table-cell>
          <table:table-cell table:formula="oooc:=&quot;#&quot;&amp;[.$F61]&amp;&quot;Y&quot;" office:value-type="string" office:string-value="#F66Y">
            <text:p>#F66Y</text:p>
          </table:table-cell>
          <table:table-cell table:formula="oooc:=&quot;#&quot;&amp;[.$F61]&amp;&quot;Z&quot;" office:value-type="string" office:string-value="#F66Z">
            <text:p>#F66Z</text:p>
          </table:table-cell>
          <table:table-cell office:value-type="string">
            <text:p>F66</text:p>
          </table:table-cell>
        </table:table-row>
        <table:table-row table:style-name="ro2">
          <table:table-cell office:value-type="string">
            <text:p>Prêts de cédéroms</text:p>
          </table:table-cell>
          <table:table-cell table:formula="oooc:=&quot;#&quot;&amp;[.$F62]&amp;&quot;W&quot;" office:value-type="string" office:string-value="#F67W">
            <text:p>#F67W</text:p>
          </table:table-cell>
          <table:table-cell table:formula="oooc:=&quot;#&quot;&amp;[.$F62]&amp;&quot;X&quot;" office:value-type="string" office:string-value="#F67X">
            <text:p>#F67X</text:p>
          </table:table-cell>
          <table:table-cell table:formula="oooc:=&quot;#&quot;&amp;[.$F62]&amp;&quot;Y&quot;" office:value-type="string" office:string-value="#F67Y">
            <text:p>#F67Y</text:p>
          </table:table-cell>
          <table:table-cell table:formula="oooc:=&quot;#&quot;&amp;[.$F62]&amp;&quot;Z&quot;" office:value-type="string" office:string-value="#F67Z">
            <text:p>#F67Z</text:p>
          </table:table-cell>
          <table:table-cell office:value-type="string">
            <text:p>F67</text:p>
          </table:table-cell>
        </table:table-row>
        <table:table-row table:style-name="ro2">
          <table:table-cell office:value-type="string">
            <text:p>Prêts d'autres documents</text:p>
          </table:table-cell>
          <table:table-cell table:formula="oooc:=&quot;#&quot;&amp;[.$F63]&amp;&quot;W&quot;" office:value-type="string" office:string-value="#F68W">
            <text:p>#F68W</text:p>
          </table:table-cell>
          <table:table-cell table:formula="oooc:=&quot;#&quot;&amp;[.$F63]&amp;&quot;X&quot;" office:value-type="string" office:string-value="#F68X">
            <text:p>#F68X</text:p>
          </table:table-cell>
          <table:table-cell table:formula="oooc:=&quot;#&quot;&amp;[.$F63]&amp;&quot;Y&quot;" office:value-type="string" office:string-value="#F68Y">
            <text:p>#F68Y</text:p>
          </table:table-cell>
          <table:table-cell table:formula="oooc:=&quot;#&quot;&amp;[.$F63]&amp;&quot;Z&quot;" office:value-type="string" office:string-value="#F68Z">
            <text:p>#F68Z</text:p>
          </table:table-cell>
          <table:table-cell office:value-type="string">
            <text:p>F68</text:p>
          </table:table-cell>
        </table:table-row>
        <table:table-row table:style-name="ro2">
          <table:table-cell table:style-name="ce5" office:value-type="string">
            <text:p>TOTAL DES PRÊTS (F63 à F68)</text:p>
          </table:table-cell>
          <table:table-cell table:formula="oooc:=&quot;#&quot;&amp;[.$F64]&amp;&quot;W&quot;" office:value-type="string" office:string-value="#F69W">
            <text:p>#F69W</text:p>
          </table:table-cell>
          <table:table-cell table:formula="oooc:=&quot;#&quot;&amp;[.$F64]&amp;&quot;X&quot;" office:value-type="string" office:string-value="#F69X">
            <text:p>#F69X</text:p>
          </table:table-cell>
          <table:table-cell table:formula="oooc:=&quot;#&quot;&amp;[.$F64]&amp;&quot;Y&quot;" office:value-type="string" office:string-value="#F69Y">
            <text:p>#F69Y</text:p>
          </table:table-cell>
          <table:table-cell table:formula="oooc:=&quot;#&quot;&amp;[.$F64]&amp;&quot;Z&quot;" office:value-type="string" office:string-value="#F69Z">
            <text:p>#F69Z</text:p>
          </table:table-cell>
          <table:table-cell office:value-type="string">
            <text:p>F69</text:p>
          </table:table-cell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office:value-type="string">
            <text:p>(1) nb de prêts aux lecteurs finaux </text:p>
          </table:table-cell>
          <table:table-cell table:number-columns-repeated="5"/>
        </table:table-row>
      </table:table>
      <table:table table:name="G Réseau spécifique" table:style-name="ta1" table:print="false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row table:style-name="ro2">
          <table:table-cell table:style-name="ce5" office:value-type="string">
            <text:p>*G- RÉSEAU SPÉCIFIQUE 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**G.1 / 2 DÉPÔTS DANS LES COLLECTIVITÉS (Public spécifique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b de collectivités V</text:p>
          </table:table-cell>
          <table:table-cell office:value-type="string">
            <text:p>Nb de documents déposés dans l'année W</text:p>
          </table:table-cell>
          <table:table-cell office:value-type="string">
            <text:p>Nb de documents en dépôt au 31.12.09 X</text:p>
          </table:table-cell>
          <table:table-cell office:value-type="string">
            <text:p>Population touchée estimée Y</text:p>
          </table:table-cell>
          <table:table-cell office:value-type="string">
            <text:p>Nb de prêts (1) Z</text:p>
          </table:table-cell>
          <table:table-cell/>
        </table:table-row>
        <table:table-row table:style-name="ro2">
          <table:table-cell office:value-type="string">
            <text:p>Ecoles</text:p>
          </table:table-cell>
          <table:table-cell table:formula="oooc:=&quot;#&quot;&amp;[.$G5]&amp;&quot;V&quot;" office:value-type="string" office:string-value="#G11V">
            <text:p>#G11V</text:p>
          </table:table-cell>
          <table:table-cell table:formula="oooc:=&quot;#&quot;&amp;[.$G5]&amp;&quot;W&quot;" office:value-type="string" office:string-value="#G11W">
            <text:p>#G11W</text:p>
          </table:table-cell>
          <table:table-cell table:formula="oooc:=&quot;#&quot;&amp;[.$G5]&amp;&quot;X&quot;" office:value-type="string" office:string-value="#G11X">
            <text:p>#G11X</text:p>
          </table:table-cell>
          <table:table-cell table:formula="oooc:=&quot;#&quot;&amp;[.$G5]&amp;&quot;Y&quot;" office:value-type="string" office:string-value="#G11Y">
            <text:p>#G11Y</text:p>
          </table:table-cell>
          <table:table-cell table:formula="oooc:=&quot;#&quot;&amp;[.$G5]&amp;&quot;Z&quot;" office:value-type="string" office:string-value="#G11Z">
            <text:p>#G11Z</text:p>
          </table:table-cell>
          <table:table-cell office:value-type="string">
            <text:p>G11</text:p>
          </table:table-cell>
        </table:table-row>
        <table:table-row table:style-name="ro2">
          <table:table-cell office:value-type="string">
            <text:p>Collèges</text:p>
          </table:table-cell>
          <table:table-cell table:formula="oooc:=&quot;#&quot;&amp;[.$G6]&amp;&quot;V&quot;" office:value-type="string" office:string-value="#G12V">
            <text:p>#G12V</text:p>
          </table:table-cell>
          <table:table-cell table:formula="oooc:=&quot;#&quot;&amp;[.$G6]&amp;&quot;W&quot;" office:value-type="string" office:string-value="#G12W">
            <text:p>#G12W</text:p>
          </table:table-cell>
          <table:table-cell table:formula="oooc:=&quot;#&quot;&amp;[.$G6]&amp;&quot;X&quot;" office:value-type="string" office:string-value="#G12X">
            <text:p>#G12X</text:p>
          </table:table-cell>
          <table:table-cell table:formula="oooc:=&quot;#&quot;&amp;[.$G6]&amp;&quot;Y&quot;" office:value-type="string" office:string-value="#G12Y">
            <text:p>#G12Y</text:p>
          </table:table-cell>
          <table:table-cell table:formula="oooc:=&quot;#&quot;&amp;[.$G6]&amp;&quot;Z&quot;" office:value-type="string" office:string-value="#G12Z">
            <text:p>#G12Z</text:p>
          </table:table-cell>
          <table:table-cell office:value-type="string">
            <text:p>G12</text:p>
          </table:table-cell>
        </table:table-row>
        <table:table-row table:style-name="ro2">
          <table:table-cell office:value-type="string">
            <text:p>Lycées</text:p>
          </table:table-cell>
          <table:table-cell table:formula="oooc:=&quot;#&quot;&amp;[.$G7]&amp;&quot;V&quot;" office:value-type="string" office:string-value="#G13V">
            <text:p>#G13V</text:p>
          </table:table-cell>
          <table:table-cell table:formula="oooc:=&quot;#&quot;&amp;[.$G7]&amp;&quot;W&quot;" office:value-type="string" office:string-value="#G13W">
            <text:p>#G13W</text:p>
          </table:table-cell>
          <table:table-cell table:formula="oooc:=&quot;#&quot;&amp;[.$G7]&amp;&quot;X&quot;" office:value-type="string" office:string-value="#G13X">
            <text:p>#G13X</text:p>
          </table:table-cell>
          <table:table-cell table:formula="oooc:=&quot;#&quot;&amp;[.$G7]&amp;&quot;Y&quot;" office:value-type="string" office:string-value="#G13Y">
            <text:p>#G13Y</text:p>
          </table:table-cell>
          <table:table-cell table:formula="oooc:=&quot;#&quot;&amp;[.$G7]&amp;&quot;Z&quot;" office:value-type="string" office:string-value="#G13Z">
            <text:p>#G13Z</text:p>
          </table:table-cell>
          <table:table-cell office:value-type="string">
            <text:p>G13</text:p>
          </table:table-cell>
        </table:table-row>
        <table:table-row table:style-name="ro2">
          <table:table-cell office:value-type="string">
            <text:p>Prisons</text:p>
          </table:table-cell>
          <table:table-cell table:formula="oooc:=&quot;#&quot;&amp;[.$G8]&amp;&quot;V&quot;" office:value-type="string" office:string-value="#G14V">
            <text:p>#G14V</text:p>
          </table:table-cell>
          <table:table-cell table:formula="oooc:=&quot;#&quot;&amp;[.$G8]&amp;&quot;W&quot;" office:value-type="string" office:string-value="#G14W">
            <text:p>#G14W</text:p>
          </table:table-cell>
          <table:table-cell table:formula="oooc:=&quot;#&quot;&amp;[.$G8]&amp;&quot;X&quot;" office:value-type="string" office:string-value="#G14X">
            <text:p>#G14X</text:p>
          </table:table-cell>
          <table:table-cell table:formula="oooc:=&quot;#&quot;&amp;[.$G8]&amp;&quot;Y&quot;" office:value-type="string" office:string-value="#G14Y">
            <text:p>#G14Y</text:p>
          </table:table-cell>
          <table:table-cell table:formula="oooc:=&quot;#&quot;&amp;[.$G8]&amp;&quot;Z&quot;" office:value-type="string" office:string-value="#G14Z">
            <text:p>#G14Z</text:p>
          </table:table-cell>
          <table:table-cell office:value-type="string">
            <text:p>G14</text:p>
          </table:table-cell>
        </table:table-row>
        <table:table-row table:style-name="ro2">
          <table:table-cell office:value-type="string">
            <text:p>Hôpitaux</text:p>
          </table:table-cell>
          <table:table-cell table:formula="oooc:=&quot;#&quot;&amp;[.$G9]&amp;&quot;V&quot;" office:value-type="string" office:string-value="#G15V">
            <text:p>#G15V</text:p>
          </table:table-cell>
          <table:table-cell table:formula="oooc:=&quot;#&quot;&amp;[.$G9]&amp;&quot;W&quot;" office:value-type="string" office:string-value="#G15W">
            <text:p>#G15W</text:p>
          </table:table-cell>
          <table:table-cell table:formula="oooc:=&quot;#&quot;&amp;[.$G9]&amp;&quot;X&quot;" office:value-type="string" office:string-value="#G15X">
            <text:p>#G15X</text:p>
          </table:table-cell>
          <table:table-cell table:formula="oooc:=&quot;#&quot;&amp;[.$G9]&amp;&quot;Y&quot;" office:value-type="string" office:string-value="#G15Y">
            <text:p>#G15Y</text:p>
          </table:table-cell>
          <table:table-cell table:formula="oooc:=&quot;#&quot;&amp;[.$G9]&amp;&quot;Z&quot;" office:value-type="string" office:string-value="#G15Z">
            <text:p>#G15Z</text:p>
          </table:table-cell>
          <table:table-cell office:value-type="string">
            <text:p>G15</text:p>
          </table:table-cell>
        </table:table-row>
        <table:table-row table:style-name="ro2">
          <table:table-cell office:value-type="string">
            <text:p>Maisons de retraite</text:p>
          </table:table-cell>
          <table:table-cell table:formula="oooc:=&quot;#&quot;&amp;[.$G10]&amp;&quot;V&quot;" office:value-type="string" office:string-value="#G16V">
            <text:p>#G16V</text:p>
          </table:table-cell>
          <table:table-cell table:formula="oooc:=&quot;#&quot;&amp;[.$G10]&amp;&quot;W&quot;" office:value-type="string" office:string-value="#G16W">
            <text:p>#G16W</text:p>
          </table:table-cell>
          <table:table-cell table:formula="oooc:=&quot;#&quot;&amp;[.$G10]&amp;&quot;X&quot;" office:value-type="string" office:string-value="#G16X">
            <text:p>#G16X</text:p>
          </table:table-cell>
          <table:table-cell table:formula="oooc:=&quot;#&quot;&amp;[.$G10]&amp;&quot;Y&quot;" office:value-type="string" office:string-value="#G16Y">
            <text:p>#G16Y</text:p>
          </table:table-cell>
          <table:table-cell table:formula="oooc:=&quot;#&quot;&amp;[.$G10]&amp;&quot;Z&quot;" office:value-type="string" office:string-value="#G16Z">
            <text:p>#G16Z</text:p>
          </table:table-cell>
          <table:table-cell office:value-type="string">
            <text:p>G16</text:p>
          </table:table-cell>
        </table:table-row>
        <table:table-row table:style-name="ro2">
          <table:table-cell office:value-type="string">
            <text:p>Comité d'entreprise</text:p>
          </table:table-cell>
          <table:table-cell table:formula="oooc:=&quot;#&quot;&amp;[.$G11]&amp;&quot;V&quot;" office:value-type="string" office:string-value="#G17V">
            <text:p>#G17V</text:p>
          </table:table-cell>
          <table:table-cell table:formula="oooc:=&quot;#&quot;&amp;[.$G11]&amp;&quot;W&quot;" office:value-type="string" office:string-value="#G17W">
            <text:p>#G17W</text:p>
          </table:table-cell>
          <table:table-cell table:formula="oooc:=&quot;#&quot;&amp;[.$G11]&amp;&quot;X&quot;" office:value-type="string" office:string-value="#G17X">
            <text:p>#G17X</text:p>
          </table:table-cell>
          <table:table-cell table:formula="oooc:=&quot;#&quot;&amp;[.$G11]&amp;&quot;Y&quot;" office:value-type="string" office:string-value="#G17Y">
            <text:p>#G17Y</text:p>
          </table:table-cell>
          <table:table-cell table:formula="oooc:=&quot;#&quot;&amp;[.$G11]&amp;&quot;Z&quot;" office:value-type="string" office:string-value="#G17Z">
            <text:p>#G17Z</text:p>
          </table:table-cell>
          <table:table-cell office:value-type="string">
            <text:p>G17</text:p>
          </table:table-cell>
        </table:table-row>
        <table:table-row table:style-name="ro2">
          <table:table-cell office:value-type="string">
            <text:p>Petite enfance (crèche, PMI)</text:p>
          </table:table-cell>
          <table:table-cell table:formula="oooc:=&quot;#&quot;&amp;[.$G12]&amp;&quot;V&quot;" office:value-type="string" office:string-value="#G18V">
            <text:p>#G18V</text:p>
          </table:table-cell>
          <table:table-cell table:formula="oooc:=&quot;#&quot;&amp;[.$G12]&amp;&quot;W&quot;" office:value-type="string" office:string-value="#G18W">
            <text:p>#G18W</text:p>
          </table:table-cell>
          <table:table-cell table:formula="oooc:=&quot;#&quot;&amp;[.$G12]&amp;&quot;X&quot;" office:value-type="string" office:string-value="#G18X">
            <text:p>#G18X</text:p>
          </table:table-cell>
          <table:table-cell table:formula="oooc:=&quot;#&quot;&amp;[.$G12]&amp;&quot;Y&quot;" office:value-type="string" office:string-value="#G18Y">
            <text:p>#G18Y</text:p>
          </table:table-cell>
          <table:table-cell table:formula="oooc:=&quot;#&quot;&amp;[.$G12]&amp;&quot;Z&quot;" office:value-type="string" office:string-value="#G18Z">
            <text:p>#G18Z</text:p>
          </table:table-cell>
          <table:table-cell office:value-type="string">
            <text:p>G18</text:p>
          </table:table-cell>
        </table:table-row>
        <table:table-row table:style-name="ro2">
          <table:table-cell office:value-type="string">
            <text:p>Centres sociaux, foyers ruraux</text:p>
          </table:table-cell>
          <table:table-cell table:formula="oooc:=&quot;#&quot;&amp;[.$G13]&amp;&quot;V&quot;" office:value-type="string" office:string-value="#G19V">
            <text:p>#G19V</text:p>
          </table:table-cell>
          <table:table-cell table:formula="oooc:=&quot;#&quot;&amp;[.$G13]&amp;&quot;W&quot;" office:value-type="string" office:string-value="#G19W">
            <text:p>#G19W</text:p>
          </table:table-cell>
          <table:table-cell table:formula="oooc:=&quot;#&quot;&amp;[.$G13]&amp;&quot;X&quot;" office:value-type="string" office:string-value="#G19X">
            <text:p>#G19X</text:p>
          </table:table-cell>
          <table:table-cell table:formula="oooc:=&quot;#&quot;&amp;[.$G13]&amp;&quot;Y&quot;" office:value-type="string" office:string-value="#G19Y">
            <text:p>#G19Y</text:p>
          </table:table-cell>
          <table:table-cell table:formula="oooc:=&quot;#&quot;&amp;[.$G13]&amp;&quot;Z&quot;" office:value-type="string" office:string-value="#G19Z">
            <text:p>#G19Z</text:p>
          </table:table-cell>
          <table:table-cell office:value-type="string">
            <text:p>G19</text:p>
          </table:table-cell>
        </table:table-row>
        <table:table-row table:style-name="ro2">
          <table:table-cell office:value-type="string">
            <text:p>Centres de vacances et de loisirs</text:p>
          </table:table-cell>
          <table:table-cell table:formula="oooc:=&quot;#&quot;&amp;[.$G14]&amp;&quot;V&quot;" office:value-type="string" office:string-value="#G20V">
            <text:p>#G20V</text:p>
          </table:table-cell>
          <table:table-cell table:formula="oooc:=&quot;#&quot;&amp;[.$G14]&amp;&quot;W&quot;" office:value-type="string" office:string-value="#G20W">
            <text:p>#G20W</text:p>
          </table:table-cell>
          <table:table-cell table:formula="oooc:=&quot;#&quot;&amp;[.$G14]&amp;&quot;X&quot;" office:value-type="string" office:string-value="#G20X">
            <text:p>#G20X</text:p>
          </table:table-cell>
          <table:table-cell table:formula="oooc:=&quot;#&quot;&amp;[.$G14]&amp;&quot;Y&quot;" office:value-type="string" office:string-value="#G20Y">
            <text:p>#G20Y</text:p>
          </table:table-cell>
          <table:table-cell table:formula="oooc:=&quot;#&quot;&amp;[.$G14]&amp;&quot;Z&quot;" office:value-type="string" office:string-value="#G20Z">
            <text:p>#G20Z</text:p>
          </table:table-cell>
          <table:table-cell office:value-type="string">
            <text:p>G20</text:p>
          </table:table-cell>
        </table:table-row>
        <table:table-row table:style-name="ro2">
          <table:table-cell office:value-type="string">
            <text:p>Autres</text:p>
          </table:table-cell>
          <table:table-cell table:formula="oooc:=&quot;#&quot;&amp;[.$G15]&amp;&quot;V&quot;" office:value-type="string" office:string-value="#G21V">
            <text:p>#G21V</text:p>
          </table:table-cell>
          <table:table-cell table:formula="oooc:=&quot;#&quot;&amp;[.$G15]&amp;&quot;W&quot;" office:value-type="string" office:string-value="#G21W">
            <text:p>#G21W</text:p>
          </table:table-cell>
          <table:table-cell table:formula="oooc:=&quot;#&quot;&amp;[.$G15]&amp;&quot;X&quot;" office:value-type="string" office:string-value="#G21X">
            <text:p>#G21X</text:p>
          </table:table-cell>
          <table:table-cell table:formula="oooc:=&quot;#&quot;&amp;[.$G15]&amp;&quot;Y&quot;" office:value-type="string" office:string-value="#G21Y">
            <text:p>#G21Y</text:p>
          </table:table-cell>
          <table:table-cell table:formula="oooc:=&quot;#&quot;&amp;[.$G15]&amp;&quot;Z&quot;" office:value-type="string" office:string-value="#G21Z">
            <text:p>#G21Z</text:p>
          </table:table-cell>
          <table:table-cell office:value-type="string">
            <text:p>G21</text:p>
          </table:table-cell>
        </table:table-row>
        <table:table-row table:style-name="ro2">
          <table:table-cell table:style-name="ce5" office:value-type="string">
            <text:p>TOTAL (G11 à G21)</text:p>
          </table:table-cell>
          <table:table-cell table:formula="oooc:=&quot;#&quot;&amp;[.$G16]&amp;&quot;V&quot;" office:value-type="string" office:string-value="#G22V">
            <text:p>#G22V</text:p>
          </table:table-cell>
          <table:table-cell table:formula="oooc:=&quot;#&quot;&amp;[.$G16]&amp;&quot;W&quot;" office:value-type="string" office:string-value="#G22W">
            <text:p>#G22W</text:p>
          </table:table-cell>
          <table:table-cell table:formula="oooc:=&quot;#&quot;&amp;[.$G16]&amp;&quot;X&quot;" office:value-type="string" office:string-value="#G22X">
            <text:p>#G22X</text:p>
          </table:table-cell>
          <table:table-cell table:formula="oooc:=&quot;#&quot;&amp;[.$G16]&amp;&quot;Y&quot;" office:value-type="string" office:string-value="#G22Y">
            <text:p>#G22Y</text:p>
          </table:table-cell>
          <table:table-cell table:formula="oooc:=&quot;#&quot;&amp;[.$G16]&amp;&quot;Z&quot;" office:value-type="string" office:string-value="#G22Z">
            <text:p>#G22Z</text:p>
          </table:table-cell>
          <table:table-cell office:value-type="string">
            <text:p>G22</text:p>
          </table:table-cell>
        </table:table-row>
        <table:table-row table:style-name="ro2">
          <table:table-cell table:style-name="ce5"/>
          <table:table-cell table:number-columns-repeated="6"/>
        </table:table-row>
        <table:table-row table:style-name="ro2">
          <table:table-cell table:style-name="ce5" office:value-type="string">
            <text:p>**G. 3 / 4 PRÊT DIRECT (Public spécifique)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Nb de lieux de stationnement X</text:p>
          </table:table-cell>
          <table:table-cell office:value-type="string">
            <text:p>Population touchée estimée Y</text:p>
          </table:table-cell>
          <table:table-cell office:value-type="string">
            <text:p>Nb de prêts Z</text:p>
          </table:table-cell>
          <table:table-cell/>
        </table:table-row>
        <table:table-row table:style-name="ro2">
          <table:table-cell office:value-type="string">
            <text:p>Ecoles</text:p>
          </table:table-cell>
          <table:table-cell table:number-columns-repeated="2"/>
          <table:table-cell table:formula="oooc:=&quot;#&quot;&amp;[.$G20]&amp;&quot;X&quot;" office:value-type="string" office:string-value="#G31X">
            <text:p>#G31X</text:p>
          </table:table-cell>
          <table:table-cell table:formula="oooc:=&quot;#&quot;&amp;[.$G20]&amp;&quot;Y&quot;" office:value-type="string" office:string-value="#G31Y">
            <text:p>#G31Y</text:p>
          </table:table-cell>
          <table:table-cell table:formula="oooc:=&quot;#&quot;&amp;[.$G20]&amp;&quot;Z&quot;" office:value-type="string" office:string-value="#G31Z">
            <text:p>#G31Z</text:p>
          </table:table-cell>
          <table:table-cell office:value-type="string">
            <text:p>G31</text:p>
          </table:table-cell>
        </table:table-row>
        <table:table-row table:style-name="ro2">
          <table:table-cell office:value-type="string">
            <text:p>Collèges</text:p>
          </table:table-cell>
          <table:table-cell table:number-columns-repeated="2"/>
          <table:table-cell table:formula="oooc:=&quot;#&quot;&amp;[.$G21]&amp;&quot;X&quot;" office:value-type="string" office:string-value="#G32X">
            <text:p>#G32X</text:p>
          </table:table-cell>
          <table:table-cell table:formula="oooc:=&quot;#&quot;&amp;[.$G21]&amp;&quot;Y&quot;" office:value-type="string" office:string-value="#G32Y">
            <text:p>#G32Y</text:p>
          </table:table-cell>
          <table:table-cell table:formula="oooc:=&quot;#&quot;&amp;[.$G21]&amp;&quot;Z&quot;" office:value-type="string" office:string-value="#G32Z">
            <text:p>#G32Z</text:p>
          </table:table-cell>
          <table:table-cell office:value-type="string">
            <text:p>G32</text:p>
          </table:table-cell>
        </table:table-row>
        <table:table-row table:style-name="ro2">
          <table:table-cell office:value-type="string">
            <text:p>Lycées</text:p>
          </table:table-cell>
          <table:table-cell table:number-columns-repeated="2"/>
          <table:table-cell table:formula="oooc:=&quot;#&quot;&amp;[.$G22]&amp;&quot;X&quot;" office:value-type="string" office:string-value="#G33X">
            <text:p>#G33X</text:p>
          </table:table-cell>
          <table:table-cell table:formula="oooc:=&quot;#&quot;&amp;[.$G22]&amp;&quot;Y&quot;" office:value-type="string" office:string-value="#G33Y">
            <text:p>#G33Y</text:p>
          </table:table-cell>
          <table:table-cell table:formula="oooc:=&quot;#&quot;&amp;[.$G22]&amp;&quot;Z&quot;" office:value-type="string" office:string-value="#G33Z">
            <text:p>#G33Z</text:p>
          </table:table-cell>
          <table:table-cell office:value-type="string">
            <text:p>G33</text:p>
          </table:table-cell>
        </table:table-row>
        <table:table-row table:style-name="ro2">
          <table:table-cell office:value-type="string">
            <text:p>Prisons</text:p>
          </table:table-cell>
          <table:table-cell table:number-columns-repeated="2"/>
          <table:table-cell table:formula="oooc:=&quot;#&quot;&amp;[.$G23]&amp;&quot;X&quot;" office:value-type="string" office:string-value="#G34X">
            <text:p>#G34X</text:p>
          </table:table-cell>
          <table:table-cell table:formula="oooc:=&quot;#&quot;&amp;[.$G23]&amp;&quot;Y&quot;" office:value-type="string" office:string-value="#G34Y">
            <text:p>#G34Y</text:p>
          </table:table-cell>
          <table:table-cell table:formula="oooc:=&quot;#&quot;&amp;[.$G23]&amp;&quot;Z&quot;" office:value-type="string" office:string-value="#G34Z">
            <text:p>#G34Z</text:p>
          </table:table-cell>
          <table:table-cell office:value-type="string">
            <text:p>G34</text:p>
          </table:table-cell>
        </table:table-row>
        <table:table-row table:style-name="ro2">
          <table:table-cell office:value-type="string">
            <text:p>Hôpitaux</text:p>
          </table:table-cell>
          <table:table-cell table:number-columns-repeated="2"/>
          <table:table-cell table:formula="oooc:=&quot;#&quot;&amp;[.$G24]&amp;&quot;X&quot;" office:value-type="string" office:string-value="#G35X">
            <text:p>#G35X</text:p>
          </table:table-cell>
          <table:table-cell table:formula="oooc:=&quot;#&quot;&amp;[.$G24]&amp;&quot;Y&quot;" office:value-type="string" office:string-value="#G35Y">
            <text:p>#G35Y</text:p>
          </table:table-cell>
          <table:table-cell table:formula="oooc:=&quot;#&quot;&amp;[.$G24]&amp;&quot;Z&quot;" office:value-type="string" office:string-value="#G35Z">
            <text:p>#G35Z</text:p>
          </table:table-cell>
          <table:table-cell office:value-type="string">
            <text:p>G35</text:p>
          </table:table-cell>
        </table:table-row>
        <table:table-row table:style-name="ro2">
          <table:table-cell office:value-type="string">
            <text:p>Maisons de retraite</text:p>
          </table:table-cell>
          <table:table-cell table:number-columns-repeated="2"/>
          <table:table-cell table:formula="oooc:=&quot;#&quot;&amp;[.$G25]&amp;&quot;X&quot;" office:value-type="string" office:string-value="#G36X">
            <text:p>#G36X</text:p>
          </table:table-cell>
          <table:table-cell table:formula="oooc:=&quot;#&quot;&amp;[.$G25]&amp;&quot;Y&quot;" office:value-type="string" office:string-value="#G36Y">
            <text:p>#G36Y</text:p>
          </table:table-cell>
          <table:table-cell table:formula="oooc:=&quot;#&quot;&amp;[.$G25]&amp;&quot;Z&quot;" office:value-type="string" office:string-value="#G36Z">
            <text:p>#G36Z</text:p>
          </table:table-cell>
          <table:table-cell office:value-type="string">
            <text:p>G36</text:p>
          </table:table-cell>
        </table:table-row>
        <table:table-row table:style-name="ro2">
          <table:table-cell office:value-type="string">
            <text:p>Comité d'entreprise</text:p>
          </table:table-cell>
          <table:table-cell table:number-columns-repeated="2"/>
          <table:table-cell table:formula="oooc:=&quot;#&quot;&amp;[.$G26]&amp;&quot;X&quot;" office:value-type="string" office:string-value="#G37X">
            <text:p>#G37X</text:p>
          </table:table-cell>
          <table:table-cell table:formula="oooc:=&quot;#&quot;&amp;[.$G26]&amp;&quot;Y&quot;" office:value-type="string" office:string-value="#G37Y">
            <text:p>#G37Y</text:p>
          </table:table-cell>
          <table:table-cell table:formula="oooc:=&quot;#&quot;&amp;[.$G26]&amp;&quot;Z&quot;" office:value-type="string" office:string-value="#G37Z">
            <text:p>#G37Z</text:p>
          </table:table-cell>
          <table:table-cell office:value-type="string">
            <text:p>G37</text:p>
          </table:table-cell>
        </table:table-row>
        <table:table-row table:style-name="ro2">
          <table:table-cell office:value-type="string">
            <text:p>Petite enfance (crèche, PMI)</text:p>
          </table:table-cell>
          <table:table-cell table:number-columns-repeated="2"/>
          <table:table-cell table:formula="oooc:=&quot;#&quot;&amp;[.$G27]&amp;&quot;X&quot;" office:value-type="string" office:string-value="#G38X">
            <text:p>#G38X</text:p>
          </table:table-cell>
          <table:table-cell table:formula="oooc:=&quot;#&quot;&amp;[.$G27]&amp;&quot;Y&quot;" office:value-type="string" office:string-value="#G38Y">
            <text:p>#G38Y</text:p>
          </table:table-cell>
          <table:table-cell table:formula="oooc:=&quot;#&quot;&amp;[.$G27]&amp;&quot;Z&quot;" office:value-type="string" office:string-value="#G38Z">
            <text:p>#G38Z</text:p>
          </table:table-cell>
          <table:table-cell office:value-type="string">
            <text:p>G38</text:p>
          </table:table-cell>
        </table:table-row>
        <table:table-row table:style-name="ro2">
          <table:table-cell office:value-type="string">
            <text:p>Centres sociaux, foyers ruraux</text:p>
          </table:table-cell>
          <table:table-cell table:number-columns-repeated="2"/>
          <table:table-cell table:formula="oooc:=&quot;#&quot;&amp;[.$G28]&amp;&quot;X&quot;" office:value-type="string" office:string-value="#G39X">
            <text:p>#G39X</text:p>
          </table:table-cell>
          <table:table-cell table:formula="oooc:=&quot;#&quot;&amp;[.$G28]&amp;&quot;Y&quot;" office:value-type="string" office:string-value="#G39Y">
            <text:p>#G39Y</text:p>
          </table:table-cell>
          <table:table-cell table:formula="oooc:=&quot;#&quot;&amp;[.$G28]&amp;&quot;Z&quot;" office:value-type="string" office:string-value="#G39Z">
            <text:p>#G39Z</text:p>
          </table:table-cell>
          <table:table-cell office:value-type="string">
            <text:p>G39</text:p>
          </table:table-cell>
        </table:table-row>
        <table:table-row table:style-name="ro2">
          <table:table-cell office:value-type="string">
            <text:p>Centres de vacances et de loisirs</text:p>
          </table:table-cell>
          <table:table-cell table:number-columns-repeated="2"/>
          <table:table-cell table:formula="oooc:=&quot;#&quot;&amp;[.$G29]&amp;&quot;X&quot;" office:value-type="string" office:string-value="#G40X">
            <text:p>#G40X</text:p>
          </table:table-cell>
          <table:table-cell table:formula="oooc:=&quot;#&quot;&amp;[.$G29]&amp;&quot;Y&quot;" office:value-type="string" office:string-value="#G40Y">
            <text:p>#G40Y</text:p>
          </table:table-cell>
          <table:table-cell table:formula="oooc:=&quot;#&quot;&amp;[.$G29]&amp;&quot;Z&quot;" office:value-type="string" office:string-value="#G40Z">
            <text:p>#G40Z</text:p>
          </table:table-cell>
          <table:table-cell office:value-type="string">
            <text:p>G40</text:p>
          </table:table-cell>
        </table:table-row>
        <table:table-row table:style-name="ro2">
          <table:table-cell office:value-type="string">
            <text:p>Autres</text:p>
          </table:table-cell>
          <table:table-cell table:number-columns-repeated="2"/>
          <table:table-cell table:formula="oooc:=&quot;#&quot;&amp;[.$G30]&amp;&quot;X&quot;" office:value-type="string" office:string-value="#G41X">
            <text:p>#G41X</text:p>
          </table:table-cell>
          <table:table-cell table:formula="oooc:=&quot;#&quot;&amp;[.$G30]&amp;&quot;Y&quot;" office:value-type="string" office:string-value="#G41Y">
            <text:p>#G41Y</text:p>
          </table:table-cell>
          <table:table-cell table:formula="oooc:=&quot;#&quot;&amp;[.$G30]&amp;&quot;Z&quot;" office:value-type="string" office:string-value="#G41Z">
            <text:p>#G41Z</text:p>
          </table:table-cell>
          <table:table-cell office:value-type="string">
            <text:p>G41</text:p>
          </table:table-cell>
        </table:table-row>
        <table:table-row table:style-name="ro2">
          <table:table-cell table:style-name="ce5" office:value-type="string">
            <text:p>TOTAL (G31 à G41)</text:p>
          </table:table-cell>
          <table:table-cell table:number-columns-repeated="2"/>
          <table:table-cell table:formula="oooc:=&quot;#&quot;&amp;[.$G31]&amp;&quot;X&quot;" office:value-type="string" office:string-value="#G42X">
            <text:p>#G42X</text:p>
          </table:table-cell>
          <table:table-cell table:formula="oooc:=&quot;#&quot;&amp;[.$G31]&amp;&quot;Y&quot;" office:value-type="string" office:string-value="#G42Y">
            <text:p>#G42Y</text:p>
          </table:table-cell>
          <table:table-cell table:formula="oooc:=&quot;#&quot;&amp;[.$G31]&amp;&quot;Z&quot;" office:value-type="string" office:string-value="#G42Z">
            <text:p>#G42Z</text:p>
          </table:table-cell>
          <table:table-cell office:value-type="string">
            <text:p>G42</text:p>
          </table:table-cell>
        </table:table-row>
        <table:table-row table:style-name="ro2">
          <table:table-cell table:style-name="ce5"/>
          <table:table-cell table:number-columns-repeated="6"/>
        </table:table-row>
        <table:table-row table:style-name="ro2">
          <table:table-cell office:value-type="string">
            <text:p>(1)Prêts effectués par les collectivités à leurs usagers </text:p>
          </table:table-cell>
          <table:table-cell table:number-columns-repeated="6"/>
        </table:table-row>
      </table:table>
      <table:table table:name="H Services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row table:style-name="ro2">
          <table:table-cell table:style-name="ce5" office:value-type="string">
            <text:p>*H. SERVICES 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5" table:number-columns-repeated="2"/>
          <table:table-cell table:number-columns-repeated="6"/>
        </table:table-row>
        <table:table-row table:style-name="ro2">
          <table:table-cell table:style-name="ce5" office:value-type="string">
            <text:p>**H. 1 SERVICES À DISTANCE POUR LES BIBLIOTHÈQUES DU RÉSEAU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La bibliothèque a-t-elle un site Internet?:</text:p>
          </table:table-cell>
          <table:table-cell table:number-columns-repeated="5"/>
          <table:table-cell table:formula="oooc:=&quot;#&quot;&amp;[.H4]" office:value-type="string" office:string-value="#H11">
            <text:p>#H11</text:p>
          </table:table-cell>
          <table:table-cell office:value-type="string">
            <text:p>H11</text:p>
          </table:table-cell>
        </table:table-row>
        <table:table-row table:style-name="ro2">
          <table:table-cell office:value-type="string">
            <text:p>Ce site donne-t-il accès au catalogue de la bibliothèque?</text:p>
          </table:table-cell>
          <table:table-cell table:number-columns-repeated="5"/>
          <table:table-cell table:formula="oooc:=&quot;#&quot;&amp;[.H5]" office:value-type="string" office:string-value="#H12">
            <text:p>#H12</text:p>
          </table:table-cell>
          <table:table-cell office:value-type="string">
            <text:p>H1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***Quels services sont offerts aux bibliothèques du réseau sur le site Internet? (cocher les cases)</text:p>
          </table:table-cell>
          <table:table-cell table:number-columns-repeated="7"/>
        </table:table-row>
        <table:table-row table:style-name="ro2">
          <table:table-cell office:value-type="string">
            <text:p>Consultation du catalogue</text:p>
          </table:table-cell>
          <table:table-cell table:number-columns-repeated="5"/>
          <table:table-cell table:formula="oooc:=&quot;#&quot;&amp;[.H8]" office:value-type="string" office:string-value="#H13">
            <text:p>#H13</text:p>
          </table:table-cell>
          <table:table-cell office:value-type="string">
            <text:p>H13</text:p>
          </table:table-cell>
        </table:table-row>
        <table:table-row table:style-name="ro2">
          <table:table-cell office:value-type="string">
            <text:p>Réservation en ligne</text:p>
          </table:table-cell>
          <table:table-cell table:number-columns-repeated="5"/>
          <table:table-cell table:formula="oooc:=&quot;#&quot;&amp;[.H9]" office:value-type="string" office:string-value="#H14">
            <text:p>#H14</text:p>
          </table:table-cell>
          <table:table-cell office:value-type="string">
            <text:p>H14</text:p>
          </table:table-cell>
        </table:table-row>
        <table:table-row table:style-name="ro2">
          <table:table-cell office:value-type="string">
            <text:p>Consultation du compte lecteur</text:p>
          </table:table-cell>
          <table:table-cell table:number-columns-repeated="5"/>
          <table:table-cell table:formula="oooc:=&quot;#&quot;&amp;[.H10]" office:value-type="string" office:string-value="#H15">
            <text:p>#H15</text:p>
          </table:table-cell>
          <table:table-cell office:value-type="string">
            <text:p>H15</text:p>
          </table:table-cell>
        </table:table-row>
        <table:table-row table:style-name="ro2">
          <table:table-cell office:value-type="string">
            <text:p>Autres</text:p>
          </table:table-cell>
          <table:table-cell table:number-columns-repeated="5"/>
          <table:table-cell table:formula="oooc:=&quot;#&quot;&amp;[.H11]" office:value-type="string" office:string-value="#H16">
            <text:p>#H16</text:p>
          </table:table-cell>
          <table:table-cell office:value-type="string">
            <text:p>H16</text:p>
          </table:table-cell>
        </table:table-row>
        <table:table-row table:style-name="ro2">
          <table:table-cell office:value-type="string">
            <text:p>Si autres, préciser</text:p>
          </table:table-cell>
          <table:table-cell table:number-columns-repeated="5"/>
          <table:table-cell table:formula="oooc:=&quot;#&quot;&amp;[.H12]" office:value-type="string" office:string-value="#H19">
            <text:p>#H19</text:p>
          </table:table-cell>
          <table:table-cell office:value-type="string">
            <text:p>H1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***Consultation du site : </text:p>
          </table:table-cell>
          <table:table-cell table:number-columns-repeated="7"/>
        </table:table-row>
        <table:table-row table:style-name="ro2">
          <table:table-cell office:value-type="string">
            <text:p>Nb de sessions/an (à distance)</text:p>
          </table:table-cell>
          <table:table-cell table:number-columns-repeated="5"/>
          <table:table-cell table:formula="oooc:=&quot;#&quot;&amp;[.H15]" office:value-type="string" office:string-value="#H17">
            <text:p>#H17</text:p>
          </table:table-cell>
          <table:table-cell office:value-type="string">
            <text:p>H17</text:p>
          </table:table-cell>
        </table:table-row>
        <table:table-row table:style-name="ro2">
          <table:table-cell office:value-type="string">
            <text:p>Nb de pages vues/an (à distance)</text:p>
          </table:table-cell>
          <table:table-cell table:number-columns-repeated="5"/>
          <table:table-cell table:formula="oooc:=&quot;#&quot;&amp;[.H16]" office:value-type="string" office:string-value="#H18">
            <text:p>#H18</text:p>
          </table:table-cell>
          <table:table-cell office:value-type="string">
            <text:p>H18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H. 2 COOPÉRATION, RÉSEAU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La BDP organise-t-elle un catalogue collectif départemental ?</text:p>
          </table:table-cell>
          <table:table-cell table:number-columns-repeated="5"/>
          <table:table-cell table:formula="oooc:=&quot;#&quot;&amp;[.H19]" office:value-type="string" office:string-value="#H21">
            <text:p>#H21</text:p>
          </table:table-cell>
          <table:table-cell office:value-type="string">
            <text:p>H21</text:p>
          </table:table-cell>
        </table:table-row>
        <table:table-row table:style-name="ro2">
          <table:table-cell office:value-type="string">
            <text:p>Si oui, préciser le nb de bibliothèques participantes</text:p>
          </table:table-cell>
          <table:table-cell table:number-columns-repeated="5"/>
          <table:table-cell table:formula="oooc:=&quot;#&quot;&amp;[.H20]" office:value-type="string" office:string-value="#H22">
            <text:p>#H22</text:p>
          </table:table-cell>
          <table:table-cell office:value-type="string">
            <text:p>H22</text:p>
          </table:table-cell>
        </table:table-row>
        <table:table-row table:style-name="ro2">
          <table:table-cell office:value-type="string">
            <text:p>La BDP utilise-t-elle un logiciel pour l'évaluation de son réseau ?</text:p>
          </table:table-cell>
          <table:table-cell table:number-columns-repeated="5"/>
          <table:table-cell table:formula="oooc:=&quot;#&quot;&amp;[.H21]" office:value-type="string" office:string-value="#H23">
            <text:p>#H23</text:p>
          </table:table-cell>
          <table:table-cell office:value-type="string">
            <text:p>H23</text:p>
          </table:table-cell>
        </table:table-row>
        <table:table-row table:style-name="ro2">
          <table:table-cell office:value-type="string">
            <text:p>Si oui, préciser lequel</text:p>
          </table:table-cell>
          <table:table-cell table:number-columns-repeated="5"/>
          <table:table-cell table:formula="oooc:=&quot;#&quot;&amp;[.H22]" office:value-type="string" office:string-value="#H24">
            <text:p>#H24</text:p>
          </table:table-cell>
          <table:table-cell office:value-type="string">
            <text:p>H24</text:p>
          </table:table-cell>
        </table:table-row>
        <table:table-row table:style-name="ro2">
          <table:table-cell office:value-type="string">
            <text:p>La BDP appartient-elle à un réseau documentaire autre que le réseau qu'elle déssert ?</text:p>
          </table:table-cell>
          <table:table-cell table:number-columns-repeated="5"/>
          <table:table-cell table:formula="oooc:=&quot;#&quot;&amp;[.H23]" office:value-type="string" office:string-value="#H25">
            <text:p>#H25</text:p>
          </table:table-cell>
          <table:table-cell office:value-type="string">
            <text:p>H25</text:p>
          </table:table-cell>
        </table:table-row>
        <table:table-row table:style-name="ro2">
          <table:table-cell office:value-type="string">
            <text:p>Si oui, préciser lequel</text:p>
          </table:table-cell>
          <table:table-cell table:number-columns-repeated="5"/>
          <table:table-cell table:formula="oooc:=&quot;#&quot;&amp;[.H24]" office:value-type="string" office:string-value="#H26">
            <text:p>#H26</text:p>
          </table:table-cell>
          <table:table-cell office:value-type="string">
            <text:p>H26</text:p>
          </table:table-cell>
        </table:table-row>
        <table:table-row table:style-name="ro2">
          <table:table-cell office:value-type="string">
            <text:p>La BDP a-t-elle menée des actions internationales ?</text:p>
          </table:table-cell>
          <table:table-cell table:number-columns-repeated="5"/>
          <table:table-cell table:formula="oooc:=&quot;#&quot;&amp;[.H25]" office:value-type="string" office:string-value="#H27">
            <text:p>#H27</text:p>
          </table:table-cell>
          <table:table-cell office:value-type="string">
            <text:p>H27</text:p>
          </table:table-cell>
        </table:table-row>
        <table:table-row table:style-name="ro2">
          <table:table-cell office:value-type="string">
            <text:p>Si oui, cocher les cases correspondantes</text:p>
          </table:table-cell>
          <table:table-cell table:number-columns-repeated="7"/>
        </table:table-row>
        <table:table-row table:style-name="ro2">
          <table:table-cell office:value-type="string">
            <text:p>Voyage d'étude, expertise à l'étranger</text:p>
          </table:table-cell>
          <table:table-cell table:number-columns-repeated="5"/>
          <table:table-cell table:formula="oooc:=&quot;#&quot;&amp;[.H27]" office:value-type="string" office:string-value="#H28">
            <text:p>#H28</text:p>
          </table:table-cell>
          <table:table-cell office:value-type="string">
            <text:p>H28</text:p>
          </table:table-cell>
        </table:table-row>
        <table:table-row table:style-name="ro2">
          <table:table-cell office:value-type="string">
            <text:p>Don de livres</text:p>
          </table:table-cell>
          <table:table-cell table:number-columns-repeated="5"/>
          <table:table-cell table:formula="oooc:=&quot;#&quot;&amp;[.H28]" office:value-type="string" office:string-value="#H29">
            <text:p>#H29</text:p>
          </table:table-cell>
          <table:table-cell office:value-type="string">
            <text:p>H29</text:p>
          </table:table-cell>
        </table:table-row>
        <table:table-row table:style-name="ro2">
          <table:table-cell office:value-type="string">
            <text:p>Si autres, préciser</text:p>
          </table:table-cell>
          <table:table-cell table:number-columns-repeated="5"/>
          <table:table-cell table:formula="oooc:=&quot;#&quot;&amp;[.H29]" office:value-type="string" office:string-value="#H30">
            <text:p>#H30</text:p>
          </table:table-cell>
          <table:table-cell office:value-type="string">
            <text:p>H3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**H. 3 SUBVENTIONS DÉPARTEMENTALES AUX COLLECTIVITÉS DANS L'ANNÉE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>
            <text:p>Un plan départemental de développement de la lecture publique a-t-il été mis en place ?</text:p>
          </table:table-cell>
          <table:table-cell table:number-columns-repeated="5"/>
          <table:table-cell office:value-type="string">
            <text:p>#H75</text:p>
          </table:table-cell>
          <table:table-cell office:value-type="string">
            <text:p>H75</text:p>
          </table:table-cell>
        </table:table-row>
        <table:table-row table:style-name="ro2">
          <table:table-cell office:value-type="string">
            <text:p>Si oui, en quelle année a-t-il été voté par le Conseil général ?</text:p>
          </table:table-cell>
          <table:table-cell table:number-columns-repeated="5"/>
          <table:table-cell office:value-type="string">
            <text:p>#H76</text:p>
          </table:table-cell>
          <table:table-cell office:value-type="string">
            <text:p>H76</text:p>
          </table:table-cell>
        </table:table-row>
        <table:table-row table:style-name="ro2">
          <table:table-cell table:number-columns-repeated="2"/>
          <table:table-cell office:value-type="string">
            <text:p>Subventions du conseil général V</text:p>
          </table:table-cell>
          <table:table-cell office:value-type="string">
            <text:p>Nb de communes aidées inf. à 10000h W</text:p>
          </table:table-cell>
          <table:table-cell office:value-type="string">
            <text:p>Montant des aides versées X</text:p>
          </table:table-cell>
          <table:table-cell office:value-type="string">
            <text:p>Nombre de communes aidées sup. à 10000h Y</text:p>
          </table:table-cell>
          <table:table-cell office:value-type="string">
            <text:p>Montant des aides versées Z</text:p>
          </table:table-cell>
          <table:table-cell/>
        </table:table-row>
        <table:table-row table:style-name="ro2">
          <table:table-cell office:value-type="string">
            <text:p>Construction</text:p>
          </table:table-cell>
          <table:table-cell/>
          <table:table-cell table:formula="oooc:=&quot;#&quot;&amp;[.$H35]&amp;&quot;V&quot;" office:value-type="string" office:string-value="#H31V">
            <text:p>#H31V</text:p>
          </table:table-cell>
          <table:table-cell table:formula="oooc:=&quot;#&quot;&amp;[.$H35]&amp;&quot;W&quot;" office:value-type="string" office:string-value="#H31W">
            <text:p>#H31W</text:p>
          </table:table-cell>
          <table:table-cell table:formula="oooc:=&quot;#&quot;&amp;[.$H35]&amp;&quot;X&quot;" office:value-type="string" office:string-value="#H31X">
            <text:p>#H31X</text:p>
          </table:table-cell>
          <table:table-cell table:formula="oooc:=&quot;#&quot;&amp;[.$H35]&amp;&quot;Y&quot;" office:value-type="string" office:string-value="#H31Y">
            <text:p>#H31Y</text:p>
          </table:table-cell>
          <table:table-cell table:formula="oooc:=&quot;#&quot;&amp;[.$H35]&amp;&quot;Z&quot;" office:value-type="string" office:string-value="#H31Z">
            <text:p>#H31Z</text:p>
          </table:table-cell>
          <table:table-cell office:value-type="string">
            <text:p>H31</text:p>
          </table:table-cell>
        </table:table-row>
        <table:table-row table:style-name="ro2">
          <table:table-cell office:value-type="string">
            <text:p>Aménagement</text:p>
          </table:table-cell>
          <table:table-cell/>
          <table:table-cell table:formula="oooc:=&quot;#&quot;&amp;[.$H36]&amp;&quot;V&quot;" office:value-type="string" office:string-value="#H32V">
            <text:p>#H32V</text:p>
          </table:table-cell>
          <table:table-cell table:formula="oooc:=&quot;#&quot;&amp;[.$H36]&amp;&quot;W&quot;" office:value-type="string" office:string-value="#H32W">
            <text:p>#H32W</text:p>
          </table:table-cell>
          <table:table-cell table:formula="oooc:=&quot;#&quot;&amp;[.$H36]&amp;&quot;X&quot;" office:value-type="string" office:string-value="#H32X">
            <text:p>#H32X</text:p>
          </table:table-cell>
          <table:table-cell table:formula="oooc:=&quot;#&quot;&amp;[.$H36]&amp;&quot;Y&quot;" office:value-type="string" office:string-value="#H32Y">
            <text:p>#H32Y</text:p>
          </table:table-cell>
          <table:table-cell table:formula="oooc:=&quot;#&quot;&amp;[.$H36]&amp;&quot;Z&quot;" office:value-type="string" office:string-value="#H32Z">
            <text:p>#H32Z</text:p>
          </table:table-cell>
          <table:table-cell office:value-type="string">
            <text:p>H32</text:p>
          </table:table-cell>
        </table:table-row>
        <table:table-row table:style-name="ro2">
          <table:table-cell office:value-type="string">
            <text:p>Informatisation</text:p>
          </table:table-cell>
          <table:table-cell/>
          <table:table-cell table:formula="oooc:=&quot;#&quot;&amp;[.$H37]&amp;&quot;V&quot;" office:value-type="string" office:string-value="#H33V">
            <text:p>#H33V</text:p>
          </table:table-cell>
          <table:table-cell table:formula="oooc:=&quot;#&quot;&amp;[.$H37]&amp;&quot;W&quot;" office:value-type="string" office:string-value="#H33W">
            <text:p>#H33W</text:p>
          </table:table-cell>
          <table:table-cell table:formula="oooc:=&quot;#&quot;&amp;[.$H37]&amp;&quot;X&quot;" office:value-type="string" office:string-value="#H33X">
            <text:p>#H33X</text:p>
          </table:table-cell>
          <table:table-cell table:formula="oooc:=&quot;#&quot;&amp;[.$H37]&amp;&quot;Y&quot;" office:value-type="string" office:string-value="#H33Y">
            <text:p>#H33Y</text:p>
          </table:table-cell>
          <table:table-cell table:formula="oooc:=&quot;#&quot;&amp;[.$H37]&amp;&quot;Z&quot;" office:value-type="string" office:string-value="#H33Z">
            <text:p>#H33Z</text:p>
          </table:table-cell>
          <table:table-cell office:value-type="string">
            <text:p>H33</text:p>
          </table:table-cell>
        </table:table-row>
        <table:table-row table:style-name="ro2">
          <table:table-cell office:value-type="string">
            <text:p>Equipement multimedia</text:p>
          </table:table-cell>
          <table:table-cell/>
          <table:table-cell table:formula="oooc:=&quot;#&quot;&amp;[.$H38]&amp;&quot;V&quot;" office:value-type="string" office:string-value="#H34V">
            <text:p>#H34V</text:p>
          </table:table-cell>
          <table:table-cell table:formula="oooc:=&quot;#&quot;&amp;[.$H38]&amp;&quot;W&quot;" office:value-type="string" office:string-value="#H34W">
            <text:p>#H34W</text:p>
          </table:table-cell>
          <table:table-cell table:formula="oooc:=&quot;#&quot;&amp;[.$H38]&amp;&quot;X&quot;" office:value-type="string" office:string-value="#H34X">
            <text:p>#H34X</text:p>
          </table:table-cell>
          <table:table-cell table:formula="oooc:=&quot;#&quot;&amp;[.$H38]&amp;&quot;Y&quot;" office:value-type="string" office:string-value="#H34Y">
            <text:p>#H34Y</text:p>
          </table:table-cell>
          <table:table-cell table:formula="oooc:=&quot;#&quot;&amp;[.$H38]&amp;&quot;Z&quot;" office:value-type="string" office:string-value="#H34Z">
            <text:p>#H34Z</text:p>
          </table:table-cell>
          <table:table-cell office:value-type="string">
            <text:p>H3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épôt de matériels dans les bibliothèques du réseau </text:p>
          </table:table-cell>
          <table:table-cell office:value-type="string">
            <text:p>Mobilier </text:p>
          </table:table-cell>
          <table:table-cell office:value-type="string">
            <text:p>#H77V</text:p>
          </table:table-cell>
          <table:table-cell office:value-type="string">
            <text:p>#H77W</text:p>
          </table:table-cell>
          <table:table-cell office:value-type="string">
            <text:p>#H77X</text:p>
          </table:table-cell>
          <table:table-cell office:value-type="string">
            <text:p>#H77Y</text:p>
          </table:table-cell>
          <table:table-cell office:value-type="string">
            <text:p>#H77Z</text:p>
          </table:table-cell>
          <table:table-cell office:value-type="string">
            <text:p>H77</text:p>
          </table:table-cell>
        </table:table-row>
        <table:table-row table:style-name="ro2">
          <table:table-cell/>
          <table:table-cell office:value-type="string">
            <text:p>Informatique</text:p>
          </table:table-cell>
          <table:table-cell office:value-type="string">
            <text:p>#H78V</text:p>
          </table:table-cell>
          <table:table-cell office:value-type="string">
            <text:p>#H78W</text:p>
          </table:table-cell>
          <table:table-cell office:value-type="string">
            <text:p>#H78X</text:p>
          </table:table-cell>
          <table:table-cell office:value-type="string">
            <text:p>#H78Y</text:p>
          </table:table-cell>
          <table:table-cell office:value-type="string">
            <text:p>#H78Z</text:p>
          </table:table-cell>
          <table:table-cell office:value-type="string">
            <text:p>H78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cquisition de documents </text:p>
          </table:table-cell>
          <table:table-cell office:value-type="string">
            <text:p>Imprimés</text:p>
          </table:table-cell>
          <table:table-cell table:formula="oooc:=&quot;#&quot;&amp;[.$H43]&amp;&quot;V&quot;" office:value-type="string" office:string-value="#H35V">
            <text:p>#H35V</text:p>
          </table:table-cell>
          <table:table-cell table:formula="oooc:=&quot;#&quot;&amp;[.$H43]&amp;&quot;W&quot;" office:value-type="string" office:string-value="#H35W">
            <text:p>#H35W</text:p>
          </table:table-cell>
          <table:table-cell table:formula="oooc:=&quot;#&quot;&amp;[.$H43]&amp;&quot;X&quot;" office:value-type="string" office:string-value="#H35X">
            <text:p>#H35X</text:p>
          </table:table-cell>
          <table:table-cell table:formula="oooc:=&quot;#&quot;&amp;[.$H43]&amp;&quot;Y&quot;" office:value-type="string" office:string-value="#H35Y">
            <text:p>#H35Y</text:p>
          </table:table-cell>
          <table:table-cell table:formula="oooc:=&quot;#&quot;&amp;[.$H43]&amp;&quot;Z&quot;" office:value-type="string" office:string-value="#H35Z">
            <text:p>#H35Z</text:p>
          </table:table-cell>
          <table:table-cell office:value-type="string">
            <text:p>H35</text:p>
          </table:table-cell>
        </table:table-row>
        <table:table-row table:style-name="ro2">
          <table:table-cell/>
          <table:table-cell office:value-type="string">
            <text:p>Documents sonores</text:p>
          </table:table-cell>
          <table:table-cell table:formula="oooc:=&quot;#&quot;&amp;[.$H44]&amp;&quot;V&quot;" office:value-type="string" office:string-value="#H36V">
            <text:p>#H36V</text:p>
          </table:table-cell>
          <table:table-cell table:formula="oooc:=&quot;#&quot;&amp;[.$H44]&amp;&quot;W&quot;" office:value-type="string" office:string-value="#H36W">
            <text:p>#H36W</text:p>
          </table:table-cell>
          <table:table-cell table:formula="oooc:=&quot;#&quot;&amp;[.$H44]&amp;&quot;X&quot;" office:value-type="string" office:string-value="#H36X">
            <text:p>#H36X</text:p>
          </table:table-cell>
          <table:table-cell table:formula="oooc:=&quot;#&quot;&amp;[.$H44]&amp;&quot;Y&quot;" office:value-type="string" office:string-value="#H36Y">
            <text:p>#H36Y</text:p>
          </table:table-cell>
          <table:table-cell table:formula="oooc:=&quot;#&quot;&amp;[.$H44]&amp;&quot;Z&quot;" office:value-type="string" office:string-value="#H36Z">
            <text:p>#H36Z</text:p>
          </table:table-cell>
          <table:table-cell office:value-type="string">
            <text:p>H36</text:p>
          </table:table-cell>
        </table:table-row>
        <table:table-row table:style-name="ro2">
          <table:table-cell/>
          <table:table-cell office:value-type="string">
            <text:p>Multimédia</text:p>
          </table:table-cell>
          <table:table-cell table:formula="oooc:=&quot;#&quot;&amp;[.$H45]&amp;&quot;V&quot;" office:value-type="string" office:string-value="#H37V">
            <text:p>#H37V</text:p>
          </table:table-cell>
          <table:table-cell table:formula="oooc:=&quot;#&quot;&amp;[.$H45]&amp;&quot;W&quot;" office:value-type="string" office:string-value="#H37W">
            <text:p>#H37W</text:p>
          </table:table-cell>
          <table:table-cell table:formula="oooc:=&quot;#&quot;&amp;[.$H45]&amp;&quot;X&quot;" office:value-type="string" office:string-value="#H37X">
            <text:p>#H37X</text:p>
          </table:table-cell>
          <table:table-cell table:formula="oooc:=&quot;#&quot;&amp;[.$H45]&amp;&quot;Y&quot;" office:value-type="string" office:string-value="#H37Y">
            <text:p>#H37Y</text:p>
          </table:table-cell>
          <table:table-cell table:formula="oooc:=&quot;#&quot;&amp;[.$H45]&amp;&quot;Z&quot;" office:value-type="string" office:string-value="#H37Z">
            <text:p>#H37Z</text:p>
          </table:table-cell>
          <table:table-cell office:value-type="string">
            <text:p>H3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nimation</text:p>
          </table:table-cell>
          <table:table-cell/>
          <table:table-cell table:formula="oooc:=&quot;#&quot;&amp;[.$H47]&amp;&quot;V&quot;" office:value-type="string" office:string-value="#H38V">
            <text:p>#H38V</text:p>
          </table:table-cell>
          <table:table-cell table:formula="oooc:=&quot;#&quot;&amp;[.$H47]&amp;&quot;W&quot;" office:value-type="string" office:string-value="#H38W">
            <text:p>#H38W</text:p>
          </table:table-cell>
          <table:table-cell table:formula="oooc:=&quot;#&quot;&amp;[.$H47]&amp;&quot;X&quot;" office:value-type="string" office:string-value="#H38X">
            <text:p>#H38X</text:p>
          </table:table-cell>
          <table:table-cell table:formula="oooc:=&quot;#&quot;&amp;[.$H47]&amp;&quot;Y&quot;" office:value-type="string" office:string-value="#H38Y">
            <text:p>#H38Y</text:p>
          </table:table-cell>
          <table:table-cell table:formula="oooc:=&quot;#&quot;&amp;[.$H47]&amp;&quot;Z&quot;" office:value-type="string" office:string-value="#H38Z">
            <text:p>#H38Z</text:p>
          </table:table-cell>
          <table:table-cell office:value-type="string">
            <text:p>H38</text:p>
          </table:table-cell>
        </table:table-row>
        <table:table-row table:style-name="ro2">
          <table:table-cell office:value-type="string">
            <text:p>Emplois</text:p>
          </table:table-cell>
          <table:table-cell/>
          <table:table-cell table:formula="oooc:=&quot;#&quot;&amp;[.$H48]&amp;&quot;V&quot;" office:value-type="string" office:string-value="#H39V">
            <text:p>#H39V</text:p>
          </table:table-cell>
          <table:table-cell table:formula="oooc:=&quot;#&quot;&amp;[.$H48]&amp;&quot;W&quot;" office:value-type="string" office:string-value="#H39W">
            <text:p>#H39W</text:p>
          </table:table-cell>
          <table:table-cell table:formula="oooc:=&quot;#&quot;&amp;[.$H48]&amp;&quot;X&quot;" office:value-type="string" office:string-value="#H39X">
            <text:p>#H39X</text:p>
          </table:table-cell>
          <table:table-cell table:formula="oooc:=&quot;#&quot;&amp;[.$H48]&amp;&quot;Y&quot;" office:value-type="string" office:string-value="#H39Y">
            <text:p>#H39Y</text:p>
          </table:table-cell>
          <table:table-cell table:formula="oooc:=&quot;#&quot;&amp;[.$H48]&amp;&quot;Z&quot;" office:value-type="string" office:string-value="#H39Z">
            <text:p>#H39Z</text:p>
          </table:table-cell>
          <table:table-cell office:value-type="string">
            <text:p>H3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**H. 4 CONSEILS DE LA BDP AUX COLLECTIVITÉS DANS L'ANNÉE</text:p>
          </table:table-cell>
          <table:table-cell table:style-name="ce5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onseils, aides et assistance BDP X</text:p>
          </table:table-cell>
          <table:table-cell office:value-type="string">
            <text:p>Nombre de communes aidées inf. à 10000h Y</text:p>
          </table:table-cell>
          <table:table-cell office:value-type="string">
            <text:p>Nombre de communes aidées sup. à 10000h Z</text:p>
          </table:table-cell>
          <table:table-cell/>
        </table:table-row>
        <table:table-row table:style-name="ro2">
          <table:table-cell office:value-type="string">
            <text:p>Construction</text:p>
          </table:table-cell>
          <table:table-cell table:number-columns-repeated="3"/>
          <table:table-cell table:formula="oooc:=&quot;#&quot;&amp;[.$H52]&amp;&quot;X&quot;" office:value-type="string" office:string-value="#H41X">
            <text:p>#H41X</text:p>
          </table:table-cell>
          <table:table-cell table:formula="oooc:=&quot;#&quot;&amp;[.$H52]&amp;&quot;Y&quot;" office:value-type="string" office:string-value="#H41Y">
            <text:p>#H41Y</text:p>
          </table:table-cell>
          <table:table-cell table:formula="oooc:=&quot;#&quot;&amp;[.$H52]&amp;&quot;Z&quot;" office:value-type="string" office:string-value="#H41Z">
            <text:p>#H41Z</text:p>
          </table:table-cell>
          <table:table-cell office:value-type="string">
            <text:p>H41</text:p>
          </table:table-cell>
        </table:table-row>
        <table:table-row table:style-name="ro2">
          <table:table-cell office:value-type="string">
            <text:p>Aménagement</text:p>
          </table:table-cell>
          <table:table-cell table:number-columns-repeated="3"/>
          <table:table-cell table:formula="oooc:=&quot;#&quot;&amp;[.$H53]&amp;&quot;X&quot;" office:value-type="string" office:string-value="#H42X">
            <text:p>#H42X</text:p>
          </table:table-cell>
          <table:table-cell table:formula="oooc:=&quot;#&quot;&amp;[.$H53]&amp;&quot;Y&quot;" office:value-type="string" office:string-value="#H42Y">
            <text:p>#H42Y</text:p>
          </table:table-cell>
          <table:table-cell table:formula="oooc:=&quot;#&quot;&amp;[.$H53]&amp;&quot;Z&quot;" office:value-type="string" office:string-value="#H42Z">
            <text:p>#H42Z</text:p>
          </table:table-cell>
          <table:table-cell office:value-type="string">
            <text:p>H42</text:p>
          </table:table-cell>
        </table:table-row>
        <table:table-row table:style-name="ro2">
          <table:table-cell office:value-type="string">
            <text:p>Informatisation</text:p>
          </table:table-cell>
          <table:table-cell table:number-columns-repeated="3"/>
          <table:table-cell table:formula="oooc:=&quot;#&quot;&amp;[.$H54]&amp;&quot;X&quot;" office:value-type="string" office:string-value="#H43X">
            <text:p>#H43X</text:p>
          </table:table-cell>
          <table:table-cell table:formula="oooc:=&quot;#&quot;&amp;[.$H54]&amp;&quot;Y&quot;" office:value-type="string" office:string-value="#H43Y">
            <text:p>#H43Y</text:p>
          </table:table-cell>
          <table:table-cell table:formula="oooc:=&quot;#&quot;&amp;[.$H54]&amp;&quot;Z&quot;" office:value-type="string" office:string-value="#H43Z">
            <text:p>#H43Z</text:p>
          </table:table-cell>
          <table:table-cell office:value-type="string">
            <text:p>H43</text:p>
          </table:table-cell>
        </table:table-row>
        <table:table-row table:style-name="ro2">
          <table:table-cell office:value-type="string">
            <text:p>Equipement multimédia</text:p>
          </table:table-cell>
          <table:table-cell table:number-columns-repeated="3"/>
          <table:table-cell table:formula="oooc:=&quot;#&quot;&amp;[.$H55]&amp;&quot;X&quot;" office:value-type="string" office:string-value="#H44X">
            <text:p>#H44X</text:p>
          </table:table-cell>
          <table:table-cell table:formula="oooc:=&quot;#&quot;&amp;[.$H55]&amp;&quot;Y&quot;" office:value-type="string" office:string-value="#H44Y">
            <text:p>#H44Y</text:p>
          </table:table-cell>
          <table:table-cell table:formula="oooc:=&quot;#&quot;&amp;[.$H55]&amp;&quot;Z&quot;" office:value-type="string" office:string-value="#H44Z">
            <text:p>#H44Z</text:p>
          </table:table-cell>
          <table:table-cell office:value-type="string">
            <text:p>H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cquisition de documents</text:p>
          </table:table-cell>
          <table:table-cell office:value-type="string">
            <text:p>Imprimés</text:p>
          </table:table-cell>
          <table:table-cell table:number-columns-repeated="2"/>
          <table:table-cell table:formula="oooc:=&quot;#&quot;&amp;[.$H57]&amp;&quot;X&quot;" office:value-type="string" office:string-value="#H45X">
            <text:p>#H45X</text:p>
          </table:table-cell>
          <table:table-cell table:formula="oooc:=&quot;#&quot;&amp;[.$H57]&amp;&quot;Y&quot;" office:value-type="string" office:string-value="#H45Y">
            <text:p>#H45Y</text:p>
          </table:table-cell>
          <table:table-cell table:formula="oooc:=&quot;#&quot;&amp;[.$H57]&amp;&quot;Z&quot;" office:value-type="string" office:string-value="#H45Z">
            <text:p>#H45Z</text:p>
          </table:table-cell>
          <table:table-cell office:value-type="string">
            <text:p>H45</text:p>
          </table:table-cell>
        </table:table-row>
        <table:table-row table:style-name="ro2">
          <table:table-cell/>
          <table:table-cell office:value-type="string">
            <text:p>Documents sonores</text:p>
          </table:table-cell>
          <table:table-cell table:number-columns-repeated="2"/>
          <table:table-cell table:formula="oooc:=&quot;#&quot;&amp;[.$H58]&amp;&quot;X&quot;" office:value-type="string" office:string-value="#H46X">
            <text:p>#H46X</text:p>
          </table:table-cell>
          <table:table-cell table:formula="oooc:=&quot;#&quot;&amp;[.$H58]&amp;&quot;Y&quot;" office:value-type="string" office:string-value="#H46Y">
            <text:p>#H46Y</text:p>
          </table:table-cell>
          <table:table-cell table:formula="oooc:=&quot;#&quot;&amp;[.$H58]&amp;&quot;Z&quot;" office:value-type="string" office:string-value="#H46Z">
            <text:p>#H46Z</text:p>
          </table:table-cell>
          <table:table-cell office:value-type="string">
            <text:p>H46</text:p>
          </table:table-cell>
        </table:table-row>
        <table:table-row table:style-name="ro2">
          <table:table-cell/>
          <table:table-cell office:value-type="string">
            <text:p>Multimédia</text:p>
          </table:table-cell>
          <table:table-cell table:number-columns-repeated="2"/>
          <table:table-cell table:formula="oooc:=&quot;#&quot;&amp;[.$H59]&amp;&quot;X&quot;" office:value-type="string" office:string-value="#H47X">
            <text:p>#H47X</text:p>
          </table:table-cell>
          <table:table-cell table:formula="oooc:=&quot;#&quot;&amp;[.$H59]&amp;&quot;Y&quot;" office:value-type="string" office:string-value="#H47Y">
            <text:p>#H47Y</text:p>
          </table:table-cell>
          <table:table-cell table:formula="oooc:=&quot;#&quot;&amp;[.$H59]&amp;&quot;Z&quot;" office:value-type="string" office:string-value="#H47Z">
            <text:p>#H47Z</text:p>
          </table:table-cell>
          <table:table-cell office:value-type="string">
            <text:p>H4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onservation de collections</text:p>
          </table:table-cell>
          <table:table-cell table:number-columns-repeated="3"/>
          <table:table-cell table:formula="oooc:=&quot;#&quot;&amp;[.$H61]&amp;&quot;X&quot;" office:value-type="string" office:string-value="#H79X">
            <text:p>#H79X</text:p>
          </table:table-cell>
          <table:table-cell table:formula="oooc:=&quot;#&quot;&amp;[.$H61]&amp;&quot;Y&quot;" office:value-type="string" office:string-value="#H79Y">
            <text:p>#H79Y</text:p>
          </table:table-cell>
          <table:table-cell table:formula="oooc:=&quot;#&quot;&amp;[.$H61]&amp;&quot;Z&quot;" office:value-type="string" office:string-value="#H79Z">
            <text:p>#H79Z</text:p>
          </table:table-cell>
          <table:table-cell office:value-type="string">
            <text:p>H79</text:p>
          </table:table-cell>
        </table:table-row>
        <table:table-row table:style-name="ro2">
          <table:table-cell office:value-type="string">
            <text:p>Animation</text:p>
          </table:table-cell>
          <table:table-cell table:number-columns-repeated="3"/>
          <table:table-cell table:formula="oooc:=&quot;#&quot;&amp;[.$H62]&amp;&quot;X&quot;" office:value-type="string" office:string-value="#H48X">
            <text:p>#H48X</text:p>
          </table:table-cell>
          <table:table-cell table:formula="oooc:=&quot;#&quot;&amp;[.$H62]&amp;&quot;Y&quot;" office:value-type="string" office:string-value="#H48Y">
            <text:p>#H48Y</text:p>
          </table:table-cell>
          <table:table-cell table:formula="oooc:=&quot;#&quot;&amp;[.$H62]&amp;&quot;Z&quot;" office:value-type="string" office:string-value="#H48Z">
            <text:p>#H48Z</text:p>
          </table:table-cell>
          <table:table-cell office:value-type="string">
            <text:p>H48</text:p>
          </table:table-cell>
        </table:table-row>
        <table:table-row table:style-name="ro2">
          <table:table-cell office:value-type="string">
            <text:p>Emplois</text:p>
          </table:table-cell>
          <table:table-cell table:number-columns-repeated="3"/>
          <table:table-cell table:formula="oooc:=&quot;#&quot;&amp;[.$H63]&amp;&quot;X&quot;" office:value-type="string" office:string-value="#H49X">
            <text:p>#H49X</text:p>
          </table:table-cell>
          <table:table-cell table:formula="oooc:=&quot;#&quot;&amp;[.$H63]&amp;&quot;Y&quot;" office:value-type="string" office:string-value="#H49Y">
            <text:p>#H49Y</text:p>
          </table:table-cell>
          <table:table-cell table:formula="oooc:=&quot;#&quot;&amp;[.$H63]&amp;&quot;Z&quot;" office:value-type="string" office:string-value="#H49Z">
            <text:p>#H49Z</text:p>
          </table:table-cell>
          <table:table-cell office:value-type="string">
            <text:p>H4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>
            <text:p>**H. 5 - SERVICES AU RÉSEAU (réseau public et spécifique)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>
            <text:p>***Services particuliers au réseau</text:p>
          </table:table-cell>
          <table:table-cell table:number-columns-repeated="7"/>
        </table:table-row>
        <table:table-row table:style-name="ro2">
          <table:table-cell office:value-type="string">
            <text:p>La BDP offre-t-elle ces services ?</text:p>
          </table:table-cell>
          <table:table-cell table:number-columns-repeated="7"/>
        </table:table-row>
        <table:table-row table:style-name="ro2">
          <table:table-cell office:value-type="string">
            <text:p>Réservation</text:p>
          </table:table-cell>
          <table:table-cell table:number-columns-repeated="5"/>
          <table:table-cell table:formula="oooc:=&quot;#&quot;&amp;[.$H68]" office:value-type="string" office:string-value="#H51">
            <text:p>#H51</text:p>
          </table:table-cell>
          <table:table-cell office:value-type="string">
            <text:p>H51</text:p>
          </table:table-cell>
        </table:table-row>
        <table:table-row table:style-name="ro2">
          <table:table-cell office:value-type="string">
            <text:p>Si oui</text:p>
          </table:table-cell>
          <table:table-cell table:number-columns-repeated="7"/>
        </table:table-row>
        <table:table-row table:style-name="ro2">
          <table:table-cell office:value-type="string">
            <text:p>Nb de demandes reçues</text:p>
          </table:table-cell>
          <table:table-cell table:number-columns-repeated="5"/>
          <table:table-cell table:formula="oooc:=&quot;#&quot;&amp;[.$H70]" office:value-type="string" office:string-value="#H52">
            <text:p>#H52</text:p>
          </table:table-cell>
          <table:table-cell office:value-type="string">
            <text:p>H52</text:p>
          </table:table-cell>
        </table:table-row>
        <table:table-row table:style-name="ro2">
          <table:table-cell office:value-type="string">
            <text:p>Nb de demandes satisfaites</text:p>
          </table:table-cell>
          <table:table-cell table:number-columns-repeated="5"/>
          <table:table-cell table:formula="oooc:=&quot;#&quot;&amp;[.$H71]" office:value-type="string" office:string-value="#H53">
            <text:p>#H53</text:p>
          </table:table-cell>
          <table:table-cell office:value-type="string">
            <text:p>H53</text:p>
          </table:table-cell>
        </table:table-row>
        <table:table-row table:style-name="ro2">
          <table:table-cell office:value-type="string">
            <text:p>Portage de documents par navette</text:p>
          </table:table-cell>
          <table:table-cell table:number-columns-repeated="5"/>
          <table:table-cell table:formula="oooc:=&quot;#&quot;&amp;[.$H72]" office:value-type="string" office:string-value="#H54">
            <text:p>#H54</text:p>
          </table:table-cell>
          <table:table-cell office:value-type="string">
            <text:p>H54</text:p>
          </table:table-cell>
        </table:table-row>
        <table:table-row table:style-name="ro2">
          <table:table-cell office:value-type="string">
            <text:p>Prêt entre Bibliothèques</text:p>
          </table:table-cell>
          <table:table-cell table:number-columns-repeated="5"/>
          <table:table-cell table:formula="oooc:=&quot;#&quot;&amp;[.$H73]" office:value-type="string" office:string-value="#H55">
            <text:p>#H55</text:p>
          </table:table-cell>
          <table:table-cell office:value-type="string">
            <text:p>H55</text:p>
          </table:table-cell>
        </table:table-row>
        <table:table-row table:style-name="ro2">
          <table:table-cell office:value-type="string">
            <text:p>Si oui</text:p>
          </table:table-cell>
          <table:table-cell table:number-columns-repeated="7"/>
        </table:table-row>
        <table:table-row table:style-name="ro2">
          <table:table-cell office:value-type="string">
            <text:p>Nb de demandes reçues</text:p>
          </table:table-cell>
          <table:table-cell table:number-columns-repeated="5"/>
          <table:table-cell table:formula="oooc:=&quot;#&quot;&amp;[.$H75]" office:value-type="string" office:string-value="#H56">
            <text:p>#H56</text:p>
          </table:table-cell>
          <table:table-cell office:value-type="string">
            <text:p>H56</text:p>
          </table:table-cell>
        </table:table-row>
        <table:table-row table:style-name="ro2">
          <table:table-cell office:value-type="string">
            <text:p>Nb de demandes satisfaites</text:p>
          </table:table-cell>
          <table:table-cell table:number-columns-repeated="5"/>
          <table:table-cell table:formula="oooc:=&quot;#&quot;&amp;[.$H76]" office:value-type="string" office:string-value="#H57">
            <text:p>#H57</text:p>
          </table:table-cell>
          <table:table-cell office:value-type="string">
            <text:p>H57</text:p>
          </table:table-cell>
        </table:table-row>
        <table:table-row table:style-name="ro2">
          <table:table-cell office:value-type="string">
            <text:p>Prêt d'expositions</text:p>
          </table:table-cell>
          <table:table-cell table:number-columns-repeated="5"/>
          <table:table-cell table:formula="oooc:=&quot;#&quot;&amp;[.$H77]" office:value-type="string" office:string-value="#H58">
            <text:p>#H58</text:p>
          </table:table-cell>
          <table:table-cell office:value-type="string">
            <text:p>H58</text:p>
          </table:table-cell>
        </table:table-row>
        <table:table-row table:style-name="ro2">
          <table:table-cell office:value-type="string">
            <text:p>Prêt de valises thématiques</text:p>
          </table:table-cell>
          <table:table-cell table:number-columns-repeated="5"/>
          <table:table-cell table:formula="oooc:=&quot;#&quot;&amp;[.$H78]" office:value-type="string" office:string-value="#H59">
            <text:p>#H59</text:p>
          </table:table-cell>
          <table:table-cell office:value-type="string">
            <text:p>H59</text:p>
          </table:table-cell>
        </table:table-row>
        <table:table-row table:style-name="ro2">
          <table:table-cell office:value-type="string">
            <text:p>Prêt de matériel d'animation</text:p>
          </table:table-cell>
          <table:table-cell table:number-columns-repeated="5"/>
          <table:table-cell table:formula="oooc:=&quot;#&quot;&amp;[.$H79]" office:value-type="string" office:string-value="#H60">
            <text:p>#H60</text:p>
          </table:table-cell>
          <table:table-cell office:value-type="string">
            <text:p>H60</text:p>
          </table:table-cell>
        </table:table-row>
        <table:table-row table:style-name="ro2">
          <table:table-cell office:value-type="string">
            <text:p>Groupements d'achats (matériel, documents)</text:p>
          </table:table-cell>
          <table:table-cell table:number-columns-repeated="5"/>
          <table:table-cell table:formula="oooc:=&quot;#&quot;&amp;[.$H80]" office:value-type="string" office:string-value="#H61">
            <text:p>#H61</text:p>
          </table:table-cell>
          <table:table-cell office:value-type="string">
            <text:p>H61</text:p>
          </table:table-cell>
        </table:table-row>
        <table:table-row table:style-name="ro2">
          <table:table-cell office:value-type="string">
            <text:p>Comités de lecture, offices en consultation pour les bibliothèques du réseau</text:p>
          </table:table-cell>
          <table:table-cell table:number-columns-repeated="5"/>
          <table:table-cell table:formula="oooc:=&quot;#&quot;&amp;[.$H81]" office:value-type="string" office:string-value="#H62">
            <text:p>#H62</text:p>
          </table:table-cell>
          <table:table-cell office:value-type="string">
            <text:p>H62</text:p>
          </table:table-cell>
        </table:table-row>
        <table:table-row table:style-name="ro2">
          <table:table-cell office:value-type="string">
            <text:p>Autre</text:p>
          </table:table-cell>
          <table:table-cell table:number-columns-repeated="5"/>
          <table:table-cell table:formula="oooc:=&quot;#&quot;&amp;[.$H82]" office:value-type="string" office:string-value="#H63">
            <text:p>#H63</text:p>
          </table:table-cell>
          <table:table-cell office:value-type="string">
            <text:p>H63</text:p>
          </table:table-cell>
        </table:table-row>
        <table:table-row table:style-name="ro2">
          <table:table-cell office:value-type="string">
            <text:p>Si oui, préciser</text:p>
          </table:table-cell>
          <table:table-cell table:number-columns-repeated="5"/>
          <table:table-cell table:formula="oooc:=&quot;#&quot;&amp;[.$H83]" office:value-type="string" office:string-value="#H74">
            <text:p>#H74</text:p>
          </table:table-cell>
          <table:table-cell office:value-type="string">
            <text:p>H74</text:p>
          </table:table-cell>
        </table:table-row>
        <table:table-row table:style-name="ro2">
          <table:table-cell table:style-name="ce5" office:value-type="string">
            <text:p>***Formations pour les partenaires du réseau dans l'année</text:p>
          </table:table-cell>
          <table:table-cell table:number-columns-repeated="7"/>
        </table:table-row>
        <table:table-row table:style-name="ro2">
          <table:table-cell office:value-type="string">
            <text:p>Nombre de thèmes formations différents proposés</text:p>
          </table:table-cell>
          <table:table-cell table:number-columns-repeated="5"/>
          <table:table-cell office:value-type="string">
            <text:p>#H64</text:p>
          </table:table-cell>
          <table:table-cell office:value-type="string">
            <text:p>H64</text:p>
          </table:table-cell>
        </table:table-row>
        <table:table-row table:style-name="ro2">
          <table:table-cell office:value-type="string">
            <text:p>Formations organisées par la BDP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Nombre de participants Y</text:p>
          </table:table-cell>
          <table:table-cell office:value-type="string">
            <text:p>Nb de journées Z</text:p>
          </table:table-cell>
          <table:table-cell/>
        </table:table-row>
        <table:table-row table:style-name="ro2">
          <table:table-cell office:value-type="string">
            <text:p>Formation de base BDP</text:p>
          </table:table-cell>
          <table:table-cell table:number-columns-repeated="4"/>
          <table:table-cell table:formula="oooc:=&quot;#&quot;&amp;[.$H88]&amp;&quot;Y&quot;" office:value-type="string" office:string-value="#H65Y">
            <text:p>#H65Y</text:p>
          </table:table-cell>
          <table:table-cell table:formula="oooc:=&quot;#&quot;&amp;[.$H88]&amp;&quot;Z&quot;" office:value-type="string" office:string-value="#H65Z">
            <text:p>#H65Z</text:p>
          </table:table-cell>
          <table:table-cell office:value-type="string">
            <text:p>H65</text:p>
          </table:table-cell>
        </table:table-row>
        <table:table-row table:style-name="ro2">
          <table:table-cell office:value-type="string">
            <text:p>Formation ABF</text:p>
          </table:table-cell>
          <table:table-cell table:number-columns-repeated="4"/>
          <table:table-cell table:formula="oooc:=&quot;#&quot;&amp;[.$H89]&amp;&quot;Y&quot;" office:value-type="string" office:string-value="#H66Y">
            <text:p>#H66Y</text:p>
          </table:table-cell>
          <table:table-cell table:formula="oooc:=&quot;#&quot;&amp;[.$H89]&amp;&quot;Z&quot;" office:value-type="string" office:string-value="#H66Z">
            <text:p>#H66Z</text:p>
          </table:table-cell>
          <table:table-cell office:value-type="string">
            <text:p>H66</text:p>
          </table:table-cell>
        </table:table-row>
        <table:table-row table:style-name="ro2">
          <table:table-cell office:value-type="string">
            <text:p>Formation continue</text:p>
          </table:table-cell>
          <table:table-cell table:number-columns-repeated="4"/>
          <table:table-cell table:formula="oooc:=&quot;#&quot;&amp;[.$H90]&amp;&quot;Y&quot;" office:value-type="string" office:string-value="#H67Y">
            <text:p>#H67Y</text:p>
          </table:table-cell>
          <table:table-cell table:formula="oooc:=&quot;#&quot;&amp;[.$H90]&amp;&quot;Z&quot;" office:value-type="string" office:string-value="#H67Z">
            <text:p>#H67Z</text:p>
          </table:table-cell>
          <table:table-cell office:value-type="string">
            <text:p>H67</text:p>
          </table:table-cell>
        </table:table-row>
        <table:table-row table:style-name="ro2">
          <table:table-cell office:value-type="string">
            <text:p>Voyage d'étude</text:p>
          </table:table-cell>
          <table:table-cell table:number-columns-repeated="4"/>
          <table:table-cell table:formula="oooc:=&quot;#&quot;&amp;[.$H91]&amp;&quot;Y&quot;" office:value-type="string" office:string-value="#H68Y">
            <text:p>#H68Y</text:p>
          </table:table-cell>
          <table:table-cell table:formula="oooc:=&quot;#&quot;&amp;[.$H91]&amp;&quot;Z&quot;" office:value-type="string" office:string-value="#H68Z">
            <text:p>#H68Z</text:p>
          </table:table-cell>
          <table:table-cell office:value-type="string">
            <text:p>H68</text:p>
          </table:table-cell>
        </table:table-row>
        <table:table-row table:style-name="ro2">
          <table:table-cell office:value-type="string">
            <text:p>TOTAL</text:p>
          </table:table-cell>
          <table:table-cell table:number-columns-repeated="4"/>
          <table:table-cell table:formula="oooc:=&quot;#&quot;&amp;[.$H92]&amp;&quot;Y&quot;" office:value-type="string" office:string-value="#H69Y">
            <text:p>#H69Y</text:p>
          </table:table-cell>
          <table:table-cell table:formula="oooc:=&quot;#&quot;&amp;[.$H92]&amp;&quot;Z&quot;" office:value-type="string" office:string-value="#H69Z">
            <text:p>#H69Z</text:p>
          </table:table-cell>
          <table:table-cell office:value-type="string">
            <text:p>H69</text:p>
          </table:table-cell>
        </table:table-row>
        <table:table-row table:style-name="ro2">
          <table:table-cell office:value-type="string">
            <text:p>La BDP organise-t-telle des formations sur place dans les bibliothèques du réseau ?</text:p>
          </table:table-cell>
          <table:table-cell table:number-columns-repeated="5"/>
          <table:table-cell table:formula="oooc:=&quot;#&quot;&amp;[.$H93]" office:value-type="string" office:string-value="#H70">
            <text:p>#H70</text:p>
          </table:table-cell>
          <table:table-cell office:value-type="string">
            <text:p>H70</text:p>
          </table:table-cell>
        </table:table-row>
        <table:table-row table:style-name="ro2">
          <table:table-cell office:value-type="string">
            <text:p>Si oui, combien de jours</text:p>
          </table:table-cell>
          <table:table-cell table:number-columns-repeated="5"/>
          <table:table-cell table:formula="oooc:=&quot;#&quot;&amp;[.$H94]" office:value-type="string" office:string-value="#H71">
            <text:p>#H71</text:p>
          </table:table-cell>
          <table:table-cell office:value-type="string">
            <text:p>H71</text:p>
          </table:table-cell>
        </table:table-row>
        <table:table-row table:style-name="ro2">
          <table:table-cell office:value-type="string">
            <text:p>La BDP organise-t-elle des réunions de secteur avec les médiathèques du réseau ?</text:p>
          </table:table-cell>
          <table:table-cell table:number-columns-repeated="5"/>
          <table:table-cell table:formula="oooc:=&quot;#&quot;&amp;[.$H95]" office:value-type="string" office:string-value="#H72">
            <text:p>#H72</text:p>
          </table:table-cell>
          <table:table-cell office:value-type="string">
            <text:p>H72</text:p>
          </table:table-cell>
        </table:table-row>
        <table:table-row table:style-name="ro2">
          <table:table-cell office:value-type="string">
            <text:p>Si oui, combien</text:p>
          </table:table-cell>
          <table:table-cell table:number-columns-repeated="5"/>
          <table:table-cell table:formula="oooc:=&quot;#&quot;&amp;[.$H96]" office:value-type="string" office:string-value="#H73">
            <text:p>#H73</text:p>
          </table:table-cell>
          <table:table-cell office:value-type="string">
            <text:p>H73</text:p>
          </table:table-cell>
        </table:table-row>
      </table:table>
      <table:table table:name="I Actions culturelles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1" table:default-cell-style-name="Default"/>
        <table:table-column table:style-name="co62" table:default-cell-style-name="Default"/>
        <table:table-row table:style-name="ro2">
          <table:table-cell table:style-name="ce5" office:value-type="string">
            <text:p>*I - ACTIONS CULTURELLES 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4"/>
        </table:table-row>
        <table:table-row table:style-name="ro2">
          <table:table-cell table:style-name="ce5" office:value-type="string">
            <text:p>**I.1 ANIMATIONS</text:p>
          </table:table-cell>
          <table:table-cell table:number-columns-repeated="4"/>
        </table:table-row>
        <table:table-row table:style-name="ro2">
          <table:table-cell office:value-type="string">
            <text:p>La BDP a-t-elle (co-) organisé des manifestations culturelles dans l'année ?</text:p>
          </table:table-cell>
          <table:table-cell table:formula="oooc:=&quot;#&quot;&amp;[.$C4]" office:value-type="string" office:string-value="#I11">
            <text:p>#I11</text:p>
          </table:table-cell>
          <table:table-cell office:value-type="string">
            <text:p>I11</text:p>
          </table:table-cell>
          <table:table-cell table:number-columns-repeated="2"/>
        </table:table-row>
        <table:table-row table:style-name="ro2">
          <table:table-cell office:value-type="string">
            <text:p>Si oui combien :</text:p>
          </table:table-cell>
          <table:table-cell table:number-columns-repeated="4"/>
        </table:table-row>
        <table:table-row table:style-name="ro2">
          <table:table-cell office:value-type="string">
            <text:p>Fête/salon du livre</text:p>
          </table:table-cell>
          <table:table-cell table:formula="oooc:=&quot;#&quot;&amp;[.$C6]" office:value-type="string" office:string-value="#I12">
            <text:p>#I12</text:p>
          </table:table-cell>
          <table:table-cell office:value-type="string">
            <text:p>I12</text:p>
          </table:table-cell>
          <table:table-cell table:number-columns-repeated="2"/>
        </table:table-row>
        <table:table-row table:style-name="ro2">
          <table:table-cell office:value-type="string">
            <text:p>Exposition</text:p>
          </table:table-cell>
          <table:table-cell table:formula="oooc:=&quot;#&quot;&amp;[.$C7]" office:value-type="string" office:string-value="#I13">
            <text:p>#I13</text:p>
          </table:table-cell>
          <table:table-cell office:value-type="string">
            <text:p>I13</text:p>
          </table:table-cell>
          <table:table-cell table:number-columns-repeated="2"/>
        </table:table-row>
        <table:table-row table:style-name="ro2">
          <table:table-cell office:value-type="string">
            <text:p>Conférences</text:p>
          </table:table-cell>
          <table:table-cell table:formula="oooc:=&quot;#&quot;&amp;[.$C8]" office:value-type="string" office:string-value="#I14">
            <text:p>#I14</text:p>
          </table:table-cell>
          <table:table-cell office:value-type="string">
            <text:p>I14</text:p>
          </table:table-cell>
          <table:table-cell table:number-columns-repeated="2"/>
        </table:table-row>
        <table:table-row table:style-name="ro2">
          <table:table-cell office:value-type="string">
            <text:p>Rencontres d'auteurs/lectures</text:p>
          </table:table-cell>
          <table:table-cell table:formula="oooc:=&quot;#&quot;&amp;[.$C9]" office:value-type="string" office:string-value="#I15">
            <text:p>#I15</text:p>
          </table:table-cell>
          <table:table-cell office:value-type="string">
            <text:p>I15</text:p>
          </table:table-cell>
          <table:table-cell table:number-columns-repeated="2"/>
        </table:table-row>
        <table:table-row table:style-name="ro2">
          <table:table-cell office:value-type="string">
            <text:p>Ateliers d'écriture</text:p>
          </table:table-cell>
          <table:table-cell table:formula="oooc:=&quot;#&quot;&amp;[.$C10]" office:value-type="string" office:string-value="#I16">
            <text:p>#I16</text:p>
          </table:table-cell>
          <table:table-cell office:value-type="string">
            <text:p>I16</text:p>
          </table:table-cell>
          <table:table-cell table:number-columns-repeated="2"/>
        </table:table-row>
        <table:table-row table:style-name="ro2">
          <table:table-cell office:value-type="string">
            <text:p>Festival</text:p>
          </table:table-cell>
          <table:table-cell table:formula="oooc:=&quot;#&quot;&amp;[.$C11]" office:value-type="string" office:string-value="#I17">
            <text:p>#I17</text:p>
          </table:table-cell>
          <table:table-cell office:value-type="string">
            <text:p>I17</text:p>
          </table:table-cell>
          <table:table-cell table:number-columns-repeated="2"/>
        </table:table-row>
        <table:table-row table:style-name="ro2">
          <table:table-cell office:value-type="string">
            <text:p>Conteurs</text:p>
          </table:table-cell>
          <table:table-cell table:formula="oooc:=&quot;#&quot;&amp;[.$C12]" office:value-type="string" office:string-value="#I18">
            <text:p>#I18</text:p>
          </table:table-cell>
          <table:table-cell office:value-type="string">
            <text:p>I18</text:p>
          </table:table-cell>
          <table:table-cell table:number-columns-repeated="2"/>
        </table:table-row>
        <table:table-row table:style-name="ro2">
          <table:table-cell office:value-type="string">
            <text:p>Concerts</text:p>
          </table:table-cell>
          <table:table-cell table:formula="oooc:=&quot;#&quot;&amp;[.$C13]" office:value-type="string" office:string-value="#I19">
            <text:p>#I19</text:p>
          </table:table-cell>
          <table:table-cell office:value-type="string">
            <text:p>I19</text:p>
          </table:table-cell>
          <table:table-cell table:number-columns-repeated="2"/>
        </table:table-row>
        <table:table-row table:style-name="ro2">
          <table:table-cell office:value-type="string">
            <text:p>Projections</text:p>
          </table:table-cell>
          <table:table-cell table:formula="oooc:=&quot;#&quot;&amp;[.$C14]" office:value-type="string" office:string-value="#I29">
            <text:p>#I29</text:p>
          </table:table-cell>
          <table:table-cell office:value-type="string">
            <text:p>I29</text:p>
          </table:table-cell>
          <table:table-cell table:number-columns-repeated="2"/>
        </table:table-row>
        <table:table-row table:style-name="ro2">
          <table:table-cell office:value-type="string">
            <text:p>Autres</text:p>
          </table:table-cell>
          <table:table-cell table:formula="oooc:=&quot;#&quot;&amp;[.$C15]" office:value-type="string" office:string-value="#I20">
            <text:p>#I20</text:p>
          </table:table-cell>
          <table:table-cell office:value-type="string">
            <text:p>I2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I.2 PUBLICATIONS</text:p>
          </table:table-cell>
          <table:table-cell table:number-columns-repeated="4"/>
        </table:table-row>
        <table:table-row table:style-name="ro2">
          <table:table-cell office:value-type="string">
            <text:p>La BDP a-t-elle publié des documents dans l'année ?</text:p>
          </table:table-cell>
          <table:table-cell table:formula="oooc:=&quot;#&quot;&amp;[.$C18]" office:value-type="string" office:string-value="#I21">
            <text:p>#I21</text:p>
          </table:table-cell>
          <table:table-cell office:value-type="string">
            <text:p>I21</text:p>
          </table:table-cell>
          <table:table-cell table:number-columns-repeated="2"/>
        </table:table-row>
        <table:table-row table:style-name="ro2">
          <table:table-cell office:value-type="string">
            <text:p>si oui, préciser combien de titres ou de fascicules :</text:p>
          </table:table-cell>
          <table:table-cell table:number-columns-repeated="4"/>
        </table:table-row>
        <table:table-row table:style-name="ro2">
          <table:table-cell office:value-type="string">
            <text:p>Bulletin d'information</text:p>
          </table:table-cell>
          <table:table-cell table:formula="oooc:=&quot;#&quot;&amp;[.$C20]" office:value-type="string" office:string-value="#I22">
            <text:p>#I22</text:p>
          </table:table-cell>
          <table:table-cell office:value-type="string">
            <text:p>I22</text:p>
          </table:table-cell>
          <table:table-cell table:number-columns-repeated="2"/>
        </table:table-row>
        <table:table-row table:style-name="ro2">
          <table:table-cell office:value-type="string">
            <text:p>Guide du dépositaire</text:p>
          </table:table-cell>
          <table:table-cell table:formula="oooc:=&quot;#&quot;&amp;[.$C21]" office:value-type="string" office:string-value="#I23">
            <text:p>#I23</text:p>
          </table:table-cell>
          <table:table-cell office:value-type="string">
            <text:p>I23</text:p>
          </table:table-cell>
          <table:table-cell table:number-columns-repeated="2"/>
        </table:table-row>
        <table:table-row table:style-name="ro2">
          <table:table-cell office:value-type="string">
            <text:p>Annuaire des bibliothèques</text:p>
          </table:table-cell>
          <table:table-cell table:formula="oooc:=&quot;#&quot;&amp;[.$C22]" office:value-type="string" office:string-value="#I24">
            <text:p>#I24</text:p>
          </table:table-cell>
          <table:table-cell office:value-type="string">
            <text:p>I24</text:p>
          </table:table-cell>
          <table:table-cell table:number-columns-repeated="2"/>
        </table:table-row>
        <table:table-row table:style-name="ro2">
          <table:table-cell office:value-type="string">
            <text:p>Catalogue des formations</text:p>
          </table:table-cell>
          <table:table-cell table:formula="oooc:=&quot;#&quot;&amp;[.$C23]" office:value-type="string" office:string-value="#I25">
            <text:p>#I25</text:p>
          </table:table-cell>
          <table:table-cell office:value-type="string">
            <text:p>I25</text:p>
          </table:table-cell>
          <table:table-cell table:number-columns-repeated="2"/>
        </table:table-row>
        <table:table-row table:style-name="ro2">
          <table:table-cell office:value-type="string">
            <text:p>Catalogue des expositions et valises thématiques</text:p>
          </table:table-cell>
          <table:table-cell table:formula="oooc:=&quot;#&quot;&amp;[.$C24]" office:value-type="string" office:string-value="#I26">
            <text:p>#I26</text:p>
          </table:table-cell>
          <table:table-cell office:value-type="string">
            <text:p>I26</text:p>
          </table:table-cell>
          <table:table-cell table:number-columns-repeated="2"/>
        </table:table-row>
        <table:table-row table:style-name="ro2">
          <table:table-cell office:value-type="string">
            <text:p>Bibliographies sélectives</text:p>
          </table:table-cell>
          <table:table-cell table:formula="oooc:=&quot;#&quot;&amp;[.$C25]" office:value-type="string" office:string-value="#I27">
            <text:p>#I27</text:p>
          </table:table-cell>
          <table:table-cell office:value-type="string">
            <text:p>I27</text:p>
          </table:table-cell>
          <table:table-cell table:number-columns-repeated="2"/>
        </table:table-row>
        <table:table-row table:style-name="ro2">
          <table:table-cell office:value-type="string">
            <text:p>Autres</text:p>
          </table:table-cell>
          <table:table-cell table:formula="oooc:=&quot;#&quot;&amp;[.$C26]" office:value-type="string" office:string-value="#I28">
            <text:p>#I28</text:p>
          </table:table-cell>
          <table:table-cell office:value-type="string">
            <text:p>I2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**I.3 FORMATIONS HORS DU RÉSEAU DE LA BDP</text:p>
          </table:table-cell>
          <table:table-cell table:number-columns-repeated="4"/>
        </table:table-row>
        <table:table-row table:style-name="ro2">
          <table:table-cell office:value-type="string">
            <text:p>Nombre d'heures de cours assurées par le personnel auprès de l'ENSSIB, d'un CRFCB, de l'ABF, du CNFPT, d'une autre BDP, …</text:p>
          </table:table-cell>
          <table:table-cell table:formula="oooc:=&quot;#&quot;&amp;[.$C29]" office:value-type="string" office:string-value="#I31">
            <text:p>#I31</text:p>
          </table:table-cell>
          <table:table-cell office:value-type="string">
            <text:p>I3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b de stagiaires Z</text:p>
          </table:table-cell>
          <table:table-cell table:number-columns-repeated="3"/>
        </table:table-row>
        <table:table-row table:style-name="ro2">
          <table:table-cell office:value-type="string">
            <text:p>Professionnels</text:p>
          </table:table-cell>
          <table:table-cell table:formula="oooc:=&quot;#&quot;&amp;[.$C31]&amp;&quot;Z&quot;" office:value-type="string" office:string-value="#I32Z">
            <text:p>#I32Z</text:p>
          </table:table-cell>
          <table:table-cell office:value-type="string">
            <text:p>I32</text:p>
          </table:table-cell>
          <table:table-cell table:number-columns-repeated="2"/>
        </table:table-row>
        <table:table-row table:style-name="ro2">
          <table:table-cell office:value-type="string">
            <text:p>Hors professionnels</text:p>
          </table:table-cell>
          <table:table-cell table:formula="oooc:=&quot;#&quot;&amp;[.$C32]&amp;&quot;Z&quot;" office:value-type="string" office:string-value="#I33Z">
            <text:p>#I33Z</text:p>
          </table:table-cell>
          <table:table-cell office:value-type="string">
            <text:p>I33</text:p>
          </table:table-cell>
          <table:table-cell table:number-columns-repeated="2"/>
        </table:table-row>
        <table:table-row table:style-name="ro2">
          <table:table-cell table:style-name="ce5" office:value-type="string">
            <text:p>TOTAL</text:p>
          </table:table-cell>
          <table:table-cell table:formula="oooc:=&quot;#&quot;&amp;[.$C33]&amp;&quot;Z&quot;" office:value-type="string" office:string-value="#I34Z">
            <text:p>#I34Z</text:p>
          </table:table-cell>
          <table:table-cell office:value-type="string">
            <text:p>I34</text:p>
          </table:table-cell>
          <table:table-cell table:number-columns-repeated="2"/>
        </table:table-row>
      </table:table>
      <table:table table:name="L Commentair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2">
          <table:table-cell office:value-type="string">
            <text:p>*Commentaire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**Si vous souhaitez apporter des précisions au renseignement de ce rapport, inscrivez ci-dessous les éléments complémentaires d'appréciation.</text:p>
          </table:table-cell>
          <table:table-cell/>
        </table:table-row>
        <table:table-row table:style-name="ro2">
          <table:table-cell/>
          <table:table-cell office:value-type="string">
            <text:p>#L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Sans" svg:font-family="Sa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18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2$Unix OpenOffice.org_project/320m19$Build-9505</meta:generator>
    <meta:editing-duration>PT00H48M20S</meta:editing-duration>
    <meta:editing-cycles>5</meta:editing-cycles>
    <meta:creation-date>2010-05-04T10:20:21</meta:creation-date>
    <dc:date>2010-07-07T18:11:57</dc:date>
    <meta:document-statistic meta:table-count="13" meta:cell-count="5665" meta:object-count="0"/>
    <meta:user-defined meta:name="Info 1"/>
    <meta:user-defined meta:name="Info 2"/>
    <meta:user-defined meta:name="Info 3"/>
    <meta:user-defined meta:name="Info 4"/>
  </office:meta>
</office:document-meta>
</file>